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" svg:font-family="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3" svg:font-family="Ubuntu" style:font-adornments="Cursief" style:font-pitch="variable"/>
    <style:font-face style:name="Ubuntu1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21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2" style:family="paragraph" style:parent-style-name="Standard">
      <style:text-properties officeooo:paragraph-rsid="0c8b5238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ca56a54"/>
    </style:style>
    <style:style style:name="P25" style:family="paragraph" style:parent-style-name="Standard">
      <style:text-properties officeooo:paragraph-rsid="04f68805"/>
    </style:style>
    <style:style style:name="P26" style:family="paragraph" style:parent-style-name="Standard">
      <style:text-properties officeooo:paragraph-rsid="0bad8f69"/>
    </style:style>
    <style:style style:name="P27" style:family="paragraph" style:parent-style-name="Standard">
      <style:text-properties officeooo:paragraph-rsid="0a0f7b62"/>
    </style:style>
    <style:style style:name="P28" style:family="paragraph" style:parent-style-name="Standard">
      <style:text-properties officeooo:paragraph-rsid="0cb27039"/>
    </style:style>
    <style:style style:name="P29" style:family="paragraph" style:parent-style-name="Standard">
      <style:text-properties officeooo:paragraph-rsid="0cc50ec9"/>
    </style:style>
    <style:style style:name="P30" style:family="paragraph" style:parent-style-name="Standard">
      <style:text-properties officeooo:paragraph-rsid="0cc5fe5b"/>
    </style:style>
    <style:style style:name="P31" style:family="paragraph" style:parent-style-name="Standard">
      <style:text-properties officeooo:paragraph-rsid="0ce3fa52"/>
    </style:style>
    <style:style style:name="P32" style:family="paragraph" style:parent-style-name="Standard">
      <style:text-properties officeooo:paragraph-rsid="0d09f881"/>
    </style:style>
    <style:style style:name="P33" style:family="paragraph" style:parent-style-name="Standard">
      <style:text-properties officeooo:paragraph-rsid="0d1ec96e"/>
    </style:style>
    <style:style style:name="P34" style:family="paragraph" style:parent-style-name="Standard">
      <style:text-properties officeooo:paragraph-rsid="0d4fb2fa"/>
    </style:style>
    <style:style style:name="P35" style:family="paragraph" style:parent-style-name="Standard">
      <style:text-properties officeooo:paragraph-rsid="0d5d07c4"/>
    </style:style>
    <style:style style:name="P36" style:family="paragraph" style:parent-style-name="Standard">
      <style:text-properties officeooo:paragraph-rsid="0d53d678"/>
    </style:style>
    <style:style style:name="P37" style:family="paragraph" style:parent-style-name="Standard">
      <style:text-properties officeooo:paragraph-rsid="0d8c21b9"/>
    </style:style>
    <style:style style:name="P38" style:family="paragraph" style:parent-style-name="Standard">
      <style:text-properties officeooo:paragraph-rsid="0d72706e"/>
    </style:style>
    <style:style style:name="P39" style:family="paragraph" style:parent-style-name="Standard">
      <style:text-properties officeooo:paragraph-rsid="0dbec325"/>
    </style:style>
    <style:style style:name="P40" style:family="paragraph" style:parent-style-name="Standard">
      <style:text-properties officeooo:paragraph-rsid="0de414b5"/>
    </style:style>
    <style:style style:name="P41" style:family="paragraph" style:parent-style-name="Standard">
      <style:text-properties officeooo:paragraph-rsid="0dedec60"/>
    </style:style>
    <style:style style:name="P42" style:family="paragraph" style:parent-style-name="Standard">
      <style:text-properties officeooo:paragraph-rsid="0df7cf63"/>
    </style:style>
    <style:style style:name="P43" style:family="paragraph" style:parent-style-name="Standard">
      <style:text-properties officeooo:paragraph-rsid="0e03342d"/>
    </style:style>
    <style:style style:name="P44" style:family="paragraph" style:parent-style-name="Standard">
      <style:text-properties officeooo:paragraph-rsid="0e0463fc"/>
    </style:style>
    <style:style style:name="P45" style:family="paragraph" style:parent-style-name="Standard">
      <style:text-properties officeooo:paragraph-rsid="0e051aee"/>
    </style:style>
    <style:style style:name="P46" style:family="paragraph" style:parent-style-name="Standard">
      <style:text-properties officeooo:paragraph-rsid="0e0bda5c"/>
    </style:style>
    <style:style style:name="P47" style:family="paragraph" style:parent-style-name="Standard">
      <style:text-properties officeooo:paragraph-rsid="0e2a40f4"/>
    </style:style>
    <style:style style:name="P48" style:family="paragraph" style:parent-style-name="Standard">
      <style:text-properties officeooo:paragraph-rsid="0e2f7716"/>
    </style:style>
    <style:style style:name="P49" style:family="paragraph" style:parent-style-name="Standard">
      <style:text-properties officeooo:paragraph-rsid="0e38fc62"/>
    </style:style>
    <style:style style:name="P50" style:family="paragraph" style:parent-style-name="Standard">
      <style:text-properties officeooo:paragraph-rsid="0e3921df"/>
    </style:style>
    <style:style style:name="P51" style:family="paragraph" style:parent-style-name="Standard">
      <style:text-properties officeooo:paragraph-rsid="0e61c509"/>
    </style:style>
    <style:style style:name="P52" style:family="paragraph" style:parent-style-name="Standard">
      <style:text-properties officeooo:paragraph-rsid="0e555213"/>
    </style:style>
    <style:style style:name="P53" style:family="paragraph" style:parent-style-name="Standard">
      <style:text-properties officeooo:paragraph-rsid="0e66c33c"/>
    </style:style>
    <style:style style:name="P54" style:family="paragraph" style:parent-style-name="Standard">
      <style:text-properties officeooo:paragraph-rsid="0e66fd24"/>
    </style:style>
    <style:style style:name="P55" style:family="paragraph" style:parent-style-name="Standard">
      <style:text-properties officeooo:paragraph-rsid="0e671814"/>
    </style:style>
    <style:style style:name="P56" style:family="paragraph" style:parent-style-name="Standard">
      <style:text-properties officeooo:paragraph-rsid="0e82f1b0"/>
    </style:style>
    <style:style style:name="P57" style:family="paragraph" style:parent-style-name="Standard">
      <style:text-properties officeooo:paragraph-rsid="0e8aa5aa"/>
    </style:style>
    <style:style style:name="P58" style:family="paragraph" style:parent-style-name="Standard">
      <style:text-properties officeooo:rsid="0e8aa5aa" officeooo:paragraph-rsid="0e8aa5aa"/>
    </style:style>
    <style:style style:name="P59" style:family="paragraph" style:parent-style-name="Standard">
      <style:text-properties officeooo:paragraph-rsid="0e9fd222"/>
    </style:style>
    <style:style style:name="P60" style:family="paragraph" style:parent-style-name="Footnote">
      <style:text-properties officeooo:paragraph-rsid="0d4c0055"/>
    </style:style>
    <style:style style:name="P61" style:family="paragraph" style:parent-style-name="Footnote">
      <style:text-properties officeooo:rsid="043ccc66" officeooo:paragraph-rsid="0e849f1d"/>
    </style:style>
    <style:style style:name="P62" style:family="paragraph" style:parent-style-name="Footnote">
      <style:text-properties officeooo:paragraph-rsid="0e927a73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4" style:family="paragraph" style:parent-style-name="Footer">
      <style:text-properties style:font-name="Liberation Sans1"/>
    </style:style>
    <style:style style:name="P65" style:family="paragraph" style:parent-style-name="Footnote">
      <style:text-properties style:font-name="Liberation Sans1"/>
    </style:style>
    <style:style style:name="P66" style:family="paragraph" style:parent-style-name="Footnote">
      <style:text-properties style:font-name="Liberation Sans1" officeooo:paragraph-rsid="0dd16467"/>
    </style:style>
    <style:style style:name="P67" style:family="paragraph" style:parent-style-name="Footnote">
      <style:text-properties style:font-name="Liberation Sans1" fo:font-size="10pt" officeooo:paragraph-rsid="0d5dc5cc" style:font-size-asian="10pt" style:font-size-complex="10pt"/>
    </style:style>
    <style:style style:name="P68" style:family="paragraph" style:parent-style-name="Footnote">
      <style:text-properties style:font-name="Liberation Sans1" fo:font-size="10pt" officeooo:paragraph-rsid="0cfb8404" style:font-size-asian="10pt" style:font-size-complex="10pt"/>
    </style:style>
    <style:style style:name="P69" style:family="paragraph" style:parent-style-name="Footnote">
      <style:text-properties style:font-name="Liberation Sans1" fo:font-size="10pt" officeooo:paragraph-rsid="0cf7e116" style:font-size-asian="10pt" style:font-size-complex="10pt"/>
    </style:style>
    <style:style style:name="P70" style:family="paragraph" style:parent-style-name="Footnote">
      <style:text-properties style:font-name="Liberation Sans1" officeooo:rsid="043ccc66" officeooo:paragraph-rsid="0e849f1d"/>
    </style:style>
    <style:style style:name="P71" style:family="paragraph" style:parent-style-name="Footnote">
      <style:text-properties style:font-name="Liberation Sans1" officeooo:paragraph-rsid="04473353"/>
    </style:style>
    <style:style style:name="P72" style:family="paragraph" style:parent-style-name="Footnote">
      <style:text-properties style:font-name="Liberation Sans1" officeooo:paragraph-rsid="0e87ed43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e03342d" officeooo:paragraph-rsid="0e03342d" style:font-size-asian="12pt" style:font-size-complex="12pt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e38fc62" style:font-size-asian="12pt" style:font-size-complex="12pt"/>
    </style:style>
    <style:style style:name="P81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6" style:family="paragraph" style:parent-style-name="Standard">
      <style:text-properties style:font-name="Liberation Sans1" fo:font-size="12pt" style:font-size-asian="12pt" style:font-size-complex="12pt"/>
    </style:style>
    <style:style style:name="P87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88" style:family="paragraph" style:parent-style-name="Standard">
      <style:text-properties style:font-name="Liberation Sans1" fo:font-size="12pt" officeooo:paragraph-rsid="0cc50ec9" style:font-size-asian="12pt" style:font-size-complex="12pt"/>
    </style:style>
    <style:style style:name="P89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90" style:family="paragraph" style:parent-style-name="Standard">
      <style:text-properties style:font-name="Liberation Sans1" fo:font-size="12pt" officeooo:paragraph-rsid="0e03342d" style:font-size-asian="12pt" style:font-size-complex="12pt"/>
    </style:style>
    <style:style style:name="P9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92" style:family="paragraph" style:parent-style-name="Standard">
      <style:text-properties style:font-name="Liberation Sans1" fo:font-size="12pt" officeooo:paragraph-rsid="0e0bda5c" style:font-size-asian="12pt" style:font-size-complex="12pt"/>
    </style:style>
    <style:style style:name="P93" style:family="paragraph" style:parent-style-name="Standard">
      <style:text-properties style:font-name="Liberation Sans1" fo:font-size="12pt" officeooo:paragraph-rsid="0e0463fc" style:font-size-asian="12pt" style:font-size-complex="12pt"/>
    </style:style>
    <style:style style:name="P94" style:family="paragraph" style:parent-style-name="Standard">
      <style:text-properties style:font-name="Liberation Sans1" fo:font-size="12pt" officeooo:paragraph-rsid="0e051aee" style:font-size-asian="12pt" style:font-size-complex="12pt"/>
    </style:style>
    <style:style style:name="P95" style:family="paragraph" style:parent-style-name="Standard">
      <style:text-properties style:font-name="Liberation Sans1" fo:font-size="12pt" officeooo:paragraph-rsid="0cc5fe5b" style:font-size-asian="12pt" style:font-size-complex="12pt"/>
    </style:style>
    <style:style style:name="P96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97" style:family="paragraph" style:parent-style-name="Standard">
      <style:text-properties style:font-name="Liberation Sans1" fo:font-size="12pt" officeooo:paragraph-rsid="0cb38183" style:font-size-asian="12pt" style:font-size-complex="12pt"/>
    </style:style>
    <style:style style:name="P98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99" style:family="paragraph" style:parent-style-name="Standard">
      <style:text-properties style:font-name="Liberation Sans1" fo:font-size="12pt" officeooo:paragraph-rsid="0dc75ecf" style:font-size-asian="12pt" style:font-size-complex="12pt"/>
    </style:style>
    <style:style style:name="P100" style:family="paragraph" style:parent-style-name="Standard">
      <style:text-properties style:font-name="Liberation Sans1" fo:font-size="12pt" officeooo:paragraph-rsid="0dd5b7dc" style:font-size-asian="12pt" style:font-size-complex="12pt"/>
    </style:style>
    <style:style style:name="P101" style:family="paragraph" style:parent-style-name="Standard">
      <style:text-properties style:font-name="Liberation Sans1" fo:font-size="12pt" officeooo:rsid="0e3921df" officeooo:paragraph-rsid="0e3921df" style:font-size-asian="12pt" style:font-size-complex="12pt"/>
    </style:style>
    <style:style style:name="P102" style:family="paragraph" style:parent-style-name="Standard">
      <style:text-properties style:font-name="Liberation Sans1" fo:font-size="12pt" officeooo:paragraph-rsid="0e38fc62" style:font-size-asian="12pt" style:font-size-complex="12pt"/>
    </style:style>
    <style:style style:name="P103" style:family="paragraph" style:parent-style-name="Standard">
      <style:text-properties style:font-name="Liberation Sans1" fo:font-size="12pt" officeooo:paragraph-rsid="0cc79a2d" style:font-size-asian="12pt" style:font-size-complex="12pt"/>
    </style:style>
    <style:style style:name="P104" style:family="paragraph" style:parent-style-name="Standard">
      <style:text-properties style:font-name="Liberation Sans1" fo:font-size="12pt" officeooo:paragraph-rsid="0cbe2b6f" style:font-size-asian="12pt" style:font-size-complex="12pt"/>
    </style:style>
    <style:style style:name="P105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106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cc98afc" fo:background-color="transparent" style:font-size-asian="12pt" style:font-size-complex="12pt"/>
    </style:style>
    <style:style style:name="P107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master-page-name="Standard">
      <style:paragraph-properties style:page-number="auto"/>
      <style:text-properties style:font-name="Liberation Sans1" fo:font-size="12pt" style:font-size-asian="12pt" style:font-size-complex="12pt"/>
    </style:style>
    <style:style style:name="P109" style:family="paragraph" style:parent-style-name="Table_20_Contents">
      <style:text-properties style:font-name="Liberation Sans1" fo:font-size="12pt" style:font-size-asian="12pt" style:font-size-complex="12pt"/>
    </style:style>
    <style:style style:name="P110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" fo:font-size="11pt" style:font-size-asian="11pt" style:font-size-complex="11pt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Ubuntu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text-line-through-style="none" style:text-line-through-type="none" style:font-name="Ubuntu" fo:font-size="12pt" style:text-underline-style="none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Ubuntu" fo:font-size="12pt" style:text-underline-style="none" officeooo:rsid="01657261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Ubuntu" fo:font-size="12pt" style:text-underline-style="none" officeooo:rsid="0382ccb7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Ubuntu" fo:font-size="12pt" style:text-underline-style="none" officeooo:rsid="0aabd8f8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Ubuntu" fo:font-size="12pt" style:text-underline-style="none" officeooo:rsid="0d1f80e5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Ubuntu" fo:font-size="12pt" style:text-underline-style="none" officeooo:rsid="0d21a97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Ubuntu" fo:font-size="12pt" style:text-underline-style="none" officeooo:rsid="0d2b3cbd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Ubuntu" fo:font-size="12pt" style:text-underline-style="none" officeooo:rsid="0d2ecc1a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4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5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5" style:family="text">
      <style:text-properties fo:color="#000000" loext:opacity="100%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6" style:family="text">
      <style:text-properties fo:color="#000000" loext:opacity="100%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fo:color="#000000" loext:opacity="100%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color="#000000" loext:opacity="100%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fo:color="#000000" loext:opacity="100%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00" loext:opacity="100%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fo:color="#000000" loext:opacity="100%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3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Ubuntu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Ubuntu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Ubuntu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text-position="super 58%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text-position="super 58%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text-position="super 58%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text-position="super 58%" style:font-name="Liberation Sans1" fo:language="nl" fo:country="NL" fo:font-style="normal" style:text-underline-style="none" fo:font-weight="normal" officeooo:rsid="0d5e1d71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text-position="super 58%" style:font-name="Liberation Sans1" fo:language="nl" fo:country="NL" fo:font-style="normal" style:text-underline-style="none" fo:font-weight="normal" officeooo:rsid="08e2c835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text-position="super 58%" style:font-name="Liberation Sans1" fo:language="nl" fo:country="NL" fo:font-style="normal" style:text-underline-style="none" fo:font-weight="normal" officeooo:rsid="0d61d71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3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6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6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6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6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6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6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6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6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6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6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7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7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7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7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7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80" style:family="text">
      <style:text-properties fo:color="#000000" loext:opacity="100%" style:text-line-through-style="none" style:text-line-through-type="none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81" style:family="text">
      <style:text-properties fo:color="#000000" loext:opacity="100%" style:text-line-through-style="none" style:text-line-through-type="none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82" style:family="text">
      <style:text-properties fo:color="#000000" loext:opacity="100%" style:text-line-through-style="none" style:text-line-through-type="none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83" style:family="text">
      <style:text-properties fo:color="#000000" loext:opacity="100%" style:text-line-through-style="none" style:text-line-through-type="none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84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fo:color="#000000" loext:opacity="100%" style:text-line-through-style="none" style:text-line-through-type="none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93" style:family="text">
      <style:text-properties fo:color="#000000" loext:opacity="100%" style:text-line-through-style="none" style:text-line-through-type="none" fo:font-size="12pt" style:text-underline-style="none" style:font-size-asian="12pt" style:font-size-complex="12pt"/>
    </style:style>
    <style:style style:name="T394" style:family="text">
      <style:text-properties fo:color="#000000" loext:opacity="100%" style:text-line-through-style="none" style:text-line-through-type="none" fo:font-size="12pt" style:text-underline-style="none" officeooo:rsid="0d21a97c" style:font-size-asian="12pt" style:font-size-complex="12pt"/>
    </style:style>
    <style:style style:name="T395" style:family="text">
      <style:text-properties fo:color="#000000" loext:opacity="100%" style:text-line-through-style="none" style:text-line-through-type="none" fo:font-size="12pt" style:text-underline-style="none" officeooo:rsid="0d2ecc1a" style:font-size-asian="12pt" style:font-size-complex="12pt"/>
    </style:style>
    <style:style style:name="T396" style:family="text">
      <style:text-properties fo:color="#000000" loext:opacity="100%" style:text-line-through-style="none" style:text-line-through-type="none" fo:font-size="12pt" style:text-underline-style="none" officeooo:rsid="0d1f80e5" style:font-size-asian="12pt" style:font-size-complex="12pt"/>
    </style:style>
    <style:style style:name="T397" style:family="text">
      <style:text-properties fo:color="#000000" loext:opacity="100%" style:text-line-through-style="none" style:text-line-through-type="none" fo:font-size="12pt" style:text-underline-style="none" officeooo:rsid="0aabd8f8" style:font-size-asian="12pt" style:font-size-complex="12pt"/>
    </style:style>
    <style:style style:name="T398" style:family="text">
      <style:text-properties fo:color="#000000" loext:opacity="100%" style:text-line-through-style="none" style:text-line-through-type="none" fo:font-size="12pt" style:text-underline-style="none" officeooo:rsid="0d2b3cbd" style:font-size-asian="12pt" style:font-size-complex="12pt"/>
    </style:style>
    <style:style style:name="T399" style:family="text">
      <style:text-properties fo:color="#000000" loext:opacity="100%" style:text-line-through-style="none" style:text-line-through-type="none" fo:font-size="12pt" style:text-underline-style="none" officeooo:rsid="01657261" style:font-size-asian="12pt" style:font-size-complex="12pt"/>
    </style:style>
    <style:style style:name="T400" style:family="text">
      <style:text-properties fo:color="#000000" loext:opacity="100%" style:text-line-through-style="none" style:text-line-through-type="none" fo:font-size="12pt" style:text-underline-style="none" officeooo:rsid="0382ccb7" style:font-size-asian="12pt" style:font-size-complex="12pt"/>
    </style:style>
    <style:style style:name="T4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4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5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5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5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5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5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5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5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5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5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566" style:family="text">
      <style:text-properties fo:color="#000000" loext:opacity="100%" style:text-line-through-style="none" style:text-line-through-type="none" style:font-name="Liberation Sans1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567" style:family="text">
      <style:text-properties fo:color="#000000" loext:opacity="100%" style:text-line-through-style="none" style:text-line-through-type="none" style:font-name="Liberation Sans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568" style:family="text">
      <style:text-properties fo:color="#000000" loext:opacity="100%" style:text-line-through-style="none" style:text-line-through-type="none" style:font-name="Liberation Sans1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56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57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4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575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576" style:family="text">
      <style:text-properties fo:color="#000000" loext:opacity="100%" style:text-line-through-style="none" style:text-line-through-type="none" style:font-name="Liberation Sans1" fo:font-size="12pt" style:text-underline-style="none" officeooo:rsid="0d2ecc1a" style:font-size-asian="12pt" style:font-size-complex="12pt"/>
    </style:style>
    <style:style style:name="T577" style:family="text">
      <style:text-properties fo:color="#000000" loext:opacity="100%" style:text-line-through-style="none" style:text-line-through-type="none" style:font-name="Liberation Sans1" fo:font-size="12pt" style:text-underline-style="none" officeooo:rsid="0d1f80e5" style:font-size-asian="12pt" style:font-size-complex="12pt"/>
    </style:style>
    <style:style style:name="T578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579" style:family="text">
      <style:text-properties fo:color="#000000" loext:opacity="100%" style:text-line-through-style="none" style:text-line-through-type="none" style:font-name="Liberation Sans1" fo:font-size="12pt" style:text-underline-style="none" officeooo:rsid="0d2b3cbd" style:font-size-asian="12pt" style:font-size-complex="12pt"/>
    </style:style>
    <style:style style:name="T580" style:family="text">
      <style:text-properties fo:color="#000000" loext:opacity="100%" style:text-line-through-style="none" style:text-line-through-type="none" style:font-name="Liberation Sans1" fo:font-size="12pt" style:text-underline-style="none" officeooo:rsid="01657261" style:font-size-asian="12pt" style:font-size-complex="12pt"/>
    </style:style>
    <style:style style:name="T581" style:family="text">
      <style:text-properties fo:color="#000000" loext:opacity="100%" style:text-line-through-style="none" style:text-line-through-type="none" style:font-name="Liberation Sans1" fo:font-size="12pt" style:text-underline-style="none" officeooo:rsid="0382ccb7" style:font-size-asian="12pt" style:font-size-complex="12pt"/>
    </style:style>
    <style:style style:name="T58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8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8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8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8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8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8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1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1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1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1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62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aaddd4d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63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a87eaf9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63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a7c753b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63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a57147e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63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4b1624a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63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b1df571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64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b1e2e35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64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d11a406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64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a802932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64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774baec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64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4ae226f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64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92d6c6e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64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4b1624a" style:font-name-asian="DejaVu Sans1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4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d4cad8c" fo:background-color="transparent" loext:char-shading-value="0" style:font-name-asian="DejaVu Sans1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4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d5ef328" fo:background-color="transparent" loext:char-shading-value="0" style:font-name-asian="DejaVu Sans1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5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d4dae94" fo:background-color="transparent" loext:char-shading-value="0" style:font-name-asian="DejaVu Sans1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5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a8f354c" fo:background-color="transparent" loext:char-shading-value="0" style:font-name-asian="DejaVu Sans1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5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af12d8c" fo:background-color="transparent" loext:char-shading-value="0" style:font-name-asian="DejaVu Sans1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5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e2b1ac0" fo:background-color="transparent" loext:char-shading-value="0" style:font-name-asian="DejaVu Sans1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5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e0463fc" fo:background-color="transparent" loext:char-shading-value="0" style:font-name-asian="DejaVu Sans1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5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b30e16f" fo:background-color="transparent" loext:char-shading-value="0" style:font-name-asian="DejaVu Sans1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5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b379d29" fo:background-color="transparent" loext:char-shading-value="0" style:font-name-asian="DejaVu Sans1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5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b21b73c" fo:background-color="transparent" loext:char-shading-value="0" style:font-name-asian="DejaVu Sans1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5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d11a406" fo:background-color="transparent" loext:char-shading-value="0" style:font-name-asian="DejaVu Sans1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5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a87eaf9" fo:background-color="transparent" loext:char-shading-value="0" style:font-name-asian="DejaVu Sans1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6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92e0179" fo:background-color="transparent" loext:char-shading-value="0" style:font-name-asian="DejaVu Sans1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6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e8ccd12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6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e051aee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66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e8ccd12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66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e0463fc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66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c02f3bd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66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e051aee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66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bac433e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66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bold" officeooo:rsid="0ea0517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66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67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67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67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67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67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67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7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7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67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67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68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68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c044275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8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1df571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da34e3b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9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3f2d53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9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48b41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9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6a4f76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9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6860b6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9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a05170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9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c25489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9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8ccd1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9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5b00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0463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a660b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c02f3b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ad933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051ae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a6fa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d392f9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c31d301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05f65a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0bddfb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577a2e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85422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721c0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526a1f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2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dc03bf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2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8d52b72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2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8d52b72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72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2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8d331fb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2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644c2c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2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644c2c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72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ce3fa52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2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8e388b4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2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d13f73f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8ee43a0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8d69cff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8e2c835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d14ab40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dbb4d02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8aa5aa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daa4aef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4efc07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c3c5582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ce16efe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4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a8f354c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4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80be380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4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553febe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4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50862d5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4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80a0c85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4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d9552d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4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61c509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4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2b1ac0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4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2cd839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4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0463fc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1b989a2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cf6211c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ce964c9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21b73c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1df571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c4018a6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dc079ea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dbbcae4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d72706e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929318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8f72252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c32c164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c301fd8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671814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9212efa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602e67a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dd16e4e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8a411c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658d6ac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db4f70e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4c02cd9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0463fc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7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03acbac" fo:background-color="transparent" loext:char-shading-value="0" style:font-name-asian="Ubuntu4" style:language-asian="nl" style:country-asian="NL" style:font-style-asian="normal" style:font-weight-asian="normal" style:font-name-complex="Ubuntu4" style:language-complex="nl" style:country-complex="NL" style:font-style-complex="normal" style:font-weight-complex="normal"/>
    </style:style>
    <style:style style:name="T77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3045141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9e2735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dfb16ec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77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a0db85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051aee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d3ea9af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209616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1c989b9" fo:background-color="transparent" loext:char-shading-value="0" style:font-name-asian="HG Mincho Light J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8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533527" fo:background-color="transparent" loext:char-shading-value="0" style:font-name-asian="DejaVu Sans Mono" style:language-asian="nl" style:country-asian="NL" style:font-style-asian="normal" style:font-weight-asian="normal" style:font-name-complex="DejaVu Sans Mono" style:language-complex="nl" style:country-complex="NL" style:font-style-complex="normal" style:font-weight-complex="normal"/>
    </style:style>
    <style:style style:name="T78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898c39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8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8ccd12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8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8972bb8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8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a051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8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a2b878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9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8851427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9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ace1f7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9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05f65a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9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0bddfbe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9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04a03b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9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aace3c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9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68ff9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9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4f7317a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9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ca8b91a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9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bac438a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0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e5bdd62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0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fo:font-weight="normal" officeooo:rsid="056881f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0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1b7b893" fo:background-color="transparent" loext:char-shading-value="0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80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b2f40b4" fo:background-color="transparent" loext:char-shading-value="0" style:font-name-asian="DejaVu Sans1" style:language-asian="nl" style:country-asian="NL" style:font-style-asian="normal" style:font-name-complex="Bitstream Vera Sans" style:language-complex="nl" style:country-complex="NL" style:font-style-complex="normal"/>
    </style:style>
    <style:style style:name="T80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6a4f767" fo:background-color="transparent" loext:char-shading-value="0" style:language-asian="nl" style:country-asian="NL" style:font-style-asian="normal" style:font-name-complex="Bitstream Vera Sans" style:font-style-complex="normal"/>
    </style:style>
    <style:style style:name="T80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ba660bf" fo:background-color="transparent" loext:char-shading-value="0" style:language-asian="nl" style:country-asian="NL" style:font-style-asian="normal" style:font-name-complex="Bitstream Vera Sans" style:font-style-complex="normal"/>
    </style:style>
    <style:style style:name="T80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e07c66f" fo:background-color="transparent" loext:char-shading-value="0" style:language-asian="nl" style:country-asian="NL" style:font-style-asian="normal" style:font-name-complex="Bitstream Vera Sans" style:font-style-complex="normal"/>
    </style:style>
    <style:style style:name="T80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e2f7716" fo:background-color="transparent" loext:char-shading-value="0" style:language-asian="nl" style:country-asian="NL" style:font-style-asian="normal" style:font-name-complex="Bitstream Vera Sans" style:font-style-complex="normal"/>
    </style:style>
    <style:style style:name="T81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e59f3d4" style:language-asian="nl" style:country-asian="NL" style:font-style-asian="normal" style:font-name-complex="Bitstream Vera Sans" style:font-style-complex="normal"/>
    </style:style>
    <style:style style:name="T81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e8ccd12" style:language-asian="nl" style:country-asian="NL" style:font-style-asian="normal" style:font-name-complex="Bitstream Vera Sans" style:font-style-complex="normal"/>
    </style:style>
    <style:style style:name="T812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898c391" style:language-asian="nl" style:country-asian="NL" style:font-style-asian="normal" style:font-name-complex="Bitstream Vera Sans" style:font-style-complex="normal"/>
    </style:style>
    <style:style style:name="T813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e5b00fc" style:language-asian="nl" style:country-asian="NL" style:font-style-asian="normal" style:font-name-complex="Bitstream Vera Sans" style:font-style-complex="normal"/>
    </style:style>
    <style:style style:name="T814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e05f65a" style:language-asian="nl" style:country-asian="NL" style:font-style-asian="normal" style:font-name-complex="Bitstream Vera Sans" style:font-style-complex="normal"/>
    </style:style>
    <style:style style:name="T815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e2f7716" style:language-asian="nl" style:country-asian="NL" style:font-style-asian="normal" style:font-name-complex="Bitstream Vera Sans" style:font-style-complex="normal"/>
    </style:style>
    <style:style style:name="T816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77274a0" style:language-asian="nl" style:country-asian="NL" style:font-style-asian="normal" style:font-name-complex="Bitstream Vera Sans" style:font-style-complex="normal"/>
    </style:style>
    <style:style style:name="T817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9293187" style:language-asian="nl" style:country-asian="NL" style:font-style-asian="normal" style:font-name-complex="Bitstream Vera Sans" style:font-style-complex="normal"/>
    </style:style>
    <style:style style:name="T818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8972bb8" style:language-asian="nl" style:country-asian="NL" style:font-style-asian="normal" style:font-name-complex="Bitstream Vera Sans" style:font-style-complex="normal"/>
    </style:style>
    <style:style style:name="T819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e56b16b" style:language-asian="nl" style:country-asian="NL" style:font-style-asian="normal" style:font-name-complex="Bitstream Vera Sans" style:font-style-complex="normal"/>
    </style:style>
    <style:style style:name="T820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e5f43e2" style:language-asian="nl" style:country-asian="NL" style:font-style-asian="normal" style:font-name-complex="Bitstream Vera Sans" style:font-style-complex="normal"/>
    </style:style>
    <style:style style:name="T821" style:family="text">
      <style:text-properties fo:color="#000000" loext:opacity="100%" style:text-line-through-style="none" style:text-line-through-type="none" style:font-name="Liberation Sans1" fo:language="nl" fo:country="NL" fo:font-style="normal" style:text-underline-style="none" officeooo:rsid="0e617b9d" style:language-asian="nl" style:country-asian="NL" style:font-style-asian="normal" style:font-name-complex="Bitstream Vera Sans" style:font-style-complex="normal"/>
    </style:style>
    <style:style style:name="T822" style:family="text">
      <style:text-properties fo:color="#000000" loext:opacity="100%" style:text-line-through-style="none" style:text-line-through-type="none" style:font-name="Liberation Sans1" fo:language="nl" fo:country="NL" fo:font-style="normal" fo:font-weight="normal" officeooo:rsid="0d72706e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823" style:family="text">
      <style:text-properties fo:color="#000000" loext:opacity="100%" style:text-line-through-style="none" style:text-line-through-type="none" style:font-name="Liberation Sans1" fo:language="nl" fo:country="NL" fo:font-style="normal" fo:font-weight="normal" officeooo:rsid="08d52b72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824" style:family="text">
      <style:text-properties fo:color="#000000" loext:opacity="100%" style:text-line-through-style="none" style:text-line-through-type="none" style:font-name="Liberation Sans1" fo:language="nl" fo:country="NL" fo:font-style="normal" fo:font-weight="normal" officeooo:rsid="0dc58b58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825" style:family="text">
      <style:text-properties fo:color="#000000" loext:opacity="100%" style:text-line-through-style="none" style:text-line-through-type="none" style:font-name="Liberation Sans1" fo:language="nl" fo:country="NL" fo:font-style="normal" fo:font-weight="normal" officeooo:rsid="0e4d9d66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826" style:family="text">
      <style:text-properties fo:color="#000000" loext:opacity="100%" style:text-line-through-style="none" style:text-line-through-type="none" style:font-name="Liberation Sans1" fo:language="nl" fo:country="NL" fo:font-style="normal" fo:font-weight="normal" officeooo:rsid="0d9d3156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827" style:family="text">
      <style:text-properties fo:color="#000000" loext:opacity="100%" style:text-line-through-style="none" style:text-line-through-type="none" style:font-name="Liberation Sans1" fo:language="nl" fo:country="NL" fo:font-style="normal" fo:font-weight="normal" officeooo:rsid="059284c3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828" style:family="text">
      <style:text-properties fo:color="#000000" loext:opacity="100%" style:text-line-through-style="none" style:text-line-through-type="none" style:font-name="Liberation Sans1" fo:language="nl" fo:country="NL" fo:font-style="normal" fo:font-weight="normal" officeooo:rsid="0e4d9d66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829" style:family="text">
      <style:text-properties fo:color="#000000" loext:opacity="100%" style:text-line-through-style="none" style:text-line-through-type="none" style:font-name="Liberation Sans1" fo:language="nl" fo:country="NL" fo:font-style="normal" fo:font-weight="normal" officeooo:rsid="0d9d3156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830" style:family="text">
      <style:text-properties fo:color="#000000" loext:opacity="100%" style:text-line-through-style="none" style:text-line-through-type="none" style:font-name="Liberation Sans1" fo:language="nl" fo:country="NL" fo:font-style="normal" fo:font-weight="normal" officeooo:rsid="0e533527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831" style:family="text">
      <style:text-properties fo:color="#000000" loext:opacity="100%" style:text-line-through-style="none" style:text-line-through-type="none" style:font-name="Liberation Sans1" fo:language="nl" fo:country="NL" fo:font-style="normal" fo:font-weight="normal" officeooo:rsid="0dd3486e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832" style:family="text">
      <style:text-properties fo:color="#000000" loext:opacity="100%" style:text-line-through-style="none" style:text-line-through-type="none" style:font-name="Liberation Sans1" fo:language="nl" fo:country="NL" style:text-underline-style="none" officeooo:rsid="0d2ecc1a" style:font-name-asian="HG Mincho Light J" style:language-asian="nl" style:country-asian="NL" style:font-name-complex="Arial Unicode MS" style:language-complex="nl" style:country-complex="NL"/>
    </style:style>
    <style:style style:name="T833" style:family="text">
      <style:text-properties fo:color="#000000" loext:opacity="100%" style:text-line-through-style="none" style:text-line-through-type="none" style:font-name="Liberation Sans1" fo:language="nl" fo:country="NL" style:text-underline-style="none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34" style:family="text">
      <style:text-properties fo:color="#000000" loext:opacity="100%" style:text-line-through-style="none" style:text-line-through-type="none" style:font-name="Liberation Sans1" fo:language="nl" fo:country="NL" style:text-underline-style="none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35" style:family="text">
      <style:text-properties fo:color="#000000" loext:opacity="100%" style:text-line-through-style="none" style:text-line-through-type="none" style:font-name="Liberation Sans1" fo:language="nl" fo:country="NL" style:text-underline-style="none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36" style:family="text">
      <style:text-properties fo:color="#000000" loext:opacity="100%" style:text-line-through-style="none" style:text-line-through-type="none" style:font-name="Liberation Sans1" fo:language="nl" fo:country="NL" style:text-underline-style="none" fo:font-weight="normal" officeooo:rsid="01f0312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37" style:family="text">
      <style:text-properties fo:color="#000000" loext:opacity="100%" style:text-line-through-style="none" style:text-line-through-type="none" style:font-name="Liberation Sans1" style:text-underline-style="none"/>
    </style:style>
    <style:style style:name="T838" style:family="text">
      <style:text-properties fo:color="#000000" loext:opacity="100%" style:text-line-through-style="none" style:text-line-through-type="none" style:font-name="Liberation Sans1" style:text-underline-style="none" officeooo:rsid="0d21a97c"/>
    </style:style>
    <style:style style:name="T839" style:family="text">
      <style:text-properties fo:color="#000000" loext:opacity="100%" style:text-line-through-style="none" style:text-line-through-type="none" style:font-name="Liberation Sans1" style:text-underline-style="none" officeooo:rsid="0d2ecc1a"/>
    </style:style>
    <style:style style:name="T840" style:family="text">
      <style:text-properties fo:color="#000000" loext:opacity="100%" style:text-line-through-style="none" style:text-line-through-type="none" style:font-name="Liberation Sans1" style:text-underline-style="none" officeooo:rsid="0d1f80e5"/>
    </style:style>
    <style:style style:name="T841" style:family="text">
      <style:text-properties fo:color="#000000" loext:opacity="100%" style:text-line-through-style="none" style:text-line-through-type="none" style:font-name="Liberation Sans1" style:text-underline-style="none" officeooo:rsid="0aabd8f8"/>
    </style:style>
    <style:style style:name="T842" style:family="text">
      <style:text-properties fo:color="#000000" loext:opacity="100%" style:text-line-through-style="none" style:text-line-through-type="none" style:font-name="Liberation Sans1" style:text-underline-style="none" officeooo:rsid="0d2b3cbd"/>
    </style:style>
    <style:style style:name="T843" style:family="text">
      <style:text-properties fo:color="#000000" loext:opacity="100%" style:text-line-through-style="none" style:text-line-through-type="none" style:font-name="Liberation Sans1" style:text-underline-style="none" officeooo:rsid="01657261"/>
    </style:style>
    <style:style style:name="T844" style:family="text">
      <style:text-properties fo:color="#000000" loext:opacity="100%" style:text-line-through-style="none" style:text-line-through-type="none" style:font-name="Liberation Sans1" style:text-underline-style="none" officeooo:rsid="0382ccb7"/>
    </style:style>
    <style:style style:name="T84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84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84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84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4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7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4" style:family="text">
      <style:text-properties fo:color="#000000" loext:opacity="100%" style:text-line-through-style="none" style:text-line-through-type="none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885" style:family="text">
      <style:text-properties fo:color="#000000" loext:opacity="100%" style:text-line-through-style="none" style:text-line-through-type="none" style:font-name="F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6" style:family="text">
      <style:text-properties fo:color="#000000" loext:opacity="100%" style:text-line-through-style="none" style:text-line-through-type="none" style:font-name="F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7" style:family="text">
      <style:text-properties fo:color="#000000" loext:opacity="100%" style:text-line-through-style="none" style:text-line-through-type="none" style:font-name="F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8" style:family="text">
      <style:text-properties fo:color="#000000" loext:opacity="100%" style:text-line-through-style="none" style:text-line-through-type="none" style:font-name="F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9" style:family="text">
      <style:text-properties fo:color="#000000" loext:opacity="100%" style:text-line-through-style="none" style:text-line-through-type="none" style:font-name="F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0" style:family="text">
      <style:text-properties fo:color="#000000" loext:opacity="100%" style:text-line-through-style="none" style:text-line-through-type="none" style:font-name="F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1" style:family="text">
      <style:text-properties fo:color="#000000" loext:opacity="100%" style:text-line-through-style="none" style:text-line-through-type="none" style:font-name="F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2" style:family="text">
      <style:text-properties fo:color="#000000" loext:opacity="100%" style:text-line-through-style="none" style:text-line-through-type="none" style:font-name="F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3" style:family="text">
      <style:text-properties fo:color="#000000" loext:opacity="100%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4" style:family="text">
      <style:text-properties fo:color="#000000" loext:opacity="100%" style:font-name="Ubuntu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5" style:family="text">
      <style:text-properties fo:color="#000000" loext:opacity="100%" style:font-name="Ubuntu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6" style:family="text">
      <style:text-properties fo:color="#000000" loext:opacity="100%" style:font-name="Ubuntu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7" style:family="text">
      <style:text-properties fo:color="#000000" loext:opacity="100%" style:font-name="Ubuntu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8" style:family="text">
      <style:text-properties fo:color="#000000" loext:opacity="100%" style:font-name="Ubuntu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9" style:family="text">
      <style:text-properties fo:color="#000000" loext:opacity="100%" style:font-name="Ubuntu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0" style:family="text">
      <style:text-properties fo:color="#000000" loext:opacity="100%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1" style:family="text">
      <style:text-properties fo:color="#000000" loext:opacity="100%" style:font-name="Ubuntu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2" style:family="text">
      <style:text-properties fo:color="#000000" loext:opacity="100%" style:font-name="Ubuntu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3" style:family="text">
      <style:text-properties fo:color="#000000" loext:opacity="100%" style:font-name="Ubuntu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4" style:family="text">
      <style:text-properties fo:color="#000000" loext:opacity="100%" style:font-name="Ubuntu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5" style:family="text">
      <style:text-properties fo:color="#000000" loext:opacity="100%" style:font-name="Ubuntu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6" style:family="text">
      <style:text-properties fo:color="#000000" loext:opacity="100%" style:font-name="Ubuntu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7" style:family="text">
      <style:text-properties fo:color="#000000" loext:opacity="100%" style:font-name="Ubuntu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8" style:family="text">
      <style:text-properties fo:color="#000000" loext:opacity="100%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9" style:family="text">
      <style:text-properties fo:color="#000000" loext:opacity="100%" style:font-name="Ubuntu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0" style:family="text">
      <style:text-properties fo:color="#000000" loext:opacity="100%" style:font-name="Ubuntu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1" style:family="text">
      <style:text-properties fo:color="#000000" loext:opacity="100%" style:font-name="Ubuntu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2" style:family="text">
      <style:text-properties fo:color="#000000" loext:opacity="100%" style:font-name="Ubuntu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3" style:family="text">
      <style:text-properties fo:color="#000000" loext:opacity="100%" style:font-name="Ubuntu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4" style:family="text">
      <style:text-properties fo:color="#000000" loext:opacity="100%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5" style:family="text">
      <style:text-properties fo:color="#000000" loext:opacity="100%" style:font-name="Ubuntu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6" style:family="text">
      <style:text-properties fo:color="#000000" loext:opacity="100%" style:font-name="Ubuntu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17" style:family="text">
      <style:text-properties fo:color="#000000" loext:opacity="100%" style:font-name="Ubuntu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18" style:family="text">
      <style:text-properties fo:color="#000000" loext:opacity="100%" style:font-name="Ubuntu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9" style:family="text">
      <style:text-properties fo:color="#000000" loext:opacity="100%" style:font-name="Ubuntu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0" style:family="text">
      <style:text-properties fo:color="#000000" loext:opacity="100%" style:font-name="Ubuntu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21" style:family="text">
      <style:text-properties fo:color="#000000" loext:opacity="100%" style:font-name="Ubuntu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2" style:family="text">
      <style:text-properties fo:color="#000000" loext:opacity="100%" style:font-name="Ubuntu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23" style:family="text">
      <style:text-properties fo:color="#000000" loext:opacity="100%" style:font-name="Ubuntu" fo:font-size="12pt" style:text-underline-style="none" officeooo:rsid="067ff87e" style:font-size-asian="12pt" style:font-size-complex="12pt"/>
    </style:style>
    <style:style style:name="T924" style:family="text">
      <style:text-properties fo:color="#000000" loext:opacity="100%" style:font-name="Ubuntu" fo:font-size="12pt" style:text-underline-style="none" officeooo:rsid="06807e83" style:font-size-asian="12pt" style:font-size-complex="12pt"/>
    </style:style>
    <style:style style:name="T925" style:family="text">
      <style:text-properties fo:color="#000000" loext:opacity="100%" style:font-name="Ubuntu" fo:font-size="12pt" style:text-underline-style="none" officeooo:rsid="0588721b" style:font-size-asian="12pt" style:font-size-complex="12pt"/>
    </style:style>
    <style:style style:name="T926" style:family="text">
      <style:text-properties fo:color="#000000" loext:opacity="100%" style:font-name="Ubuntu" fo:font-size="12pt" style:text-underline-style="none" officeooo:rsid="0941f476" style:font-size-asian="12pt" style:font-size-complex="12pt"/>
    </style:style>
    <style:style style:name="T927" style:family="text">
      <style:text-properties fo:color="#000000" loext:opacity="100%" style:font-name="Ubuntu" fo:font-size="12pt" style:text-underline-style="none" officeooo:rsid="0d11a406" style:font-size-asian="12pt" style:font-size-complex="12pt"/>
    </style:style>
    <style:style style:name="T928" style:family="text">
      <style:text-properties fo:color="#000000" loext:opacity="100%" style:font-name="Ubuntu" fo:font-size="12pt" style:text-underline-style="none" officeooo:rsid="0bfb9903" style:font-size-asian="12pt" style:font-size-complex="12pt"/>
    </style:style>
    <style:style style:name="T929" style:family="text">
      <style:text-properties fo:color="#000000" loext:opacity="100%" style:font-name="Ubuntu" fo:font-size="12pt" style:text-underline-style="none" officeooo:rsid="0bd29e9a" style:font-size-asian="12pt" style:font-size-complex="12pt"/>
    </style:style>
    <style:style style:name="T930" style:family="text">
      <style:text-properties fo:color="#000000" loext:opacity="100%" style:font-name="Ubuntu" fo:font-size="12pt" style:text-underline-style="none" officeooo:rsid="0594b105" style:font-size-asian="12pt" style:font-size-complex="12pt"/>
    </style:style>
    <style:style style:name="T931" style:family="text">
      <style:text-properties fo:color="#000000" loext:opacity="100%" style:font-name="Ubuntu" fo:font-size="12pt" style:text-underline-style="none" officeooo:rsid="0e5dd5ae" style:font-size-asian="12pt" style:font-size-complex="12pt"/>
    </style:style>
    <style:style style:name="T932" style:family="text">
      <style:text-properties fo:color="#000000" loext:opacity="100%" style:font-name="Ubuntu" fo:font-size="12pt" style:text-underline-style="none" officeooo:rsid="0e5e40e5" style:font-size-asian="12pt" style:font-size-complex="12pt"/>
    </style:style>
    <style:style style:name="T933" style:family="text">
      <style:text-properties fo:color="#000000" loext:opacity="100%" style:font-name="Ubuntu" fo:font-size="12pt" style:text-underline-style="none" officeooo:rsid="0e9fd222" style:font-size-asian="12pt" style:font-size-complex="12pt"/>
    </style:style>
    <style:style style:name="T934" style:family="text">
      <style:text-properties fo:color="#000000" loext:opacity="100%" style:font-name="Ubuntu" fo:font-size="12pt" style:text-underline-style="none" fo:font-weight="bold" officeooo:rsid="0bfb9903" style:font-size-asian="12pt" style:font-weight-asian="bold" style:font-size-complex="12pt" style:font-weight-complex="bold"/>
    </style:style>
    <style:style style:name="T935" style:family="text">
      <style:text-properties fo:color="#000000" loext:opacity="100%" style:font-name="Ubuntu" fo:font-size="12pt" style:text-underline-style="none" fo:font-weight="bold" officeooo:rsid="0bd29e9a" style:font-size-asian="12pt" style:font-weight-asian="bold" style:font-size-complex="12pt" style:font-weight-complex="bold"/>
    </style:style>
    <style:style style:name="T936" style:family="text">
      <style:text-properties fo:color="#000000" loext:opacity="100%" style:font-name="Ubuntu" fo:font-size="12pt" style:text-underline-style="none" fo:font-weight="bold" officeooo:rsid="0e9fd222" style:font-size-asian="12pt" style:font-weight-asian="bold" style:font-size-complex="12pt" style:font-weight-complex="bold"/>
    </style:style>
    <style:style style:name="T937" style:family="text">
      <style:text-properties fo:color="#000000" loext:opacity="100%" style:font-name="Ubuntu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938" style:family="text">
      <style:text-properties fo:color="#000000" loext:opacity="100%" style:font-name="Ubuntu" fo:font-size="12pt" style:font-size-asian="12pt" style:font-size-complex="12pt"/>
    </style:style>
    <style:style style:name="T939" style:family="text">
      <style:text-properties fo:color="#000000" loext:opacity="100%" style:font-name="Ubuntu" fo:font-size="12pt" officeooo:rsid="004804ae" style:font-size-asian="12pt" style:font-size-complex="12pt"/>
    </style:style>
    <style:style style:name="T940" style:family="text">
      <style:text-properties fo:color="#000000" loext:opacity="100%" style:font-name="Ubuntu" fo:font-size="12pt" officeooo:rsid="0d21a97c" style:font-size-asian="12pt" style:font-size-complex="12pt"/>
    </style:style>
    <style:style style:name="T941" style:family="text">
      <style:text-properties fo:color="#000000" loext:opacity="100%" style:font-name="Ubuntu" fo:font-size="12pt" officeooo:rsid="0d2ecc1a" style:font-size-asian="12pt" style:font-size-complex="12pt"/>
    </style:style>
    <style:style style:name="T942" style:family="text">
      <style:text-properties fo:color="#000000" loext:opacity="100%" style:text-underline-style="none" officeooo:rsid="0bd0b23f" style:font-size-asian="12pt" style:font-size-complex="12pt"/>
    </style:style>
    <style:style style:name="T943" style:family="text">
      <style:text-properties fo:color="#000000" loext:opacity="100%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44" style:family="text">
      <style:text-properties fo:color="#000000" loext:opacity="100%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45" style:family="text">
      <style:text-properties fo:color="#000000" loext:opacity="100%" style:font-name="Ubuntu1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6" style:family="text">
      <style:text-properties fo:color="#000000" loext:opacity="100%" style:font-name="Ubuntu1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7" style:family="text">
      <style:text-properties fo:color="#000000" loext:opacity="100%" style:font-name="Ubuntu1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8" style:family="text">
      <style:text-properties fo:color="#000000" loext:opacity="100%" style:font-name="Ubuntu1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9" style:family="text">
      <style:text-properties fo:color="#000000" loext:opacity="100%" style:font-name="Ubuntu1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0" style:family="text">
      <style:text-properties fo:color="#000000" loext:opacity="100%" style:font-name="Ubuntu1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1" style:family="text">
      <style:text-properties fo:color="#000000" loext:opacity="100%" style:font-name="Ubuntu1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2" style:family="text">
      <style:text-properties fo:color="#000000" loext:opacity="100%" style:font-name="Ubuntu1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3" style:family="text">
      <style:text-properties fo:color="#000000" loext:opacity="100%" style:font-name="Ubuntu1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4" style:family="text">
      <style:text-properties fo:color="#000000" loext:opacity="100%" style:font-name="Ubuntu1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5" style:family="text">
      <style:text-properties fo:color="#000000" loext:opacity="100%" style:font-name="Ubuntu1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6" style:family="text">
      <style:text-properties fo:color="#000000" loext:opacity="100%" style:font-name="Ubuntu1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7" style:family="text">
      <style:text-properties fo:color="#000000" loext:opacity="100%" style:font-name="Ubuntu1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8" style:family="text">
      <style:text-properties fo:color="#000000" loext:opacity="100%" style:font-name="Ubuntu1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9" style:family="text">
      <style:text-properties fo:color="#000000" loext:opacity="100%" style:font-name="Ubuntu1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60" style:family="text">
      <style:text-properties fo:color="#000000" loext:opacity="100%" style:font-name="Ubuntu1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961" style:family="text">
      <style:text-properties fo:color="#000000" loext:opacity="100%" style:font-name="Ubuntu1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962" style:family="text">
      <style:text-properties fo:color="#000000" loext:opacity="100%" style:font-name="Ubuntu1" fo:font-size="12pt" fo:language="nl" fo:country="NL" officeooo:rsid="0e9043b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963" style:family="text">
      <style:text-properties fo:color="#000000" loext:opacity="100%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6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6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6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96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96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6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2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4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5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8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9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8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98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98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98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98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5" style:family="text">
      <style:text-properties fo:color="#000000" loext:opacity="100%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6" style:family="text">
      <style:text-properties fo:color="#000000" loext:opacity="100%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7" style:family="text">
      <style:text-properties fo:color="#000000" loext:opacity="100%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8" style:family="text">
      <style:text-properties fo:color="#000000" loext:opacity="100%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9" style:family="text">
      <style:text-properties fo:color="#000000" loext:opacity="100%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0" style:family="text">
      <style:text-properties fo:color="#000000" loext:opacity="100%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1" style:family="text">
      <style:text-properties fo:color="#000000" loext:opacity="100%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2" style:family="text">
      <style:text-properties fo:color="#000000" loext:opacity="100%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3" style:family="text">
      <style:text-properties fo:color="#000000" loext:opacity="100%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4" style:family="text">
      <style:text-properties fo:color="#000000" loext:opacity="100%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5" style:family="text">
      <style:text-properties fo:color="#000000" loext:opacity="100%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6" style:family="text">
      <style:text-properties fo:color="#000000" loext:opacity="100%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7" style:family="text">
      <style:text-properties fo:color="#000000" loext:opacity="100%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8" style:family="text">
      <style:text-properties fo:color="#000000" loext:opacity="100%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9" style:family="text">
      <style:text-properties fo:color="#000000" loext:opacity="100%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0" style:family="text">
      <style:text-properties fo:color="#000000" loext:opacity="100%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1" style:family="text">
      <style:text-properties fo:color="#000000" loext:opacity="100%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2" style:family="text">
      <style:text-properties fo:color="#000000" loext:opacity="100%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3" style:family="text">
      <style:text-properties fo:color="#000000" loext:opacity="100%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4" style:family="text">
      <style:text-properties fo:color="#000000" loext:opacity="100%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5" style:family="text">
      <style:text-properties fo:color="#000000" loext:opacity="100%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6" style:family="text">
      <style:text-properties fo:color="#000000" loext:opacity="100%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07" style:family="text">
      <style:text-properties fo:color="#000000" loext:opacity="100%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08" style:family="text">
      <style:text-properties fo:color="#000000" loext:opacity="100%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9" style:family="text">
      <style:text-properties fo:color="#000000" loext:opacity="100%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0" style:family="text">
      <style:text-properties fo:color="#000000" loext:opacity="100%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11" style:family="text">
      <style:text-properties fo:color="#000000" loext:opacity="100%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12" style:family="text">
      <style:text-properties fo:color="#000000" loext:opacity="100%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3" style:family="text">
      <style:text-properties fo:color="#000000" loext:opacity="100%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4" style:family="text">
      <style:text-properties fo:color="#000000" loext:opacity="100%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5" style:family="text">
      <style:text-properties fo:color="#000000" loext:opacity="100%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6" style:family="text">
      <style:text-properties fo:color="#000000" loext:opacity="100%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017" style:family="text">
      <style:text-properties fo:color="#000000" loext:opacity="100%" fo:font-size="12pt" fo:language="nl" fo:country="NL" officeooo:rsid="0e9043b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018" style:family="text">
      <style:text-properties fo:color="#000000" loext:opacity="100%" fo:font-size="12pt" style:font-size-asian="12pt" style:font-size-complex="12pt"/>
    </style:style>
    <style:style style:name="T1019" style:family="text">
      <style:text-properties fo:color="#000000" loext:opacity="100%" fo:font-size="12pt" officeooo:rsid="004804ae" style:font-size-asian="12pt" style:font-size-complex="12pt"/>
    </style:style>
    <style:style style:name="T1020" style:family="text">
      <style:text-properties fo:color="#000000" loext:opacity="100%" fo:font-size="12pt" officeooo:rsid="0d2ecc1a" style:font-size-asian="12pt" style:font-size-complex="12pt"/>
    </style:style>
    <style:style style:name="T1021" style:family="text">
      <style:text-properties fo:color="#000000" loext:opacity="100%" fo:font-size="12pt" officeooo:rsid="0d21a97c" style:font-size-asian="12pt" style:font-size-complex="12pt"/>
    </style:style>
    <style:style style:name="T1022" style:family="text">
      <style:text-properties fo:color="#000000" loext:opacity="100%" fo:font-size="12pt" style:text-underline-style="none" officeooo:rsid="0d11a406" style:font-size-asian="12pt" style:font-size-complex="12pt"/>
    </style:style>
    <style:style style:name="T1023" style:family="text">
      <style:text-properties fo:color="#000000" loext:opacity="100%" fo:font-size="12pt" style:text-underline-style="none" officeooo:rsid="0bfb9903" style:font-size-asian="12pt" style:font-size-complex="12pt"/>
    </style:style>
    <style:style style:name="T1024" style:family="text">
      <style:text-properties fo:color="#000000" loext:opacity="100%" fo:font-size="12pt" style:text-underline-style="none" officeooo:rsid="0941f476" style:font-size-asian="12pt" style:font-size-complex="12pt"/>
    </style:style>
    <style:style style:name="T1025" style:family="text">
      <style:text-properties fo:color="#000000" loext:opacity="100%" fo:font-size="12pt" style:text-underline-style="none" officeooo:rsid="067ff87e" style:font-size-asian="12pt" style:font-size-complex="12pt"/>
    </style:style>
    <style:style style:name="T1026" style:family="text">
      <style:text-properties fo:color="#000000" loext:opacity="100%" fo:font-size="12pt" style:text-underline-style="none" officeooo:rsid="06807e83" style:font-size-asian="12pt" style:font-size-complex="12pt"/>
    </style:style>
    <style:style style:name="T1027" style:family="text">
      <style:text-properties fo:color="#000000" loext:opacity="100%" fo:font-size="12pt" style:text-underline-style="none" officeooo:rsid="0588721b" style:font-size-asian="12pt" style:font-size-complex="12pt"/>
    </style:style>
    <style:style style:name="T1028" style:family="text">
      <style:text-properties fo:color="#000000" loext:opacity="100%" fo:font-size="12pt" style:text-underline-style="none" officeooo:rsid="0bd29e9a" style:font-size-asian="12pt" style:font-size-complex="12pt"/>
    </style:style>
    <style:style style:name="T1029" style:family="text">
      <style:text-properties fo:color="#000000" loext:opacity="100%" fo:font-size="12pt" style:text-underline-style="none" officeooo:rsid="0e9fd222" style:font-size-asian="12pt" style:font-size-complex="12pt"/>
    </style:style>
    <style:style style:name="T1030" style:family="text">
      <style:text-properties fo:color="#000000" loext:opacity="100%" fo:font-size="12pt" style:text-underline-style="none" officeooo:rsid="0e5dd5ae" style:font-size-asian="12pt" style:font-size-complex="12pt"/>
    </style:style>
    <style:style style:name="T1031" style:family="text">
      <style:text-properties fo:color="#000000" loext:opacity="100%" fo:font-size="12pt" style:text-underline-style="none" officeooo:rsid="0e5e40e5" style:font-size-asian="12pt" style:font-size-complex="12pt"/>
    </style:style>
    <style:style style:name="T1032" style:family="text">
      <style:text-properties fo:color="#000000" loext:opacity="100%" fo:font-size="12pt" style:text-underline-style="none" officeooo:rsid="0594b105" style:font-size-asian="12pt" style:font-size-complex="12pt"/>
    </style:style>
    <style:style style:name="T1033" style:family="text">
      <style:text-properties fo:color="#000000" loext:opacity="100%" fo:font-size="12pt" style:text-underline-style="none" fo:font-weight="bold" officeooo:rsid="0bfb9903" style:font-size-asian="12pt" style:font-weight-asian="bold" style:font-size-complex="12pt" style:font-weight-complex="bold"/>
    </style:style>
    <style:style style:name="T1034" style:family="text">
      <style:text-properties fo:color="#000000" loext:opacity="100%" fo:font-size="12pt" style:text-underline-style="none" fo:font-weight="bold" officeooo:rsid="0bd29e9a" style:font-size-asian="12pt" style:font-weight-asian="bold" style:font-size-complex="12pt" style:font-weight-complex="bold"/>
    </style:style>
    <style:style style:name="T1035" style:family="text">
      <style:text-properties fo:color="#000000" loext:opacity="100%" fo:font-size="12pt" style:text-underline-style="none" fo:font-weight="bold" officeooo:rsid="0e9fd222" style:font-size-asian="12pt" style:font-weight-asian="bold" style:font-size-complex="12pt" style:font-weight-complex="bold"/>
    </style:style>
    <style:style style:name="T1036" style:family="text">
      <style:text-properties fo:color="#000000" loext:opacity="100%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1037" style:family="text">
      <style:text-properties fo:color="#000000" loext:opacity="100%" style:font-name="Liberation Sans1"/>
    </style:style>
    <style:style style:name="T1038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9" style:family="text">
      <style:text-properties fo:color="#000000" loext:opacity="100%" style:font-name="Liberation Sans1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0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1" style:family="text">
      <style:text-properties fo:color="#000000" loext:opacity="100%" style:font-name="Liberation Sans1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2" style:family="text">
      <style:text-properties fo:color="#000000" loext:opacity="100%" style:font-name="Liberation Sans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3" style:family="text">
      <style:text-properties fo:color="#000000" loext:opacity="100%" style:font-name="Liberation Sans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4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5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7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8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9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0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51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52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3" style:family="text">
      <style:text-properties fo:color="#000000" loext:opacity="100%" style:font-name="Liberation Sans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4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5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56" style:family="text">
      <style:text-properties fo:color="#000000" loext:opacity="100%" style:font-name="Liberation Sans1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057" style:family="text">
      <style:text-properties fo:color="#000000" loext:opacity="100%" style:font-name="Liberation Sans1" fo:font-size="12pt" fo:language="nl" fo:country="NL" officeooo:rsid="0e9043b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058" style:family="text">
      <style:text-properties fo:color="#000000" loext:opacity="100%" style:font-name="Liberation Sans1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59" style:family="text">
      <style:text-properties fo:color="#000000" loext:opacity="100%" style:font-name="Liberation Sans1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60" style:family="text">
      <style:text-properties fo:color="#000000" loext:opacity="100%" style:font-name="Liberation Sans1" fo:font-size="12pt" style:font-size-asian="12pt" style:font-size-complex="12pt"/>
    </style:style>
    <style:style style:name="T1061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1062" style:family="text">
      <style:text-properties fo:color="#000000" loext:opacity="100%" style:font-name="Liberation Sans1" fo:font-size="12pt" officeooo:rsid="0d2ecc1a" style:font-size-asian="12pt" style:font-size-complex="12pt"/>
    </style:style>
    <style:style style:name="T1063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1064" style:family="text">
      <style:text-properties fo:color="#000000" loext:opacity="100%" style:font-name="Liberation Sans1" fo:font-size="12pt" style:text-underline-style="none" officeooo:rsid="0d11a406" style:font-size-asian="12pt" style:font-size-complex="12pt"/>
    </style:style>
    <style:style style:name="T1065" style:family="text">
      <style:text-properties fo:color="#000000" loext:opacity="100%" style:font-name="Liberation Sans1" fo:font-size="12pt" style:text-underline-style="none" officeooo:rsid="0bfb9903" style:font-size-asian="12pt" style:font-size-complex="12pt"/>
    </style:style>
    <style:style style:name="T1066" style:family="text">
      <style:text-properties fo:color="#000000" loext:opacity="100%" style:font-name="Liberation Sans1" fo:font-size="12pt" style:text-underline-style="none" officeooo:rsid="0941f476" style:font-size-asian="12pt" style:font-size-complex="12pt"/>
    </style:style>
    <style:style style:name="T1067" style:family="text">
      <style:text-properties fo:color="#000000" loext:opacity="100%" style:font-name="Liberation Sans1" fo:font-size="12pt" style:text-underline-style="none" officeooo:rsid="067ff87e" style:font-size-asian="12pt" style:font-size-complex="12pt"/>
    </style:style>
    <style:style style:name="T1068" style:family="text">
      <style:text-properties fo:color="#000000" loext:opacity="100%" style:font-name="Liberation Sans1" fo:font-size="12pt" style:text-underline-style="none" officeooo:rsid="06807e83" style:font-size-asian="12pt" style:font-size-complex="12pt"/>
    </style:style>
    <style:style style:name="T1069" style:family="text">
      <style:text-properties fo:color="#000000" loext:opacity="100%" style:font-name="Liberation Sans1" fo:font-size="12pt" style:text-underline-style="none" officeooo:rsid="0588721b" style:font-size-asian="12pt" style:font-size-complex="12pt"/>
    </style:style>
    <style:style style:name="T1070" style:family="text">
      <style:text-properties fo:color="#000000" loext:opacity="100%" style:font-name="Liberation Sans1" fo:font-size="12pt" style:text-underline-style="none" officeooo:rsid="0bd29e9a" style:font-size-asian="12pt" style:font-size-complex="12pt"/>
    </style:style>
    <style:style style:name="T1071" style:family="text">
      <style:text-properties fo:color="#000000" loext:opacity="100%" style:font-name="Liberation Sans1" fo:font-size="12pt" style:text-underline-style="none" officeooo:rsid="0e9fd222" style:font-size-asian="12pt" style:font-size-complex="12pt"/>
    </style:style>
    <style:style style:name="T1072" style:family="text">
      <style:text-properties fo:color="#000000" loext:opacity="100%" style:font-name="Liberation Sans1" fo:font-size="12pt" style:text-underline-style="none" officeooo:rsid="0e5dd5ae" style:font-size-asian="12pt" style:font-size-complex="12pt"/>
    </style:style>
    <style:style style:name="T1073" style:family="text">
      <style:text-properties fo:color="#000000" loext:opacity="100%" style:font-name="Liberation Sans1" fo:font-size="12pt" style:text-underline-style="none" officeooo:rsid="0e5e40e5" style:font-size-asian="12pt" style:font-size-complex="12pt"/>
    </style:style>
    <style:style style:name="T1074" style:family="text">
      <style:text-properties fo:color="#000000" loext:opacity="100%" style:font-name="Liberation Sans1" fo:font-size="12pt" style:text-underline-style="none" officeooo:rsid="0594b105" style:font-size-asian="12pt" style:font-size-complex="12pt"/>
    </style:style>
    <style:style style:name="T1075" style:family="text">
      <style:text-properties fo:color="#000000" loext:opacity="100%" style:font-name="Liberation Sans1" fo:font-size="12pt" style:text-underline-style="none" officeooo:rsid="0bd0b23f" style:font-size-asian="12pt" style:font-size-complex="12pt"/>
    </style:style>
    <style:style style:name="T1076" style:family="text">
      <style:text-properties fo:color="#000000" loext:opacity="100%" style:font-name="Liberation Sans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1077" style:family="text">
      <style:text-properties fo:color="#000000" loext:opacity="100%" style:font-name="Liberation Sans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1078" style:family="text">
      <style:text-properties fo:color="#000000" loext:opacity="100%" style:font-name="Liberation Sans1" fo:font-size="12pt" style:text-underline-style="none" fo:font-weight="bold" officeooo:rsid="0e9fd222" style:font-size-asian="12pt" style:font-weight-asian="bold" style:font-size-complex="12pt" style:font-weight-complex="bold"/>
    </style:style>
    <style:style style:name="T1079" style:family="text">
      <style:text-properties fo:color="#000000" loext:opacity="100%" style:font-name="Liberation Sans1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1080" style:family="text">
      <style:text-properties fo:color="#000000" loext:opacity="100%" style:font-name="Liberation Sans1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1" style:family="text">
      <style:text-properties fo:color="#000000" loext:opacity="100%" style:font-name="Liberation Sans1" fo:language="nl" fo:country="NL" fo:font-style="normal" officeooo:rsid="06aee4f0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82" style:family="text">
      <style:text-properties fo:color="#000000" loext:opacity="100%" style:font-name="Liberation Sans1" fo:language="nl" fo:country="NL" fo:font-style="normal" fo:font-weight="normal" officeooo:rsid="047cac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3" style:family="text">
      <style:text-properties fo:color="#000000" loext:opacity="100%" style:font-name="Liberation Sans1" fo:language="nl" fo:country="NL" fo:font-style="normal" fo:font-weight="normal" officeooo:rsid="047da54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4" style:family="text">
      <style:text-properties fo:color="#000000" loext:opacity="100%" style:font-name="Liberation Sans1" fo:language="nl" fo:country="NL" fo:font-style="normal" fo:font-weight="normal" officeooo:rsid="06af5f5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5" style:family="text">
      <style:text-properties fo:color="#000000" loext:opacity="100%" style:font-name="Liberation Sans1" fo:language="nl" fo:country="NL" fo:font-style="normal" fo:font-weight="normal" officeooo:rsid="06aee4f0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6" style:family="text">
      <style:text-properties fo:color="#000000" loext:opacity="100%" style:font-name="Liberation Sans1" fo:language="nl" fo:country="NL" fo:font-style="normal" fo:font-weight="normal" officeooo:rsid="08ff7ad1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7" style:family="text">
      <style:text-properties fo:color="#000000" loext:opacity="100%" style:font-name="Liberation Sans1" fo:language="nl" fo:country="NL" fo:font-style="normal" fo:font-weight="normal" officeooo:rsid="0673d7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8" style:family="text">
      <style:text-properties fo:color="#000000" loext:opacity="100%" style:font-name="Liberation Sans1" fo:language="nl" fo:country="NL" fo:font-style="normal" fo:font-weight="normal" officeooo:rsid="06aee4f0" fo:background-color="transparent" loext:char-shading-value="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089" style:family="text">
      <style:text-properties fo:color="#000000" loext:opacity="100%" style:font-name="Liberation Sans1" fo:language="nl" fo:country="NL" fo:font-style="normal" fo:font-weight="normal" officeooo:rsid="0a1cd49f" fo:background-color="transparent" loext:char-shading-value="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090" style:family="text">
      <style:text-properties fo:color="#000000" loext:opacity="100%" style:font-name="Liberation Sans1" fo:language="nl" fo:country="NL" fo:font-style="normal" style:text-underline-style="none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91" style:family="text">
      <style:text-properties fo:color="#000000" loext:opacity="100%" style:font-name="Liberation Sans1" fo:language="nl" fo:country="NL" fo:font-style="normal" style:text-underline-style="none" fo:font-weight="normal" officeooo:rsid="06af5f5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92" style:family="text">
      <style:text-properties fo:color="#000000" loext:opacity="100%" style:font-name="Liberation Sans1" fo:language="nl" fo:country="NL" fo:font-style="normal" fo:font-weight="bold" officeooo:rsid="08ff7ad1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093" style:family="text">
      <style:text-properties fo:color="#000000" loext:opacity="100%" style:font-name="Liberation Sans1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4" style:family="text">
      <style:text-properties fo:color="#000000" loext:opacity="100%" style:font-name="Liberation Sans1" fo:language="nl" fo:country="NL" fo:font-weight="normal" officeooo:rsid="0d21a97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5" style:family="text">
      <style:text-properties fo:color="#000000" loext:opacity="100%" style:font-name="Liberation Sans1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6" style:family="text">
      <style:text-properties fo:color="#000000" loext:opacity="100%" style:font-name="Liberation Sans1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7" style:family="text">
      <style:text-properties fo:color="#000000" loext:opacity="100%" style:font-name="Liberation Sans1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8" style:family="text">
      <style:text-properties fo:color="#000000" loext:opacity="100%" style:font-name="Liberation Sans1" fo:language="nl" fo:country="NL" fo:font-weight="normal" officeooo:rsid="0dd464c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9" style:family="text">
      <style:text-properties fo:color="#000000" loext:opacity="100%" style:font-name="Liberation Sans1" fo:language="nl" fo:country="NL" officeooo:rsid="0e0463fc" style:font-name-asian="HG Mincho Light J" style:language-asian="nl" style:country-asian="NL" style:font-name-complex="Arial Unicode MS" style:language-complex="nl" style:country-complex="NL"/>
    </style:style>
    <style:style style:name="T1100" style:family="text">
      <style:text-properties fo:color="#000000" loext:opacity="100%" style:font-name="Liberation Sans1" fo:language="nl" fo:country="NL" officeooo:rsid="0e9043b8" style:font-name-asian="HG Mincho Light J" style:language-asian="nl" style:country-asian="NL" style:font-name-complex="Arial Unicode MS" style:language-complex="nl" style:country-complex="NL"/>
    </style:style>
    <style:style style:name="T1101" style:family="text">
      <style:text-properties fo:color="#000000" loext:opacity="100%" style:font-name="Liberation Sans1" style:text-underline-style="none" officeooo:rsid="0bd0b23f" style:font-size-asian="12pt" style:font-size-complex="12pt"/>
    </style:style>
    <style:style style:name="T1102" style:family="text">
      <style:text-properties fo:color="#000000" loext:opacity="100%" style:font-name="Liberation Sans1" style:text-underline-style="none" officeooo:rsid="0d11a406"/>
    </style:style>
    <style:style style:name="T1103" style:family="text">
      <style:text-properties fo:color="#000000" loext:opacity="100%" style:font-name="Liberation Sans1" style:text-underline-style="none" fo:font-weight="bold" officeooo:rsid="0bfb9903" style:font-weight-asian="bold" style:font-weight-complex="bold"/>
    </style:style>
    <style:style style:name="T1104" style:family="text">
      <style:text-properties fo:color="#000000" loext:opacity="100%" style:font-name="Liberation Sans1" style:text-underline-style="none" fo:font-weight="bold" officeooo:rsid="0bd29e9a" style:font-weight-asian="bold" style:font-weight-complex="bold"/>
    </style:style>
    <style:style style:name="T1105" style:family="text">
      <style:text-properties fo:color="#000000" loext:opacity="100%" style:font-name="Liberation Sans1" style:text-underline-style="none" fo:font-weight="bold" officeooo:rsid="0e9fd222" style:font-weight-asian="bold" style:font-weight-complex="bold"/>
    </style:style>
    <style:style style:name="T1106" style:family="text">
      <style:text-properties fo:color="#000000" loext:opacity="100%" style:font-name="Liberation Sans1" style:text-underline-style="none" officeooo:rsid="0bfb9903"/>
    </style:style>
    <style:style style:name="T1107" style:family="text">
      <style:text-properties fo:color="#000000" loext:opacity="100%" style:font-name="Liberation Sans1" style:text-underline-style="none" officeooo:rsid="0941f476"/>
    </style:style>
    <style:style style:name="T1108" style:family="text">
      <style:text-properties fo:color="#000000" loext:opacity="100%" style:font-name="Liberation Sans1" style:text-underline-style="none" officeooo:rsid="067ff87e"/>
    </style:style>
    <style:style style:name="T1109" style:family="text">
      <style:text-properties fo:color="#000000" loext:opacity="100%" style:font-name="Liberation Sans1" style:text-underline-style="none" officeooo:rsid="06807e83"/>
    </style:style>
    <style:style style:name="T1110" style:family="text">
      <style:text-properties fo:color="#000000" loext:opacity="100%" style:font-name="Liberation Sans1" style:text-underline-style="none" officeooo:rsid="0588721b"/>
    </style:style>
    <style:style style:name="T1111" style:family="text">
      <style:text-properties fo:color="#000000" loext:opacity="100%" style:font-name="Liberation Sans1" style:text-underline-style="none" officeooo:rsid="0bd0b23f"/>
    </style:style>
    <style:style style:name="T1112" style:family="text">
      <style:text-properties fo:color="#000000" loext:opacity="100%" style:font-name="Liberation Sans1" style:text-underline-style="none" officeooo:rsid="0bd29e9a"/>
    </style:style>
    <style:style style:name="T1113" style:family="text">
      <style:text-properties fo:color="#000000" loext:opacity="100%" style:font-name="Liberation Sans1" style:text-underline-style="none" officeooo:rsid="0e9fd222"/>
    </style:style>
    <style:style style:name="T1114" style:family="text">
      <style:text-properties fo:color="#000000" loext:opacity="100%" style:font-name="Liberation Sans1" style:text-underline-style="none" fo:font-weight="normal" officeooo:rsid="0bd29e9a" style:font-weight-asian="normal" style:font-weight-complex="normal"/>
    </style:style>
    <style:style style:name="T1115" style:family="text">
      <style:text-properties fo:color="#000000" loext:opacity="100%" style:font-name="Liberation Sans1" style:text-underline-style="none" officeooo:rsid="0e5dd5ae"/>
    </style:style>
    <style:style style:name="T1116" style:family="text">
      <style:text-properties fo:color="#000000" loext:opacity="100%" style:font-name="Liberation Sans1" style:text-underline-style="none" officeooo:rsid="0e5e40e5"/>
    </style:style>
    <style:style style:name="T1117" style:family="text">
      <style:text-properties fo:color="#000000" loext:opacity="100%" style:font-name="Liberation Sans1" style:text-underline-style="none" officeooo:rsid="0594b105"/>
    </style:style>
    <style:style style:name="T1118" style:family="text">
      <style:text-properties fo:color="#000000" loext:opacity="100%" style:font-name="Liberation Sans1" officeooo:rsid="004804ae"/>
    </style:style>
    <style:style style:name="T1119" style:family="text">
      <style:text-properties fo:color="#000000" loext:opacity="100%" style:font-name="Liberation Sans1" officeooo:rsid="0d2ecc1a"/>
    </style:style>
    <style:style style:name="T1120" style:family="text">
      <style:text-properties fo:color="#000000" loext:opacity="100%" style:font-name="Liberation Sans1" officeooo:rsid="0d21a97c"/>
    </style:style>
    <style:style style:name="T1121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2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3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4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6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7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8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9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1" style:family="text">
      <style:text-properties fo:color="#000000" loext:opacity="100%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2" style:family="text">
      <style:text-properties fo:color="#000000" loext:opacity="100%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3" style:family="text">
      <style:text-properties fo:color="#000000" loext:opacity="100%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4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5" style:family="text">
      <style:text-properties fo:color="#000000" loext:opacity="100%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6" style:family="text">
      <style:text-properties fo:color="#000000" loext:opacity="100%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137" style:family="text">
      <style:text-properties style:use-window-font-color="true" loext:opacity="0%"/>
    </style:style>
    <style:style style:name="T1138" style:family="text">
      <style:text-properties style:use-window-font-color="true" loext:opacity="0%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9" style:family="text">
      <style:text-properties style:use-window-font-color="true" loext:opacity="0%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0" style:family="text">
      <style:text-properties style:use-window-font-color="true" loext:opacity="0%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1" style:family="text">
      <style:text-properties style:use-window-font-color="true" loext:opacity="0%" style:text-line-through-style="none" style:text-line-through-type="none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2" style:family="text">
      <style:text-properties style:use-window-font-color="true" loext:opacity="0%" style:text-line-through-style="none" style:text-line-through-type="none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3" style:family="text">
      <style:text-properties style:use-window-font-color="true" loext:opacity="0%" style:text-line-through-style="none" style:text-line-through-type="none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4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5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6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7" style:family="text">
      <style:text-properties style:use-window-font-color="true" loext:opacity="0%" style:text-line-through-style="none" style:text-line-through-type="none" style:font-name="Liberation Sans1" fo:language="nl" fo:country="NL" fo:font-style="normal" style:text-underline-style="none" fo:font-weight="normal" officeooo:rsid="0061efa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48" style:family="text">
      <style:text-properties style:use-window-font-color="true" loext:opacity="0%" style:text-line-through-style="none" style:text-line-through-type="none" style:font-name="Liberation Sans1" fo:language="nl" fo:country="NL" fo:font-style="normal" style:text-underline-style="none" fo:font-weight="normal" officeooo:rsid="005cc8f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49" style:family="text">
      <style:text-properties style:use-window-font-color="true" loext:opacity="0%" style:text-line-through-style="none" style:text-line-through-type="none" style:font-name="Liberation Sans1" fo:language="nl" fo:country="NL" fo:font-style="normal" style:text-underline-style="none" fo:font-weight="normal" officeooo:rsid="0529f84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50" style:family="text">
      <style:text-properties style:use-window-font-color="true" loext:opacity="0%" style:font-name="Ubuntu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1" style:family="text">
      <style:text-properties style:use-window-font-color="true" loext:opacity="0%" style:font-name="Ubuntu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2" style:family="text">
      <style:text-properties style:use-window-font-color="true" loext:opacity="0%" style:font-name="Ubuntu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3" style:family="text">
      <style:text-properties style:use-window-font-color="true" loext:opacity="0%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4" style:family="text">
      <style:text-properties style:use-window-font-color="true" loext:opacity="0%" style:font-name="Ubuntu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5" style:family="text">
      <style:text-properties style:use-window-font-color="true" loext:opacity="0%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6" style:family="text">
      <style:text-properties style:use-window-font-color="true" loext:opacity="0%" style:font-name="Ubuntu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7" style:family="text">
      <style:text-properties style:use-window-font-color="true" loext:opacity="0%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8" style:family="text">
      <style:text-properties style:use-window-font-color="true" loext:opacity="0%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9" style:family="text">
      <style:text-properties style:use-window-font-color="true" loext:opacity="0%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0" style:family="text">
      <style:text-properties style:use-window-font-color="true" loext:opacity="0%"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1" style:family="text">
      <style:text-properties style:use-window-font-color="true" loext:opacity="0%" style:font-name="Ubuntu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2" style:family="text">
      <style:text-properties style:use-window-font-color="true" loext:opacity="0%" style:font-name="Ubuntu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3" style:family="text">
      <style:text-properties style:use-window-font-color="true" loext:opacity="0%" style:font-name="Ubuntu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4" style:family="text">
      <style:text-properties style:use-window-font-color="true" loext:opacity="0%" fo:language="nl" fo:country="NL" officeooo:rsid="065d0153" style:font-size-asian="12pt" style:language-asian="nl" style:country-asian="NL" style:font-name-complex="Bitstream Vera Sans" style:font-size-complex="12pt"/>
    </style:style>
    <style:style style:name="T1165" style:family="text">
      <style:text-properties style:use-window-font-color="true" loext:opacity="0%" fo:language="nl" fo:country="NL" officeooo:rsid="066184e1" style:font-size-asian="12pt" style:language-asian="nl" style:country-asian="NL" style:font-name-complex="Bitstream Vera Sans" style:font-size-complex="12pt"/>
    </style:style>
    <style:style style:name="T1166" style:family="text">
      <style:text-properties style:use-window-font-color="true" loext:opacity="0%" fo:language="nl" fo:country="NL" officeooo:rsid="0aa8dbcf" style:font-size-asian="12pt" style:language-asian="nl" style:country-asian="NL" style:font-name-complex="Bitstream Vera Sans" style:font-size-complex="12pt"/>
    </style:style>
    <style:style style:name="T1167" style:family="text">
      <style:text-properties style:use-window-font-color="true" loext:opacity="0%" officeooo:rsid="047da547"/>
    </style:style>
    <style:style style:name="T1168" style:family="text">
      <style:text-properties style:use-window-font-color="true" loext:opacity="0%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9" style:family="text">
      <style:text-properties style:use-window-font-color="true" loext:opacity="0%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0" style:family="text">
      <style:text-properties style:use-window-font-color="true" loext:opacity="0%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1" style:family="text">
      <style:text-properties style:use-window-font-color="true" loext:opacity="0%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2" style:family="text">
      <style:text-properties style:use-window-font-color="true" loext:opacity="0%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3" style:family="text">
      <style:text-properties style:use-window-font-color="true" loext:opacity="0%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4" style:family="text">
      <style:text-properties style:use-window-font-color="true" loext:opacity="0%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5" style:family="text">
      <style:text-properties style:use-window-font-color="true" loext:opacity="0%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6" style:family="text">
      <style:text-properties style:use-window-font-color="true" loext:opacity="0%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7" style:family="text">
      <style:text-properties style:use-window-font-color="true" loext:opacity="0%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8" style:family="text">
      <style:text-properties style:use-window-font-color="true" loext:opacity="0%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9" style:family="text">
      <style:text-properties style:use-window-font-color="true" loext:opacity="0%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0" style:family="text">
      <style:text-properties style:use-window-font-color="true" loext:opacity="0%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1" style:family="text">
      <style:text-properties style:use-window-font-color="true" loext:opacity="0%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2" style:family="text">
      <style:text-properties style:use-window-font-color="true" loext:opacity="0%" style:font-name="Liberation Sans1"/>
    </style:style>
    <style:style style:name="T1183" style:family="text">
      <style:text-properties style:use-window-font-color="true" loext:opacity="0%" style:font-name="Liberation Sans1" officeooo:rsid="047da547"/>
    </style:style>
    <style:style style:name="T1184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5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6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187" style:family="text">
      <style:text-properties style:use-window-font-color="true" loext:opacity="0%" style:font-name="Liberation Sans1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1188" style:family="text">
      <style:text-properties style:use-window-font-color="true" loext:opacity="0%" style:font-name="Liberation Sans1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1189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0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1" style:family="text">
      <style:text-properties style:use-window-font-color="true" loext:opacity="0%" style:font-name="Liberation Sans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2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3" style:family="text">
      <style:text-properties style:use-window-font-color="true" loext:opacity="0%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4" style:family="text">
      <style:text-properties style:use-window-font-color="true" loext:opacity="0%" style:font-name="Liberation Sans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5" style:family="text">
      <style:text-properties style:use-window-font-color="true" loext:opacity="0%" style:font-name="Liberation Sans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6" style:family="text">
      <style:text-properties style:use-window-font-color="true" loext:opacity="0%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7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8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9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0" style:family="text">
      <style:text-properties style:use-window-font-color="true" loext:opacity="0%" style:font-name="Liberation Sans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1" style:family="text">
      <style:text-properties style:use-window-font-color="true" loext:opacity="0%" style:font-name="Liberation Sans1" fo:font-size="12pt" style:font-size-asian="12pt" style:font-size-complex="12pt"/>
    </style:style>
    <style:style style:name="T1202" style:family="text">
      <style:text-properties style:use-window-font-color="true" loext:opacity="0%" style:font-name="Liberation Sans1" fo:language="nl" fo:country="NL" officeooo:rsid="065d0153" style:font-size-asian="12pt" style:language-asian="nl" style:country-asian="NL" style:font-name-complex="Bitstream Vera Sans" style:font-size-complex="12pt"/>
    </style:style>
    <style:style style:name="T1203" style:family="text">
      <style:text-properties style:use-window-font-color="true" loext:opacity="0%" style:font-name="Liberation Sans1" fo:language="nl" fo:country="NL" officeooo:rsid="0aa8dbcf" style:font-size-asian="12pt" style:language-asian="nl" style:country-asian="NL" style:font-name-complex="Bitstream Vera Sans" style:font-size-complex="12pt"/>
    </style:style>
    <style:style style:name="T1204" style:family="text">
      <style:text-properties style:use-window-font-color="true" loext:opacity="0%" style:font-name="Liberation Sans1" fo:language="nl" fo:country="NL" officeooo:rsid="066184e1" style:font-size-asian="12pt" style:language-asian="nl" style:country-asian="NL" style:font-name-complex="Bitstream Vera Sans" style:font-size-complex="12pt"/>
    </style:style>
    <style:style style:name="T1205" style:family="text">
      <style:text-properties style:use-window-font-color="true" loext:opacity="0%" style:font-name="Liberation Sans1" fo:language="nl" fo:country="NL" style:language-asian="nl" style:country-asian="NL" style:font-weight-asian="normal" style:font-name-complex="Bitstream Vera Sans" style:font-weight-complex="normal"/>
    </style:style>
    <style:style style:name="T1206" style:family="text">
      <style:text-properties style:use-window-font-color="true" loext:opacity="0%" style:font-name="Liberation Sans1" fo:language="nl" fo:country="NL" officeooo:rsid="046ccdc8" style:language-asian="nl" style:country-asian="NL" style:font-weight-asian="normal" style:font-name-complex="Bitstream Vera Sans" style:font-weight-complex="normal"/>
    </style:style>
    <style:style style:name="T1207" style:family="text">
      <style:text-properties style:use-window-font-color="true" loext:opacity="0%" style:font-name="Liberation Sans1" fo:language="nl" fo:country="NL" officeooo:rsid="065d0153" style:language-asian="nl" style:country-asian="NL" style:font-name-complex="Bitstream Vera Sans"/>
    </style:style>
    <style:style style:name="T1208" style:family="text">
      <style:text-properties style:use-window-font-color="true" loext:opacity="0%" style:font-name="Liberation Sans1" fo:language="nl" fo:country="NL" officeooo:rsid="0aa8dbcf" style:language-asian="nl" style:country-asian="NL" style:font-name-complex="Bitstream Vera Sans"/>
    </style:style>
    <style:style style:name="T1209" style:family="text">
      <style:text-properties style:use-window-font-color="true" loext:opacity="0%" style:font-name="Liberation Sans1" fo:language="nl" fo:country="NL" officeooo:rsid="066184e1" style:language-asian="nl" style:country-asian="NL" style:font-name-complex="Bitstream Vera Sans"/>
    </style:style>
    <style:style style:name="T1210" style:family="text">
      <style:text-properties style:use-window-font-color="true" loext:opacity="0%" style:font-name="Liberation Sans1" fo:language="nl" fo:country="NL" fo:font-weight="normal" style:language-asian="nl" style:country-asian="NL" style:font-weight-asian="normal" style:font-name-complex="Bitstream Vera Sans" style:font-weight-complex="normal"/>
    </style:style>
    <style:style style:name="T1211" style:family="text">
      <style:text-properties style:use-window-font-color="true" loext:opacity="0%" style:font-name="Liberation Sans1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2" style:family="text">
      <style:text-properties style:use-window-font-color="true" loext:opacity="0%" style:font-name="Liberation Sans1" fo:language="nl" fo:country="NL" fo:font-weight="normal" officeooo:rsid="066184e1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3" style:family="text">
      <style:text-properties style:use-window-font-color="true" loext:opacity="0%" style:font-name="Liberation Sans1" fo:language="nl" fo:country="N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4" style:family="text">
      <style:text-properties style:use-window-font-color="true" loext:opacity="0%" style:font-name="Liberation Sans1" fo:language="nl" fo:country="NL" officeooo:rsid="046ccd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5" style:family="text">
      <style:text-properties style:use-window-font-color="true" loext:opacity="0%" style:font-name="Liberation Sans1" fo:language="nl" fo:country="NL" officeooo:rsid="046ccdc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16" style:family="text">
      <style:text-properties style:use-window-font-color="true" loext:opacity="0%" style:font-name="Liberation Sans1" fo:language="nl" fo:country="NL" officeooo:rsid="066184e1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17" style:family="text">
      <style:text-properties style:use-window-font-color="true" loext:opacity="0%" style:font-name="Liberation Sans1" fo:language="nl" fo:country="NL" fo:font-style="normal" fo:font-weight="normal" officeooo:rsid="066184e1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18" style:family="text">
      <style:text-properties style:use-window-font-color="true" loext:opacity="0%" style:font-name="Liberation Sans1" fo:language="nl" fo:country="NL" fo:font-style="normal" fo:font-weight="normal" officeooo:rsid="065d015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19" style:family="text">
      <style:text-properties style:use-window-font-color="true" loext:opacity="0%" style:font-name="Liberation Sans1" fo:language="nl" fo:country="NL" fo:font-style="normal" fo:font-weight="normal" officeooo:rsid="0660772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20" style:family="text">
      <style:text-properties style:use-window-font-color="true" loext:opacity="0%" style:font-name="Liberation Sans1" fo:language="nl" fo:country="NL" fo:font-style="normal" fo:font-weight="normal" officeooo:rsid="065d015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1" style:family="text">
      <style:text-properties style:use-window-font-color="true" loext:opacity="0%" style:font-name="Liberation Sans1" fo:language="nl" fo:country="NL" fo:font-style="normal" fo:font-weight="normal" officeooo:rsid="066184e1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2" style:family="text">
      <style:text-properties officeooo:rsid="047fb57c"/>
    </style:style>
    <style:style style:name="T1223" style:family="text">
      <style:text-properties officeooo:rsid="047da547"/>
    </style:style>
    <style:style style:name="T1224" style:family="text">
      <style:text-properties officeooo:rsid="01657261" style:font-size-asian="12pt" style:font-size-complex="12pt"/>
    </style:style>
    <style:style style:name="T1225" style:family="text">
      <style:text-properties officeooo:rsid="04473353"/>
    </style:style>
    <style:style style:name="T1226" style:family="text">
      <style:text-properties fo:font-weight="bold" style:font-weight-asian="bold" style:font-weight-complex="bold"/>
    </style:style>
    <style:style style:name="T1227" style:family="text">
      <style:text-properties fo:font-weight="bold" officeooo:rsid="0e0463fc" style:font-weight-asian="bold" style:font-weight-complex="bold"/>
    </style:style>
    <style:style style:name="T1228" style:family="text">
      <style:text-properties officeooo:rsid="0aace3cd"/>
    </style:style>
    <style:style style:name="T1229" style:family="text">
      <style:text-properties fo:font-size="10pt" style:font-size-asian="10pt" style:font-size-complex="10pt"/>
    </style:style>
    <style:style style:name="T1230" style:family="text">
      <style:text-properties fo:font-size="10pt" officeooo:rsid="0db4d737" style:font-size-asian="10pt" style:font-size-complex="10pt"/>
    </style:style>
    <style:style style:name="T1231" style:family="text">
      <style:text-properties fo:font-size="10pt" officeooo:rsid="0db5d4ba" style:font-size-asian="10pt" style:font-size-complex="10pt"/>
    </style:style>
    <style:style style:name="T1232" style:family="text">
      <style:text-properties officeooo:rsid="0394a435"/>
    </style:style>
    <style:style style:name="T1233" style:family="text">
      <style:text-properties officeooo:rsid="0b668458"/>
    </style:style>
    <style:style style:name="T1234" style:family="text">
      <style:text-properties officeooo:rsid="0c125172"/>
    </style:style>
    <style:style style:name="T1235" style:family="text">
      <style:text-properties fo:color="#000080" loext:opacity="100%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6" style:family="text">
      <style:text-properties fo:color="#000080" loext:opacity="100%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37" style:family="text">
      <style:text-properties fo:color="#000080" loext:opacity="100%" style:text-line-through-style="none" style:text-line-through-type="none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38" style:family="text">
      <style:text-properties fo:color="#000080" loext:opacity="100%" style:text-line-through-style="none" style:text-line-through-type="none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9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4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1" style:family="text">
      <style:text-properties officeooo:rsid="0d1ec96e"/>
    </style:style>
    <style:style style:name="T1242" style:family="text">
      <style:text-properties officeooo:rsid="0e0463fc"/>
    </style:style>
    <style:style style:name="T1243" style:family="text">
      <style:text-properties fo:font-size="8pt" style:font-size-asian="8pt" style:font-size-complex="8pt" loext:padding="0.049cm" loext:border="0.31pt solid #000000"/>
    </style:style>
    <style:style style:name="T1244" style:family="text">
      <style:text-properties officeooo:rsid="0cf7e116"/>
    </style:style>
    <style:style style:name="T1245" style:family="text">
      <style:text-properties officeooo:rsid="0b952edb"/>
    </style:style>
    <style:style style:name="T1246" style:family="text">
      <style:text-properties officeooo:rsid="0dd7714a"/>
    </style:style>
    <style:style style:name="T1247" style:family="text">
      <style:text-properties officeooo:rsid="0dd5c0d9"/>
    </style:style>
    <style:style style:name="T1248" style:family="text">
      <style:text-properties officeooo:rsid="0dd5fde1"/>
    </style:style>
    <style:style style:name="T1249" style:family="text">
      <style:text-properties officeooo:rsid="0e87ed43"/>
    </style:style>
    <style:style style:name="T1250" style:family="text">
      <style:text-properties officeooo:rsid="0ea3720e"/>
    </style:style>
    <style:style style:name="T1251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2" style:family="text">
      <style:text-properties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253" style:family="text">
      <style:text-properties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1254" style:family="text">
      <style:text-properties style:font-name="Liberation Sans1"/>
    </style:style>
    <style:style style:name="T1255" style:family="text">
      <style:text-properties style:font-name="Liberation Sans1" fo:font-size="12pt"/>
    </style:style>
    <style:style style:name="T1256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7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258" style:family="text">
      <style:text-properties style:font-name="Liberation Sans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1259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0" style:family="text">
      <style:text-properties style:font-name="Liberation Sans1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1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2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3" style:family="text">
      <style:text-properties style:font-name="Liberation Sans1" fo:font-size="12pt"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4" style:family="text">
      <style:text-properties style:font-name="Liberation Sans1" fo:font-size="12pt"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5" style:family="text">
      <style:text-properties style:font-name="Liberation Sans1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6" style:family="text">
      <style:text-properties style:font-name="Liberation Sans1" fo:font-size="12pt" officeooo:rsid="047da547" style:font-size-asian="12pt"/>
    </style:style>
    <style:style style:name="T1267" style:family="text">
      <style:text-properties style:font-name="Liberation Sans1" fo:font-size="12pt" style:font-size-asian="12pt" style:font-size-complex="12pt"/>
    </style:style>
    <style:style style:name="T1268" style:family="text">
      <style:text-properties style:font-name="Liberation Sans1" fo:font-size="12pt" officeooo:rsid="0d1ec96e" style:font-size-asian="12pt" style:font-size-complex="12pt"/>
    </style:style>
    <style:style style:name="T1269" style:family="text">
      <style:text-properties style:font-name="Liberation Sans1" fo:font-size="12pt" officeooo:rsid="01657261" style:font-size-asian="12pt" style:font-size-complex="12pt"/>
    </style:style>
    <style:style style:name="T1270" style:family="text">
      <style:text-properties style:font-name="Liberation Sans1" fo:font-size="12pt" officeooo:rsid="0e0463fc" style:font-size-asian="12pt" style:font-size-complex="12pt"/>
    </style:style>
    <style:style style:name="T1271" style:family="text">
      <style:text-properties style:font-name="Liberation Sans1" fo:font-size="12pt" officeooo:rsid="0ea3720e" style:font-size-asian="12pt" style:font-size-complex="12pt"/>
    </style:style>
    <style:style style:name="T1272" style:family="text">
      <style:text-properties style:font-name="Liberation Sans1" fo:font-size="12pt" fo:font-weight="bold" officeooo:rsid="0e0463fc" style:font-size-asian="12pt" style:font-weight-asian="bold" style:font-size-complex="12pt" style:font-weight-complex="bold"/>
    </style:style>
    <style:style style:name="T1273" style:family="text">
      <style:text-properties style:font-name="Liberation Sans1" officeooo:rsid="047fb57c"/>
    </style:style>
    <style:style style:name="T1274" style:family="text">
      <style:text-properties style:font-name="Liberation Sans1" officeooo:rsid="047da547"/>
    </style:style>
    <style:style style:name="T1275" style:family="text">
      <style:text-properties style:font-name="Liberation Sans1"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6" style:family="text">
      <style:text-properties style:font-name="Liberation Sans1"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77" style:family="text">
      <style:text-properties style:font-name="Liberation Sans1" fo:language="nl" fo:country="NL" officeooo:rsid="00bddfb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78" style:family="text">
      <style:text-properties style:font-name="Liberation Sans1" fo:language="nl" fo:country="NL" officeooo:rsid="0e051ae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79" style:family="text">
      <style:text-properties style:font-name="Liberation Sans1"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0" style:family="text">
      <style:text-properties style:font-name="Liberation Sans1"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1" style:family="text">
      <style:text-properties style:font-name="Liberation Sans1" fo:language="nl" fo:country="N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2" style:family="text">
      <style:text-properties style:font-name="Liberation Sans1" fo:language="nl" fo:country="NL" officeooo:rsid="0462b983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3" style:family="text">
      <style:text-properties style:font-name="Liberation Sans1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4" style:family="text">
      <style:text-properties style:font-name="Liberation Sans1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5" style:family="text">
      <style:text-properties style:font-name="Liberation Sans1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6" style:family="text">
      <style:text-properties style:font-name="Liberation Sans1" fo:language="nl" fo:country="NL" fo:font-style="normal" fo:font-weight="normal" officeooo:rsid="08ff7ad1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87" style:family="text">
      <style:text-properties style:font-name="Liberation Sans1" fo:language="nl" fo:country="NL" fo:font-style="normal" style:language-asian="nl" style:country-asian="NL" style:font-style-asian="normal" style:font-style-complex="normal"/>
    </style:style>
    <style:style style:name="T1288" style:family="text">
      <style:text-properties style:font-name="Liberation Sans1" fo:language="nl" fo:country="NL" fo:font-style="normal" officeooo:rsid="0d020e34" style:language-asian="nl" style:country-asian="NL" style:font-style-asian="normal" style:font-style-complex="normal"/>
    </style:style>
    <style:style style:name="T1289" style:family="text">
      <style:text-properties style:font-name="Liberation Sans1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0" style:family="text">
      <style:text-properties style:font-name="Liberation Sans1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1" style:family="text">
      <style:text-properties style:font-name="Liberation Sans1" fo:language="nl" fo:country="NL" officeooo:rsid="0594b105" style:language-asian="nl" style:country-asian="NL" style:font-weight-asian="normal" style:font-name-complex="Bitstream Vera Sans" style:font-weight-complex="normal"/>
    </style:style>
    <style:style style:name="T1292" style:family="text">
      <style:text-properties style:font-name="Liberation Sans1" officeooo:rsid="0d1ec96e"/>
    </style:style>
    <style:style style:name="T1293" style:family="text">
      <style:text-properties style:font-name="Liberation Sans1" officeooo:rsid="01657261" style:font-size-asian="12pt" style:font-size-complex="12pt"/>
    </style:style>
    <style:style style:name="T1294" style:family="text">
      <style:text-properties style:font-name="Liberation Sans1" officeooo:rsid="0e0463fc"/>
    </style:style>
    <style:style style:name="T1295" style:family="text">
      <style:text-properties style:font-name="Liberation Sans1" fo:font-weight="bold" officeooo:rsid="0e0463fc" style:font-weight-asian="bold" style:font-weight-complex="bold"/>
    </style:style>
    <style:style style:name="T1296" style:family="text">
      <style:text-properties style:font-name="Liberation Sans1" officeooo:rsid="0ea3720e"/>
    </style:style>
    <style:style style:name="T1297" style:family="text">
      <style:text-properties style:font-name="Liberation Sans1" officeooo:rsid="01657261"/>
    </style:style>
    <style:style style:name="T1298" style:family="text">
      <style:text-properties style:font-name="Liberation Sans1" fo:font-size="10pt" style:font-size-asian="10pt" style:font-size-complex="10pt"/>
    </style:style>
    <style:style style:name="T1299" style:family="text">
      <style:text-properties style:font-name="Liberation Sans1" fo:font-size="10pt" officeooo:rsid="0db4d737" style:font-size-asian="10pt" style:font-size-complex="10pt"/>
    </style:style>
    <style:style style:name="T1300" style:family="text">
      <style:text-properties style:font-name="Liberation Sans1" fo:font-size="10pt" officeooo:rsid="0db5d4ba" style:font-size-asian="10pt" style:font-size-complex="10pt"/>
    </style:style>
    <style:style style:name="T1301" style:family="text">
      <style:text-properties style:font-name="Liberation Sans1" fo:font-size="11pt" style:font-size-asian="11pt" style:font-size-complex="11pt"/>
    </style:style>
    <style:style style:name="T1302" style:family="text">
      <style:text-properties loext:padding="0.049cm" loext:border="0.31pt solid #000000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<text:span text:style-name="T970">C</text:span><text:span text:style-name="T969">hecklist voor </text:span><text:span text:style-name="T971">de installatie</text:span><text:span text:style-name="T969"> van </text:span><text:reference-mark-start text:name="Distributie"/><text:span text:style-name="T972">Debian</text:span><text:reference-mark-end text:name="Distributie"/><text:span text:style-name="T973"> </text:span><text:span text:style-name="T974">GNU/Linux </text:span><text:reference-mark-start text:name="Versie"/><text:span text:style-name="T972">1</text:span><text:span text:style-name="T975">1</text:span><text:reference-mark-end text:name="Versie"/><text:span text:style-name="T976"> </text:span><text:span text:style-name="T977">LTS</text:span><text:span text:style-name="T976"><text:note text:id="ftn1" text:note-class="footnote"><text:note-citation>1</text:note-citation><text:note-body><text:p text:style-name="P66"><text:span text:style-name="T1232">Deze versie heeft codenaam </text:span><text:span text:style-name="T1121">B</text:span><text:span text:style-name="T1122">ullseye</text:span><text:span text:style-name="T1233"> </text:span><text:span text:style-name="T1234">(</text:span><text:span text:style-name="T1122">bullseye</text:span><text:span text:style-name="T1234">)</text:span><text:span text:style-name="T1233"> </text:span><text:span text:style-name="T1123">en is een zogenaamde LTS-versie (</text:span><text:span text:style-name="T1124">LTS=</text:span><text:span text:style-name="T1123">Long-Term Support, langetermijnondersteuning). <text:s/></text:span><text:span text:style-name="T1125">Deze</text:span><text:span text:style-name="T1123"> LTS-versie versch</text:span><text:span text:style-name="T1125">een </text:span><text:span text:style-name="T1126">in </text:span><text:span text:style-name="T1127">augustus</text:span><text:span text:style-name="T1123"> 20</text:span><text:span text:style-name="T1127">2</text:span><text:span text:style-name="T1125">1</text:span><text:span text:style-name="T1123"> en wordt vanaf vrijgave </text:span><text:span text:style-name="T1126">vijf</text:span><text:span text:style-name="T1123"> jaar ondersteund</text:span><text:span text:style-name="T1128"> </text:span><text:span text:style-name="T1123">(</text:span><text:span text:style-name="T1129">updates </text:span><text:span text:style-name="T1123">tot </text:span><text:span text:style-name="T1127">augustus</text:span><text:span text:style-name="T1125"> </text:span><text:span text:style-name="T1123">202</text:span><text:span text:style-name="T1127">6</text:span><text:span text:style-name="T1128">)</text:span><text:span text:style-name="T1130">.</text:span></text:p></text:note-body></text:note></text:span><text:span text:style-name="T977"> </text:span><text:reference-mark-start text:name="Editie"/><text:span text:style-name="T978">desktop</text:span><text:reference-mark-end text:name="Editie"/><text:span text:style-name="T979">.</text:span></text:p>
      <text:p text:style-name="P86"/>
      <text:p text:style-name="Standard"><text:span text:style-name="T401">Kijk op</text:span><text:span text:style-name="T1038"> </text:span><text:a xlink:type="simple" xlink:href="https://karelzimmer.nl/" text:style-name="Internet_20_link" text:visited-style-name="Visited_20_Internet_20_Link"><text:span text:style-name="T1256">karelzimmer.nl</text:span></text:a><text:span text:style-name="T1038"> </text:span><text:span text:style-name="T1144">voor</text:span><text:span text:style-name="T1145"> </text:span><text:span text:style-name="T1146">deze en andere </text:span><text:span text:style-name="T402">checklists, scripts, </text:span><text:span text:style-name="T403">en informatie</text:span><text:span text:style-name="T402">.</text:span></text:p>
      <text:p text:style-name="P86"/>
      <text:p text:style-name="P86"><text:span text:style-name="T230">D</text:span><text:span text:style-name="T229">it is een invulbare PD</text:span><text:span text:style-name="T231">F</text:span><text:span text:style-name="T229"> met tekst- en keuzevakken; </text:span><text:span text:style-name="T232">a</text:span><text:span text:style-name="T229">fdrukken is niet noodzakelijk.</text:span></text:p>
      <text:p text:style-name="P75"/>
      <text:p text:style-name="P7"><text:span text:style-name="T1254">V</text:span><text:span text:style-name="T1273">ul de waarden in het tekstvak achter de </text:span><text:span text:style-name="Definition"><text:span text:style-name="T1266">schuingedrukte</text:span></text:span><text:span text:style-name="T1254"> </text:span><text:span text:style-name="T1274">woorden </text:span><text:span text:style-name="T1183">(zie toelichting)</text:span><text:span text:style-name="T1274">:</text:span></text:p>
      <text:p text:style-name="P3"><text:span text:style-name="Definition"><text:span text:style-name="T1185">g</text:span></text:span><text:span text:style-name="Definition"><text:span text:style-name="T1184">ebruiker</text:span></text:span><text:span text:style-name="Definition"><text:span text:style-name="T1189"><text:tab/><text:tab/></text:span></text:span><text:span text:style-name="Definition"><text:span text:style-name="T1201"> <text:tab/><text:tab/></text:span></text:span><text:span text:style-name="T1190"><draw:control text:anchor-type="as-char" svg:y="-0.429cm" draw:z-index="11" draw:name="Gebruiker" draw:style-name="gr2" draw:text-style-name="P111" svg:width="6.061cm" svg:height="0.6cm" draw:control="control12"><svg:title>Gebruiker</svg:title><svg:desc>Volledige naam, bijv. Jan Stek</svg:desc></draw:control></text:span><text:span text:style-name="T1190"><text:tab/></text:span><text:span text:style-name="T1191">(</text:span><text:span text:style-name="T1186">volledige naam, bijv. </text:span><text:span text:style-name="T1187">Karel Kamer</text:span><text:span text:style-name="T1188">)</text:span></text:p>
      <text:p text:style-name="Standard"><text:span text:style-name="Definition"><text:span text:style-name="T1185">g</text:span></text:span><text:span text:style-name="Definition"><text:span text:style-name="T1184">ebruikersnaam<text:tab/></text:span></text:span><text:span text:style-name="Definition"><text:span text:style-name="T1184"><draw:control text:anchor-type="as-char" svg:y="-0.429cm" draw:z-index="12" draw:name="Gberuikersnaam" draw:style-name="gr2" draw:text-style-name="P111" svg:width="6.061cm" svg:height="0.6cm" draw:control="control13"><svg:title>Gebruikersnaam</svg:title><svg:desc>Korte naam, bijv. jan</svg:desc></draw:control></text:span></text:span><text:span text:style-name="Definition"><text:span text:style-name="T1184"><text:tab/></text:span></text:span><text:span text:style-name="T1257">(korte naam, bijv. </text:span><text:span text:style-name="T1258">karel</text:span><text:span text:style-name="T1257">)</text:span></text:p>
      <text:p text:style-name="P2"><text:span text:style-name="Definition"><text:span text:style-name="T1193">c</text:span></text:span><text:span text:style-name="Definition"><text:span text:style-name="T1192">omputernaam<text:tab/><text:tab/></text:span></text:span><text:span text:style-name="Definition"><text:span text:style-name="T1190"><draw:control text:anchor-type="as-char" svg:y="-0.429cm" draw:z-index="13" draw:name="Computernaam" draw:style-name="gr2" draw:text-style-name="P111" svg:width="6.061cm" svg:height="0.6cm" draw:control="control14"><svg:title>Computernaam</svg:title><svg:desc>Unieke naam van de computer</svg:desc></draw:control></text:span></text:span><text:span text:style-name="Definition"><text:span text:style-name="T1190"><text:tab/></text:span></text:span><text:span text:style-name="Definition"><text:span text:style-name="T1196">(</text:span></text:span><text:span text:style-name="Definition"><text:span text:style-name="T1197">unieke naam van de compute</text:span></text:span><text:span text:style-name="Definition"><text:span text:style-name="T1198">r</text:span></text:span><text:span text:style-name="Definition"><text:span text:style-name="T1196">)</text:span></text:span></text:p>
      <text:p text:style-name="P2"><text:span text:style-name="Definition"><text:span text:style-name="T1185">o</text:span></text:span><text:span text:style-name="Definition"><text:span text:style-name="T1184">pstartmenu</text:span></text:span><text:span text:style-name="Definition"><text:span text:style-name="T1190"><text:tab/><text:tab/><text:tab/></text:span></text:span><text:span text:style-name="Definition"><text:span text:style-name="T1190"><draw:control text:anchor-type="as-char" svg:y="-0.429cm" draw:z-index="14" draw:name="Opstartmenu" draw:style-name="gr2" draw:text-style-name="P111" svg:width="6.061cm" svg:height="0.6cm" draw:control="control15"><svg:title>Opstartmenu</svg:title><svg:desc>Toets voor het opstartmenu ("bootmenu")</svg:desc></draw:control></text:span></text:span><text:span text:style-name="Definition"><text:span text:style-name="T1190"><text:tab/></text:span></text:span><text:span text:style-name="Definition"><text:span text:style-name="T1196">(</text:span></text:span><text:span text:style-name="Definition"><text:span text:style-name="T1197">to</text:span></text:span><text:span text:style-name="Definition"><text:span text:style-name="T1199">ets voor het opstartmedium</text:span></text:span><text:span text:style-name="Definition"><text:span text:style-name="T1200">)</text:span></text:span></text:p>
      <text:p text:style-name="P2"><text:span text:style-name="Definition"><text:span text:style-name="T1194">i</text:span></text:span><text:span text:style-name="Definition"><text:span text:style-name="T1195">nstellingen</text:span></text:span><text:span text:style-name="T1196"><text:tab/> <text:tab/><text:tab/></text:span><text:span text:style-name="T1196"><draw:control text:anchor-type="as-char" svg:y="-0.429cm" draw:z-index="10" draw:name="Instellingen" draw:style-name="gr2" draw:text-style-name="P111" svg:width="6.061cm" svg:height="0.6cm" draw:control="control11"><svg:title>Instellingen</svg:title><svg:desc>Toets voor het BIOS/UEFI-scherm ("setup")</svg:desc></draw:control></text:span><text:span text:style-name="T1196"><text:tab/>(</text:span><text:span text:style-name="T1197">toets voor het BIOS/UEFI-scherm</text:span><text:span text:style-name="T1196">)</text:span></text:p>
      <text:p text:style-name="P4"><text:span text:style-name="T1044">Vervang </text:span><text:span text:style-name="Definition"><text:span text:style-name="T1260">schuingedrukte</text:span></text:span><text:span text:style-name="T1044"> </text:span><text:span text:style-name="T1045">woorden </text:span><text:span text:style-name="T1044">in deze checklist door </text:span><text:span text:style-name="T1045">boven</text:span><text:span text:style-name="T1044">staande waarden.</text:span></text:p>
      <text:p text:style-name="P76"/>
      <text:p text:style-name="P5"><text:span text:style-name="Strong_20_Emphasis"><text:span text:style-name="T1053"/></text:span></text:p>
      <text:p text:style-name="P21"><text:span text:style-name="T1046">Nog niet op Linux?<text:tab/></text:span><text:span text:style-name="T1050"><text:tab/></text:span><text:span text:style-name="T1051">G</text:span><text:span text:style-name="T984">ebruik </text:span><text:span text:style-name="Strong_20_Emphasis"><text:span text:style-name="T1055">Checklist migratie</text:span></text:span><text:span text:style-name="T984"> op </text:span><text:a xlink:type="simple" xlink:href="https://karelzimer.nl/" text:style-name="Internet_20_link" text:visited-style-name="Visited_20_Internet_20_Link"><text:span text:style-name="Internet_20_link"><text:span text:style-name="T1259">karelzimmer.nl</text:span></text:span></text:a><text:span text:style-name="T1048"> onder </text:span><text:span text:style-name="T1054">Linux</text:span><text:span text:style-name="T1049">.</text:span></text:p>
      <text:p text:style-name="P106"><text:span text:style-name="T964">Nieuwe installatie?<text:tab/></text:span><text:span text:style-name="T966"></text:span><text:span text:style-name="T968"><text:tab/></text:span><text:span text:style-name="T967">B</text:span><text:span text:style-name="T964">egin bij hoofdstuk </text:span><text:span text:style-name="T964"><text:bookmark-ref text:reference-format="page" text:ref-name="__RefNumPara__4009_1271708128">2</text:bookmark-ref></text:span><text:span text:style-name="T964"><text:s text:c="2"/></text:span><text:span text:style-name="T965"><text:bookmark-ref text:reference-format="text" text:ref-name="__RefNumPara__4009_1271708128">Installatie uitvoeren</text:bookmark-ref></text:span><text:span text:style-name="T965">.</text:span></text:p>
      <text:p text:style-name="P1"><text:span text:style-name="Strong_20_Emphasis"><text:span text:style-name="T1052"/></text:span></text:p>
      <text:list xml:id="list2954849947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8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9"><text:span text:style-name="Strong_20_Emphasis"><text:span text:style-name="T428"><text:s/></text:span></text:span><text:span text:style-name="Strong_20_Emphasis"><text:span text:style-name="T482"><draw:control text:anchor-type="as-char" draw:z-index="0" draw:name="Vorm3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28">Aanmelden als </text:span></text:span><text:span text:style-name="Definition"><text:span text:style-name="T1263">gebruike</text:span></text:span><text:span text:style-name="Definition"><text:span text:style-name="T1264">r</text:span></text:span><text:span text:style-name="Strong_20_Emphasis"><text:span text:style-name="T429"><text:note text:id="ftn2" text:note-class="footnote"><text:note-citation>2</text:note-citation><text:note-body><text:p text:style-name="P70"><text:span text:style-name="T851">E</text:span><text:span text:style-name="T877">v</text:span><text:span text:style-name="T878">en</text:span><text:span text:style-name="T880">t</text:span><text:span text:style-name="T881">uele </text:span><text:span text:style-name="T882">extra gebruikers aanmelden </text:span><text:span text:style-name="T883">en dezelfde stappen uitvoeren</text:span><text:span text:style-name="T879">.</text:span></text:p></text:note-body></text:note></text:span></text:span><text:span text:style-name="Strong_20_Emphasis"><text:span text:style-name="T429">.</text:span></text:span></text:p>
          </table:table-cell>
        </table:table-row>
        <table:table-row table:style-name="TableLine94086750430784">
          <table:table-cell table:style-name="_31_._5f_Installatie_5f_voorbereiden.A1" office:value-type="string">
            <text:p text:style-name="P22"><text:span text:style-name="Strong_20_Emphasis"><text:span text:style-name="T428"><text:s/></text:span></text:span></text:p>
          </table:table-cell>
          <table:table-cell table:style-name="_31_._5f_Installatie_5f_voorbereiden.A1" office:value-type="string">
            <text:p text:style-name="P87"/>
          </table:table-cell>
        </table:table-row>
        <table:table-row table:style-name="TableLine94086750431056">
          <table:table-cell table:style-name="_31_._5f_Installatie_5f_voorbereiden.A1" office:value-type="string">
            <text:p text:style-name="P29"><text:span text:style-name="Strong_20_Emphasis"><text:span text:style-name="T428"><text:s/></text:span></text:span><text:span text:style-name="Strong_20_Emphasis"><text:span text:style-name="T482"><draw:control text:anchor-type="as-char" draw:z-index="15" draw:name="Vorm4" draw:style-name="gr1" draw:text-style-name="P11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428">Installeer </text:span></text:span><text:span text:style-name="Strong_20_Emphasis"><text:span text:style-name="T430">pakket kz</text:span></text:span><text:span text:style-name="Strong_20_Emphasis"><text:span text:style-name="T428"> </text:span></text:span><text:span text:style-name="Strong_20_Emphasis"><text:span text:style-name="T431">via via </text:span></text:span><text:span text:style-name="Strong_20_Emphasis"><text:span text:style-name="T433">een </text:span></text:span><text:span text:style-name="Strong_20_Emphasis"><text:span text:style-name="T434">druk op de </text:span></text:span><text:span text:style-name="Strong_20_Emphasis"><text:span text:style-name="T448">Super</text:span></text:span><text:span text:style-name="Strong_20_Emphasis"><text:span text:style-name="T434">-toets</text:span></text:span><text:span text:style-name="Strong_20_Emphasis"><text:span text:style-name="T434"><text:note text:id="ftn3" text:note-class="footnote"><text:note-citation>3</text:note-citation><text:note-body><text:p text:style-name="P67"><text:span text:style-name="T980">De </text:span><text:span text:style-name="T981">Super</text:span><text:span text:style-name="T980">-toets is de Windows</text:span><text:span text:style-name="T982">-</text:span><text:span text:style-name="T983">toets</text:span><text:span text:style-name="T980">, </text:span><text:span text:style-name="T982">C</text:span><text:span text:style-name="T980">ommand-</text:span><text:span text:style-name="T983">toets</text:span><text:span text:style-name="T980">, of </text:span><text:span text:style-name="T982">V</text:span><text:span text:style-name="T980">ergrootglas-toets.</text:span></text:p></text:note-body></text:note></text:span></text:span><text:span text:style-name="Strong_20_Emphasis"><text:span text:style-name="T433">, </text:span></text:span><text:span text:style-name="Strong_20_Emphasis"><text:span text:style-name="T435">t</text:span></text:span><text:span text:style-name="Strong_20_Emphasis"><text:span text:style-name="T436">yp </text:span></text:span><text:span text:style-name="Strong_20_Emphasis"><text:span text:style-name="T514">ter</text:span></text:span><text:span text:style-name="Strong_20_Emphasis"><text:span text:style-name="T515">m</text:span></text:span><text:span text:style-name="Strong_20_Emphasis"><text:span text:style-name="T437"> </text:span></text:span><text:span text:style-name="Strong_20_Emphasis"><text:span text:style-name="T438">e</text:span></text:span><text:span text:style-name="Strong_20_Emphasis"><text:span text:style-name="T431">n </text:span></text:span><text:span text:style-name="Strong_20_Emphasis"><text:span text:style-name="T439">k</text:span></text:span><text:span text:style-name="Strong_20_Emphasis"><text:span text:style-name="T431">lik op het pictogram van </text:span></text:span><text:span text:style-name="Strong_20_Emphasis"><text:span text:style-name="T516">Terminalvenster</text:span></text:span><text:span text:style-name="Strong_20_Emphasis"><text:span text:style-name="T440">.</text:span></text:span><text:span text:style-name="Strong_20_Emphasis"><text:span text:style-name="T437"> </text:span></text:span></text:p>
          </table:table-cell>
        </table:table-row>
        <table:table-row table:style-name="TableLine94086750431328">
          <table:table-cell table:style-name="_31_._5f_Installatie_5f_voorbereiden.A1" office:value-type="string">
            <text:p text:style-name="P33"><text:span text:style-name="Strong_20_Emphasis"><text:span text:style-name="T428"/></text:span></text:p>
          </table:table-cell>
          <table:table-cell table:style-name="_31_._5f_Installatie_5f_voorbereiden.A1" office:value-type="string">
            <text:p text:style-name="P39"><text:span text:style-name="T1268">Typ</text:span><text:span text:style-name="Strong_20_Emphasis"><text:span text:style-name="T441">, of </text:span></text:span><text:span text:style-name="Strong_20_Emphasis"><text:span text:style-name="T437">kopieer en plak, de</text:span></text:span><text:span text:style-name="Strong_20_Emphasis"><text:span text:style-name="T442">z</text:span></text:span><text:span text:style-name="Strong_20_Emphasis"><text:span text:style-name="T437">e </text:span></text:span><text:span text:style-name="Strong_20_Emphasis"><text:span text:style-name="T443">drie </text:span></text:span><text:span text:style-name="Strong_20_Emphasis"><text:span text:style-name="T437">opdrachten, ieder gevolgd door de </text:span></text:span><text:span text:style-name="Strong_20_Emphasis"><text:span text:style-name="T432">Enter</text:span></text:span><text:span text:style-name="Strong_20_Emphasis"><text:span text:style-name="T431">-toets:<text:line-break/></text:span></text:span><text:span text:style-name="User_20_Entry"><text:span text:style-name="T566">sudo</text:span></text:span><text:span text:style-name="User_20_Entry"><text:span text:style-name="T567"> </text:span></text:span><text:span text:style-name="User_20_Entry"><text:span text:style-name="T566">apt install wget</text:span></text:span></text:p>
            <text:p text:style-name="P39"><text:span text:style-name="User_20_Entry"><text:span text:style-name="T567">wget karelzimmer.nl/</text:span></text:span><text:span text:style-name="User_20_Entry"><text:span text:style-name="T568">kz</text:span></text:span><text:span text:style-name="User_20_Entry"><text:span text:style-name="T567"><text:line-break/>bash </text:span></text:span><text:span text:style-name="User_20_Entry"><text:span text:style-name="T568">kz</text:span></text:span></text:p>
          </table:table-cell>
        </table:table-row>
        <table:table-row table:style-name="TableLine94086750431600"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58"><text:span text:style-name="T1267">V</text:span><text:span text:style-name="Strong_20_Emphasis"><text:span text:style-name="T444">olg </text:span></text:span><text:span text:style-name="Strong_20_Emphasis"><text:span text:style-name="T445">de aanwijzingen op het scherm.</text:span></text:span></text:p>
          </table:table-cell>
        </table:table-row>
        <table:table-row table:style-name="TableLine94086750431872"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89"/>
          </table:table-cell>
        </table:table-row>
        <table:table-row table:style-name="TableLine94086750432144">
          <table:table-cell table:style-name="_31_._5f_Installatie_5f_voorbereiden.A1" office:value-type="string">
            <text:p text:style-name="P29"><text:span text:style-name="Strong_20_Emphasis"><text:span text:style-name="T428"><text:s/></text:span></text:span><text:span text:style-name="Strong_20_Emphasis"><text:span text:style-name="T482"><draw:control text:anchor-type="as-char" draw:z-index="1" draw:name="Vorm6" draw:style-name="gr1" draw:text-style-name="P11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433">Bereid de installatie voor </text:span></text:span><text:span text:style-name="Strong_20_Emphasis"><text:span text:style-name="T431">via </text:span></text:span><text:span text:style-name="Strong_20_Emphasis"><text:span text:style-name="T433">een </text:span></text:span><text:span text:style-name="Strong_20_Emphasis"><text:span text:style-name="T446">druk </text:span></text:span><text:span text:style-name="Strong_20_Emphasis"><text:span text:style-name="T447">op de </text:span></text:span><text:span text:style-name="Strong_20_Emphasis"><text:span text:style-name="T448">Super</text:span></text:span><text:span text:style-name="Strong_20_Emphasis"><text:span text:style-name="T447">-toets</text:span></text:span><text:span text:style-name="Strong_20_Emphasis"><text:span text:style-name="T246"><text:note-ref text:note-class="footnote" text:reference-format="text" text:ref-name="ftn3">3</text:note-ref></text:span></text:span><text:span text:style-name="Strong_20_Emphasis"><text:span text:style-name="T433">, </text:span></text:span><text:span text:style-name="Strong_20_Emphasis"><text:span text:style-name="T449">t</text:span></text:span><text:span text:style-name="Strong_20_Emphasis"><text:span text:style-name="T436">yp </text:span></text:span><text:span text:style-name="Strong_20_Emphasis"><text:span text:style-name="T517">men</text:span></text:span><text:span text:style-name="Strong_20_Emphasis"><text:span text:style-name="T518">u</text:span></text:span><text:span text:style-name="Strong_20_Emphasis"><text:span text:style-name="T434"> </text:span></text:span><text:span text:style-name="Strong_20_Emphasis"><text:span text:style-name="T450">e</text:span></text:span><text:span text:style-name="Strong_20_Emphasis"><text:span text:style-name="T431">n </text:span></text:span><text:span text:style-name="Strong_20_Emphasis"><text:span text:style-name="T439">k</text:span></text:span><text:span text:style-name="Strong_20_Emphasis"><text:span text:style-name="T431">lik op het pictogram van</text:span></text:span><text:span text:style-name="Strong_20_Emphasis"><text:span text:style-name="T483"> </text:span></text:span><text:span text:style-name="Strong_20_Emphasis"><text:span text:style-name="T542">Installatiem</text:span></text:span><text:span text:style-name="Strong_20_Emphasis"><text:span text:style-name="T543">enu</text:span></text:span><text:span text:style-name="Strong_20_Emphasis"><text:span text:style-name="T447">.</text:span></text:span></text:p>
          </table:table-cell>
        </table:table-row>
        <table:table-row table:style-name="TableLine94086750432416">
          <table:table-cell table:style-name="_31_._5f_Installatie_5f_voorbereiden.A1" office:value-type="string">
            <text:p text:style-name="P29"><text:span text:style-name="Strong_20_Emphasis"><text:span text:style-name="T428"/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451">K</text:span></text:span><text:span text:style-name="Strong_20_Emphasis"><text:span text:style-name="T452">ie</text:span></text:span><text:span text:style-name="Strong_20_Emphasis"><text:span text:style-name="T453">s</text:span></text:span><text:span text:style-name="Strong_20_Emphasis"><text:span text:style-name="T445"> </text:span></text:span><text:span text:style-name="Strong_20_Emphasis"><text:span text:style-name="T544">1</text:span></text:span><text:span text:style-name="Strong_20_Emphasis"><text:span text:style-name="T545"> </text:span></text:span><text:span text:style-name="Strong_20_Emphasis"><text:span text:style-name="T546">In</text:span></text:span><text:span text:style-name="Strong_20_Emphasis"><text:span text:style-name="T535">stallatie voorbereiden</text:span></text:span><text:span text:style-name="Strong_20_Emphasis"><text:span text:style-name="T454"> </text:span></text:span><text:span text:style-name="Strong_20_Emphasis"><text:span text:style-name="T455">en </text:span></text:span><text:span text:style-name="Strong_20_Emphasis"><text:span text:style-name="T456">v</text:span></text:span><text:span text:style-name="Strong_20_Emphasis"><text:span text:style-name="T445">olg de aanwijzingen op het scherm.</text:span></text:span></text:p>
          </table:table-cell>
        </table:table-row>
      </table:table>
      <text:p text:style-name="P83"/>
      <text:list xml:id="list143446374935746" text:continue-numbering="true" text:style-name="L1">
        <text:list-item>
          <text:p text:style-name="P107"><text:bookmark-start text:name="__RefNumPara__4009_1271708128"/>Installatie uitvoeren<text:bookmark-end text:name="__RefNumPara__4009_1271708128"/></text:p>
        </text:list-item>
      </text:list>
      <text:p text:style-name="P8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086750289632">
          <table:table-cell table:style-name="_32_._5f_Installatie_5f_uitvoeren.A1" office:value-type="string">
            <text:p text:style-name="P29"><text:span text:style-name="Strong_20_Emphasis"><text:span text:style-name="T428"><text:s/></text:span></text:span><text:span text:style-name="Strong_20_Emphasis"><text:span text:style-name="T482"><draw:control text:anchor-type="as-char" draw:z-index="2" draw:name="Vorm9" draw:style-name="gr1" draw:text-style-name="P11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1"><text:span text:style-name="T1060">Start de computer op vanaf </text:span><text:span text:style-name="T1061">een </text:span><text:span text:style-name="T1061"><text:reference-ref text:reference-format="text" text:ref-name="Distributie">Debian</text:reference-ref></text:span><text:span text:style-name="T1061"><text:s/></text:span><text:span text:style-name="Strong_20_Emphasis"><text:span text:style-name="T1039"><text:reference-ref text:reference-format="text" text:ref-name="Versie">11</text:reference-ref></text:span></text:span><text:span text:style-name="Strong_20_Emphasis"><text:span text:style-name="T1039"><text:s/></text:span></text:span><text:span text:style-name="T1062">(</text:span><text:span text:style-name="T1063">Live</text:span><text:span text:style-name="T575"><text:note text:id="ftn4" text:note-class="footnote"><text:note-citation>1</text:note-citation><text:note-body><text:p text:style-name="P71"><text:span text:style-name="T1225">Vanaf ee</text:span>n Live <text:span text:style-name="T1228">USB-stick of </text:span><text:span text:style-name="T1134">CD</text:span><text:span text:style-name="T1229"> </text:span>kunt <text:span text:style-name="T1225">u opstarten en</text:span> met <text:reference-ref text:reference-format="text" text:ref-name="Distributie">Debian</text:reference-ref><text:s/>werken zonder deze te installeren.</text:p></text:note-body></text:note></text:span><text:span text:style-name="T576">)</text:span><text:span text:style-name="T574"> </text:span><text:span text:style-name="T577">GNOME</text:span><text:span text:style-name="T574"> </text:span><text:span text:style-name="T578">USB-stick</text:span><text:span text:style-name="T578"><text:note text:id="ftn5" text:note-class="footnote"><text:note-citation>2</text:note-citation><text:note-body><text:p text:style-name="P62"><text:span text:style-name="T1298">D</text:span><text:span text:style-name="Strong_20_Emphasis"><text:span text:style-name="T589">ow</text:span></text:span><text:span text:style-name="Strong_20_Emphasis"><text:span text:style-name="T590">nload </text:span></text:span><text:span text:style-name="Strong_20_Emphasis"><text:span text:style-name="T585">e</text:span></text:span><text:span text:style-name="Strong_20_Emphasis"><text:span text:style-name="T591">e</text:span></text:span><text:span text:style-name="Strong_20_Emphasis"><text:span text:style-name="T592">n</text:span></text:span><text:span text:style-name="Strong_20_Emphasis"><text:span text:style-name="T621"> </text:span></text:span><text:span text:style-name="Strong_20_Emphasis"><text:span text:style-name="T590">Live CD </text:span></text:span><text:span text:style-name="Strong_20_Emphasis"><text:span text:style-name="T593">v</text:span></text:span><text:span text:style-name="Strong_20_Emphasis"><text:span text:style-name="T594">anaf</text:span></text:span><text:span text:style-name="Strong_20_Emphasis"><text:span text:style-name="T595"> </text:span></text:span><text:a xlink:type="simple" xlink:href="https://www.debian.org/CD/live/" text:style-name="Internet_20_link" text:visited-style-name="Visited_20_Internet_20_Link"><text:span text:style-name="Strong_20_Emphasis"><text:span text:style-name="T1239">debian.org/cd/live</text:span></text:span></text:a><text:span text:style-name="Strong_20_Emphasis"><text:span text:style-name="T595">, blader naar beneden en klik op </text:span></text:span><text:span text:style-name="Strong_20_Emphasis"><text:span text:style-name="T609">unofficial live images for stable with firmware included</text:span></text:span><text:span text:style-name="Strong_20_Emphasis"><text:span text:style-name="T595">. Klik vervolgens door </text:span></text:span><text:span text:style-name="Strong_20_Emphasis"><text:span text:style-name="T586">naar</text:span></text:span><text:span text:style-name="Strong_20_Emphasis"><text:span text:style-name="T595"> </text:span></text:span><text:span text:style-name="Strong_20_Emphasis"><text:span text:style-name="T609">amd64</text:span></text:span><text:span text:style-name="Strong_20_Emphasis"><text:span text:style-name="T595"> en </text:span></text:span><text:span text:style-name="Strong_20_Emphasis"><text:span text:style-name="T609">iso-hybrid</text:span></text:span><text:span text:style-name="Strong_20_Emphasis"><text:span text:style-name="T595">. </text:span></text:span><text:span text:style-name="Strong_20_Emphasis"><text:span text:style-name="T586">D</text:span></text:span><text:span text:style-name="Strong_20_Emphasis"><text:span text:style-name="T596">aar aangekomen kies </text:span></text:span><text:span text:style-name="T610">debian-live-11..</text:span><text:span text:style-name="T611">..</text:span><text:span text:style-name="T610">amd-64-</text:span><text:span text:style-name="T611">gnome</text:span><text:span text:style-name="T612">+non-fre</text:span><text:span text:style-name="T613">e</text:span><text:span text:style-name="T612">.iso</text:span><text:span text:style-name="Strong_20_Emphasis"><text:span text:style-name="T590">, </text:span></text:span><text:span text:style-name="Strong_20_Emphasis"><text:span text:style-name="T589">e</text:span></text:span><text:span text:style-name="Strong_20_Emphasis"><text:span text:style-name="T597">n </text:span></text:span><text:span text:style-name="T1298">plaats een USB-stick </text:span><text:span text:style-name="T1299">van </text:span><text:span text:style-name="T1298">min</text:span><text:span text:style-name="T1300">imaal </text:span><text:span text:style-name="T1298">4 GB.</text:span></text:p><text:p text:style-name="P60"><text:span text:style-name="T1298"><text:tab/></text:span><text:span text:style-name="Strong_20_Emphasis"><text:span text:style-name="T587">G</text:span></text:span><text:span text:style-name="Strong_20_Emphasis"><text:span text:style-name="T598">ebruik </text:span></text:span><text:span text:style-name="Strong_20_Emphasis"><text:span text:style-name="T599">het programma balenaEtche</text:span></text:span><text:span text:style-name="Strong_20_Emphasis"><text:span text:style-name="T600">r</text:span></text:span><text:span text:style-name="Strong_20_Emphasis"><text:span text:style-name="T599"> </text:span></text:span><text:span text:style-name="Strong_20_Emphasis"><text:span text:style-name="T601">(</text:span></text:span><text:a xlink:type="simple" xlink:href="https://www.balena.io/etcher/" text:style-name="Internet_20_link" text:visited-style-name="Visited_20_Internet_20_Link"><text:span text:style-name="Strong_20_Emphasis"><text:span text:style-name="T1240">etcher.io</text:span></text:span></text:a><text:span text:style-name="Strong_20_Emphasis"><text:span text:style-name="T601">) </text:span></text:span><text:span text:style-name="Strong_20_Emphasis"><text:span text:style-name="T602">om de CD naar de USB-stick te schrijven</text:span></text:span><text:span text:style-name="Strong_20_Emphasis"><text:span text:style-name="T601">; </text:span></text:span><text:span text:style-name="Strong_20_Emphasis"><text:span text:style-name="T599">balenaEtche</text:span></text:span><text:span text:style-name="Strong_20_Emphasis"><text:span text:style-name="T600">r</text:span></text:span><text:span text:style-name="Strong_20_Emphasis"><text:span text:style-name="T603"> is</text:span></text:span><text:span text:style-name="Strong_20_Emphasis"><text:span text:style-name="T601"> </text:span></text:span><text:span text:style-name="Strong_20_Emphasis"><text:span text:style-name="T604">beschikbaar voor </text:span></text:span><text:span text:style-name="Strong_20_Emphasis"><text:span text:style-name="T605">Windows, </text:span></text:span><text:span text:style-name="Strong_20_Emphasis"><text:span text:style-name="T606">OS X</text:span></text:span><text:span text:style-name="Strong_20_Emphasis"><text:span text:style-name="T599">, </text:span></text:span><text:span text:style-name="Strong_20_Emphasis"><text:span text:style-name="T601">en </text:span></text:span><text:span text:style-name="Strong_20_Emphasis"><text:span text:style-name="T607">GNU/</text:span></text:span><text:span text:style-name="Strong_20_Emphasis"><text:span text:style-name="T599">Linux</text:span></text:span><text:span text:style-name="Strong_20_Emphasis"><text:span text:style-name="T608">.</text:span></text:span></text:p></text:note-body></text:note></text:span><text:span text:style-name="T578"> </text:span><text:span text:style-name="T579">of</text:span><text:span text:style-name="T578"> </text:span><text:span text:style-name="T569">C</text:span><text:span text:style-name="T578">D</text:span><text:span text:style-name="T578"><text:note text:id="ftn6" text:note-class="footnote"><text:note-citation>3</text:note-citation><text:note-body><text:p text:style-name="P65">Telkens u in deze checklist “CD” tegenkomt, geldt dit zowel voor CD's, DVD's als BD's, omdat vanuit het oogpunt van het besturingssysteem al deze technologieën helemaal hetzelfde zijn.</text:p></text:note-body></text:note></text:span><text:span text:style-name="T574">.</text:span></text:p>
            <text:p text:style-name="P24"><text:span text:style-name="T580">Opstartmenu/</text:span><text:span text:style-name="T581">boot menu</text:span><text:span text:style-name="T580"> </text:span><text:span text:style-name="T574">via </text:span><text:span text:style-name="Definition"><text:span text:style-name="T1269">opstartmenu</text:span></text:span><text:span text:style-name="T574">, </text:span><text:span text:style-name="T580">instellingen/</text:span><text:span text:style-name="T581">setup</text:span><text:span text:style-name="T574"> via </text:span><text:span text:style-name="Definition"><text:span text:style-name="T1269">instellingen</text:span></text:span><text:span text:style-name="T574">.</text:span></text:p>
          </table:table-cell>
        </table:table-row>
        <table:table-row table:style-name="TableLine94086750563296">
          <table:table-cell table:style-name="_32_._5f_Installatie_5f_uitvoeren.A1" office:value-type="string">
            <text:p text:style-name="P29"><text:span text:style-name="Strong_20_Emphasis"><text:span text:style-name="T428"/></text:span></text:p>
          </table:table-cell>
          <table:table-cell table:style-name="_32_._5f_Installatie_5f_uitvoeren.A1" office:value-type="string">
            <text:p text:style-name="P9"><text:span text:style-name="Strong_20_Emphasis"><text:span text:style-name="T484">K</text:span></text:span><text:span text:style-name="Strong_20_Emphasis"><text:span text:style-name="T485">ies </text:span></text:span><text:span text:style-name="Strong_20_Emphasis"><text:span text:style-name="T486">eerste keuze </text:span></text:span><text:span text:style-name="Strong_20_Emphasis"><text:span text:style-name="T487">en druk op de </text:span></text:span><text:span text:style-name="Strong_20_Emphasis"><text:span text:style-name="T488">Enter</text:span></text:span><text:span text:style-name="Strong_20_Emphasis"><text:span text:style-name="T487">-toets.</text:span></text:span></text:p>
          </table:table-cell>
        </table:table-row>
        <table:table-row table:style-name="TableLine94086750484400">
          <table:table-cell table:style-name="_32_._5f_Installatie_5f_uitvoeren.A1" office:value-type="string">
            <text:p text:style-name="P109"/>
          </table:table-cell>
          <table:table-cell table:style-name="_32_._5f_Installatie_5f_uitvoeren.A1" office:value-type="string">
            <text:p text:style-name="P10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3"><text:span text:style-name="Strong_20_Emphasis"><text:span text:style-name="T428"><text:s/></text:span></text:span><text:span text:style-name="Strong_20_Emphasis"><text:span text:style-name="T482"><draw:control text:anchor-type="as-char" draw:z-index="19" draw:name="Vorm11_0" draw:style-name="gr1" draw:text-style-name="P11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404">O</text:span></text:span><text:span text:style-name="Strong_20_Emphasis"><text:span text:style-name="T405">p </text:span></text:span><text:span text:style-name="Strong_20_Emphasis"><text:span text:style-name="T406">d</text:span></text:span><text:span text:style-name="Strong_20_Emphasis"><text:span text:style-name="T405">e</text:span></text:span><text:span text:style-name="Strong_20_Emphasis"><text:span text:style-name="T407"> </text:span></text:span><text:span text:style-name="Strong_20_Emphasis"><text:span text:style-name="T405">scherm</text:span></text:span><text:span text:style-name="Strong_20_Emphasis"><text:span text:style-name="T406">en</text:span></text:span><text:span text:style-name="Strong_20_Emphasis"><text:span text:style-name="T405"> </text:span></text:span><text:span text:style-name="Strong_20_Emphasis"><text:span text:style-name="T527">Welcom</text:span></text:span><text:span text:style-name="Strong_20_Emphasis"><text:span text:style-name="T554">e</text:span></text:span><text:span text:style-name="Strong_20_Emphasis"><text:span text:style-name="T506"> </text:span></text:span><text:span text:style-name="Strong_20_Emphasis"><text:span text:style-name="T507">en </text:span></text:span><text:span text:style-name="Strong_20_Emphasis"><text:span text:style-name="T555">Typing </text:span></text:span><text:span text:style-name="Strong_20_Emphasis"><text:span text:style-name="T494">klik op </text:span></text:span><text:span text:style-name="Strong_20_Emphasis"><text:span text:style-name="T555">N</text:span></text:span><text:span text:style-name="Strong_20_Emphasis"><text:span text:style-name="T527">ext</text:span></text:span><text:span text:style-name="Strong_20_Emphasis"><text:span text:style-name="T49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20"><text:span text:style-name="Strong_20_Emphasis"><text:span text:style-name="T408">Als het scherm </text:span></text:span><text:span text:style-name="Strong_20_Emphasis"><text:span text:style-name="T529">Wi-Fi</text:span></text:span><text:span text:style-name="Strong_20_Emphasis"><text:span text:style-name="T408"> verschijnt, kies een draadloos netwerk, maak verbinding, en klik op</text:span></text:span><text:span text:style-name="Strong_20_Emphasis"><text:span text:style-name="T494"> </text:span></text:span><text:span text:style-name="Strong_20_Emphasis"><text:span text:style-name="T555">N</text:span></text:span><text:span text:style-name="Strong_20_Emphasis"><text:span text:style-name="T527">ext</text:span></text:span><text:span text:style-name="Strong_20_Emphasis"><text:span text:style-name="T49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17"><text:span text:style-name="Strong_20_Emphasis"><text:span text:style-name="T404">O</text:span></text:span><text:span text:style-name="Strong_20_Emphasis"><text:span text:style-name="T405">p het</text:span></text:span><text:span text:style-name="Strong_20_Emphasis"><text:span text:style-name="T407"> </text:span></text:span><text:span text:style-name="Strong_20_Emphasis"><text:span text:style-name="T405">scherm </text:span></text:span><text:span text:style-name="Strong_20_Emphasis"><text:span text:style-name="T555">Privacy</text:span></text:span><text:span text:style-name="Strong_20_Emphasis"><text:span text:style-name="T506"> </text:span></text:span><text:span text:style-name="Strong_20_Emphasis"><text:span text:style-name="T494">klik op </text:span></text:span><text:span text:style-name="Strong_20_Emphasis"><text:span text:style-name="T555">Next</text:span></text:span><text:span text:style-name="Strong_20_Emphasis"><text:span text:style-name="T49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18"><text:span text:style-name="Strong_20_Emphasis"><text:span text:style-name="T489">O</text:span></text:span><text:span text:style-name="Strong_20_Emphasis"><text:span text:style-name="T495">p het scherm </text:span></text:span><text:span text:style-name="Strong_20_Emphasis"><text:span text:style-name="T534">Connect Your Online Accounts</text:span></text:span><text:span text:style-name="Strong_20_Emphasis"><text:span text:style-name="T495"> </text:span></text:span><text:span text:style-name="Strong_20_Emphasis"><text:span text:style-name="T496">klik </text:span></text:span><text:span text:style-name="Strong_20_Emphasis"><text:span text:style-name="T495">op </text:span></text:span><text:span text:style-name="Strong_20_Emphasis"><text:span text:style-name="T534">Skip</text:span></text:span><text:span text:style-name="Strong_20_Emphasis"><text:span text:style-name="T49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16"><text:span text:style-name="Strong_20_Emphasis"><text:span text:style-name="T404">O</text:span></text:span><text:span text:style-name="Strong_20_Emphasis"><text:span text:style-name="T405">p het</text:span></text:span><text:span text:style-name="Strong_20_Emphasis"><text:span text:style-name="T407"> </text:span></text:span><text:span text:style-name="Strong_20_Emphasis"><text:span text:style-name="T405">scherm </text:span></text:span><text:span text:style-name="Strong_20_Emphasis"><text:span text:style-name="T554">Setup Complete</text:span></text:span><text:span text:style-name="Strong_20_Emphasis"><text:span text:style-name="T556"> </text:span></text:span><text:span text:style-name="Strong_20_Emphasis"><text:span text:style-name="T494">klik op </text:span></text:span><text:span text:style-name="Strong_20_Emphasis"><text:span text:style-name="T554">Start Using Debian GNU/Linux</text:span></text:span><text:span text:style-name="Strong_20_Emphasis"><text:span text:style-name="T49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16"><text:span text:style-name="Strong_20_Emphasis"><text:span text:style-name="T409">Sluit het scherm </text:span></text:span><text:span text:style-name="Strong_20_Emphasis"><text:span text:style-name="T557">Getting Started</text:span></text:span><text:span text:style-name="Strong_20_Emphasis"><text:span text:style-name="T40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79"/>
          </table:table-cell>
        </table:table-row>
        <table:table-row table:style-name="TableLine94086750638352">
          <table:table-cell table:style-name="_32_._5f_Installatie_5f_uitvoeren.A1" office:value-type="string">
            <text:p text:style-name="P37"><text:span text:style-name="Strong_20_Emphasis"><text:span text:style-name="T428"><text:s/></text:span></text:span><text:span text:style-name="Strong_20_Emphasis"><text:span text:style-name="T482"><draw:control text:anchor-type="as-char" draw:z-index="17" draw:name="Vorm13_1" draw:style-name="gr1" draw:text-style-name="P11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410">Start de installatie</text:span></text:span><text:span text:style-name="Strong_20_Emphasis"><text:span text:style-name="T497"> </text:span></text:span><text:span text:style-name="Strong_20_Emphasis"><text:span text:style-name="T431">via </text:span></text:span><text:span text:style-name="Strong_20_Emphasis"><text:span text:style-name="T433">een </text:span></text:span><text:span text:style-name="Strong_20_Emphasis"><text:span text:style-name="T457">klik op </text:span></text:span><text:span text:style-name="Strong_20_Emphasis"><text:span text:style-name="T519">Activities</text:span></text:span><text:span text:style-name="Strong_20_Emphasis"><text:span text:style-name="T457"> en </text:span></text:span><text:span text:style-name="Strong_20_Emphasis"><text:span text:style-name="T458">een </text:span></text:span><text:span text:style-name="Strong_20_Emphasis"><text:span text:style-name="T457">klik op</text:span></text:span><text:span text:style-name="Strong_20_Emphasis"><text:span text:style-name="T459"> </text:span></text:span><text:span text:style-name="Strong_20_Emphasis"><text:span text:style-name="T520">Install Debian</text:span></text:span><text:span text:style-name="Strong_20_Emphasis"><text:span text:style-name="T411">.</text:span></text:span></text:p>
          </table:table-cell>
        </table:table-row>
        <table:table-row table:style-name="TableLine94086750638624">
          <table:table-cell table:style-name="_32_._5f_Installatie_5f_uitvoeren.A1" office:value-type="string">
            <text:p text:style-name="P29"><text:span text:style-name="Strong_20_Emphasis"><text:span text:style-name="T428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410">Bij </text:span></text:span><text:span text:style-name="Strong_20_Emphasis"><text:span text:style-name="T530">Welcome</text:span></text:span><text:span text:style-name="Strong_20_Emphasis"><text:span text:style-name="T410"> kies </text:span></text:span><text:span text:style-name="Strong_20_Emphasis"><text:span text:style-name="T530">Nederlands</text:span></text:span><text:span text:style-name="Strong_20_Emphasis"><text:span text:style-name="T410"> en klik op </text:span></text:span><text:span text:style-name="Strong_20_Emphasis"><text:span text:style-name="T530">Volgende</text:span></text:span><text:span text:style-name="Strong_20_Emphasis"><text:span text:style-name="T410">.</text:span></text:span></text:p>
          </table:table-cell>
        </table:table-row>
        <table:table-row table:style-name="TableLine94086750638896">
          <table:table-cell table:style-name="_32_._5f_Installatie_5f_uitvoeren.A1" office:value-type="string">
            <text:p text:style-name="P46"><text:span text:style-name="Strong_20_Emphasis"><text:span text:style-name="T428"/></text:span></text:p>
          </table:table-cell>
          <table:table-cell table:style-name="_32_._5f_Installatie_5f_uitvoeren.A1" office:value-type="string">
            <text:p text:style-name="P91">Bij <text:span text:style-name="T1226">Locatie</text:span> kies bij <text:span text:style-name="T1226">Regio</text:span> voor <text:span text:style-name="T1226">Europa</text:span> en klik op <text:span text:style-name="T1226">Volgende</text:span>.</text:p>
          </table:table-cell>
        </table:table-row>
        <table:table-row table:style-name="TableLine94086750639168">
          <table:table-cell table:style-name="_32_._5f_Installatie_5f_uitvoeren.A1" office:value-type="string">
            <text:p text:style-name="P46"><text:span text:style-name="Strong_20_Emphasis"><text:span text:style-name="T428"/></text:span></text:p>
          </table:table-cell>
          <table:table-cell table:style-name="_32_._5f_Installatie_5f_uitvoeren.A1" office:value-type="string">
            <text:p text:style-name="P91">Bij <text:span text:style-name="T1226">Toetsenbord</text:span> kies <text:span text:style-name="T1226">English (US)</text:span> en klik op <text:span text:style-name="T1226">Volgende</text:span>.</text:p>
          </table:table-cell>
        </table:table-row>
        <table:table-row table:style-name="TableLine94086750639440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1"/>
          </table:table-cell>
        </table:table-row>
        <table:table-row table:style-name="TableLine94086750639712">
          <table:table-cell table:style-name="_32_._5f_Installatie_5f_uitvoeren.A1" office:value-type="string">
            <text:p text:style-name="P46"><text:span text:style-name="Strong_20_Emphasis"><text:span text:style-name="T428"><text:s/></text:span></text:span><text:span text:style-name="Strong_20_Emphasis"><text:span text:style-name="T482"><draw:control text:anchor-type="as-char" draw:z-index="20" draw:name="Vorm13_4" draw:style-name="gr1" draw:text-style-name="P110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44"><text:span text:style-name="T1270">Bij </text:span><text:span text:style-name="T1272">Partities</text:span><text:span text:style-name="T1270"> </text:span><text:span text:style-name="T1058">selecteer</text:span><text:span text:style-name="T1270"> </text:span><text:span text:style-name="T1271">de </text:span><text:span text:style-name="T1270">gewenste </text:span><text:span text:style-name="T1059">optie</text:span><text:span text:style-name="Strong_20_Emphasis"><text:span text:style-name="T410"> </text:span></text:span><text:span text:style-name="Strong_20_Emphasis"><text:span text:style-name="T412">en klik op </text:span></text:span><text:span text:style-name="Strong_20_Emphasis"><text:span text:style-name="T531">Volgende</text:span></text:span><text:span text:style-name="Strong_20_Emphasis"><text:span text:style-name="T412">.</text:span></text:span></text:p>
          </table:table-cell>
        </table:table-row>
        <table:table-row table:style-name="TableLine94086750639984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3"/>
          </table:table-cell>
        </table:table-row>
        <table:table-row table:style-name="TableLine94086750640256">
          <table:table-cell table:style-name="_32_._5f_Installatie_5f_uitvoeren.A1" office:value-type="string">
            <text:p text:style-name="P29"><text:span text:style-name="Strong_20_Emphasis"><text:span text:style-name="T428"><text:s/></text:span></text:span><text:span text:style-name="Strong_20_Emphasis"><text:span text:style-name="T482"><draw:control text:anchor-type="as-char" draw:z-index="3" draw:name="Vorm13" draw:style-name="gr1" draw:text-style-name="P11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490">Bij </text:span></text:span><text:span text:style-name="Strong_20_Emphasis"><text:span text:style-name="T528">Gebruikers</text:span></text:span><text:span text:style-name="Strong_20_Emphasis"><text:span text:style-name="T490"> vul in </text:span></text:span><text:span text:style-name="Strong_20_Emphasis"><text:span text:style-name="T532">Wat is je naam?</text:span></text:span><text:span text:style-name="Strong_20_Emphasis"><text:span text:style-name="T413"> </text:span></text:span><text:span text:style-name="Definition"><text:span text:style-name="T1261">gebruiker</text:span></text:span><text:span text:style-name="Strong_20_Emphasis"><text:span text:style-name="T481">,</text:span></text:span><text:span text:style-name="Strong_20_Emphasis"><text:span text:style-name="T414"> </text:span></text:span><text:span text:style-name="Strong_20_Emphasis"><text:span text:style-name="T532">Welke naam wil je gebruiken om in te loggen?</text:span></text:span><text:span text:style-name="Strong_20_Emphasis"><text:span text:style-name="T414"> </text:span></text:span><text:span text:style-name="Definition"><text:span text:style-name="T1262">gebruikers</text:span></text:span><text:span text:style-name="Definition"><text:span text:style-name="T1261">naam</text:span></text:span><text:span text:style-name="Strong_20_Emphasis"><text:span text:style-name="T410">, </text:span></text:span><text:span text:style-name="Strong_20_Emphasis"><text:span text:style-name="T533">Wat is de </text:span></text:span><text:span text:style-name="Strong_20_Emphasis"><text:span text:style-name="T532">naam van deze </text:span></text:span><text:span text:style-name="Strong_20_Emphasis"><text:span text:style-name="T533">computer</text:span></text:span><text:span text:style-name="Strong_20_Emphasis"><text:span text:style-name="T415"> </text:span></text:span><text:span text:style-name="Definition"><text:span text:style-name="T1261">computernaam</text:span></text:span><text:span text:style-name="Strong_20_Emphasis"><text:span text:style-name="T413">, </text:span></text:span><text:span text:style-name="Strong_20_Emphasis"><text:span text:style-name="T414">v</text:span></text:span><text:span text:style-name="Strong_20_Emphasis"><text:span text:style-name="T413">ul </text:span></text:span><text:span text:style-name="Strong_20_Emphasis"><text:span text:style-name="T416">tweemaal het wachtwoord </text:span></text:span><text:span text:style-name="Strong_20_Emphasis"><text:span text:style-name="T413">in</text:span></text:span><text:span text:style-name="Strong_20_Emphasis"><text:span text:style-name="T511">,</text:span></text:span><text:span text:style-name="Strong_20_Emphasis"><text:span text:style-name="T413"> </text:span></text:span><text:span text:style-name="Strong_20_Emphasis"><text:span text:style-name="T417">en </text:span></text:span><text:span text:style-name="Strong_20_Emphasis"><text:span text:style-name="T413">kl</text:span></text:span><text:span text:style-name="Strong_20_Emphasis"><text:span text:style-name="T404">ik op </text:span></text:span><text:span text:style-name="Strong_20_Emphasis"><text:span text:style-name="T536">V</text:span></text:span><text:span text:style-name="Strong_20_Emphasis"><text:span text:style-name="T537">olgende</text:span></text:span><text:span text:style-name="Strong_20_Emphasis"><text:span text:style-name="T404">.</text:span></text:span></text:p>
          </table:table-cell>
        </table:table-row>
        <table:table-row table:style-name="TableLine94086750640528"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94"/>
          </table:table-cell>
        </table:table-row>
        <table:table-row table:style-name="TableLine94086750640800">
          <table:table-cell table:style-name="_32_._5f_Installatie_5f_uitvoeren.A1" office:value-type="string">
            <text:p text:style-name="P29"><text:span text:style-name="Strong_20_Emphasis"><text:span text:style-name="T428"><text:s/></text:span></text:span><text:span text:style-name="Strong_20_Emphasis"><text:span text:style-name="T482"><draw:control text:anchor-type="as-char" draw:z-index="4" draw:name="Vorm14" draw:style-name="gr1" draw:text-style-name="P11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418">Bij </text:span></text:span><text:span text:style-name="Strong_20_Emphasis"><text:span text:style-name="T558">Samenvatting</text:span></text:span><text:span text:style-name="Strong_20_Emphasis"><text:span text:style-name="T508"> </text:span></text:span><text:span text:style-name="Strong_20_Emphasis"><text:span text:style-name="T509">controleer het overzicht en</text:span></text:span><text:span text:style-name="Strong_20_Emphasis"><text:span text:style-name="T417"> </text:span></text:span><text:span text:style-name="Strong_20_Emphasis"><text:span text:style-name="T413">kl</text:span></text:span><text:span text:style-name="Strong_20_Emphasis"><text:span text:style-name="T404">ik op </text:span></text:span><text:span text:style-name="Strong_20_Emphasis"><text:span text:style-name="T538">Installeer</text:span></text:span><text:span text:style-name="Strong_20_Emphasis"><text:span text:style-name="T404">.</text:span></text:span></text:p>
          </table:table-cell>
        </table:table-row>
        <table:table-row table:style-name="TableLine94086750641072">
          <table:table-cell table:style-name="_32_._5f_Installatie_5f_uitvoeren.A1" office:value-type="string">
            <text:p text:style-name="P48"><text:span text:style-name="Strong_20_Emphasis"><text:span text:style-name="T428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418">Bij </text:span></text:span><text:span text:style-name="Strong_20_Emphasis"><text:span text:style-name="T559">Beëindigen</text:span></text:span><text:span text:style-name="Strong_20_Emphasis"><text:span text:style-name="T508"> </text:span></text:span><text:span text:style-name="Strong_20_Emphasis"><text:span text:style-name="T413">kl</text:span></text:span><text:span text:style-name="Strong_20_Emphasis"><text:span text:style-name="T404">ik op </text:span></text:span><text:span text:style-name="Strong_20_Emphasis"><text:span text:style-name="T539">Voltooid</text:span></text:span><text:span text:style-name="Strong_20_Emphasis"><text:span text:style-name="T404">.</text:span></text:span></text:p>
          </table:table-cell>
        </table:table-row>
        <table:table-row table:style-name="TableLine94086750641344">
          <table:table-cell table:style-name="_32_._5f_Installatie_5f_uitvoeren.A1" office:value-type="string">
            <text:p text:style-name="P109"/>
          </table:table-cell>
          <table:table-cell table:style-name="_32_._5f_Installatie_5f_uitvoeren.A1" office:value-type="string">
            <text:p text:style-name="P77"/>
          </table:table-cell>
        </table:table-row>
        <table:table-row table:style-name="TableLine94086750641616">
          <table:table-cell table:style-name="_32_._5f_Installatie_5f_uitvoeren.A1" office:value-type="string">
            <text:p text:style-name="P29"><text:span text:style-name="Strong_20_Emphasis"><text:span text:style-name="T428"><text:s/></text:span></text:span><text:span text:style-name="Strong_20_Emphasis"><text:span text:style-name="T482"><draw:control text:anchor-type="as-char" draw:z-index="5" draw:name="Vorm20" draw:style-name="gr1" draw:text-style-name="P11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498">Verwijder </text:span></text:span><text:span text:style-name="Strong_20_Emphasis"><text:span text:style-name="T499">het </text:span></text:span><text:span text:style-name="Strong_20_Emphasis"><text:span text:style-name="T498">installatiemedium (</text:span></text:span><text:span text:style-name="Strong_20_Emphasis"><text:span text:style-name="T500">USB-stick of </text:span></text:span><text:span text:style-name="Strong_20_Emphasis"><text:span text:style-name="T491">C</text:span></text:span><text:span text:style-name="Strong_20_Emphasis"><text:span text:style-name="T500">D</text:span></text:span><text:span text:style-name="Strong_20_Emphasis"><text:span text:style-name="T248"><text:note-ref text:note-class="footnote" text:reference-format="text" text:ref-name="ftn6">3</text:note-ref></text:span></text:span><text:span text:style-name="Strong_20_Emphasis"><text:span text:style-name="T498">) </text:span></text:span><text:span text:style-name="Strong_20_Emphasis"><text:span text:style-name="T501">en</text:span></text:span><text:span text:style-name="Strong_20_Emphasis"><text:span text:style-name="T498"> </text:span></text:span><text:span text:style-name="Strong_20_Emphasis"><text:span text:style-name="T502">druk </text:span></text:span><text:span text:style-name="Strong_20_Emphasis"><text:span text:style-name="T503">op</text:span></text:span><text:span text:style-name="Strong_20_Emphasis"><text:span text:style-name="T502"> </text:span></text:span><text:span text:style-name="Strong_20_Emphasis"><text:span text:style-name="T487">de </text:span></text:span><text:span text:style-name="Strong_20_Emphasis"><text:span text:style-name="T488">Enter</text:span></text:span><text:span text:style-name="Strong_20_Emphasis"><text:span text:style-name="T487">-toets</text:span></text:span><text:span text:style-name="Strong_20_Emphasis"><text:span text:style-name="T504">.</text:span></text:span></text:p>
          </table:table-cell>
        </table:table-row>
      </table:table>
      <text:p text:style-name="P23"><text:span text:style-name="Strong_20_Emphasis"><text:span text:style-name="T502"/></text:span></text:p>
      <text:list xml:id="list143446479564602" text:continue-numbering="true" text:style-name="L1">
        <text:list-item>
          <text:p text:style-name="P73"><text:span text:style-name="Strong_20_Emphasis"><text:span text:style-name="T560">Installatie </text:span></text:span><text:span text:style-name="Strong_20_Emphasis"><text:span text:style-name="T561">afronden</text:span></text:span></text:p>
        </text:list-item>
      </text:list>
      <text:p text:style-name="P25"><text:span text:style-name="Strong_20_Emphasis"><text:span text:style-name="T4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086750499168">
          <table:table-cell table:style-name="_33_._5f_Installatie_5f_afronden.A1" office:value-type="string">
            <text:p text:style-name="P30"><text:span text:style-name="Strong_20_Emphasis"><text:span text:style-name="T428"><text:s/></text:span></text:span><text:span text:style-name="Strong_20_Emphasis"><text:span text:style-name="T482"><draw:control text:anchor-type="as-char" draw:z-index="6" draw:name="Vorm22" draw:style-name="gr1" draw:text-style-name="P11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419">Aanmelden als </text:span></text:span><text:span text:style-name="Definition"><text:span text:style-name="T1261">gebruiker</text:span></text:span><text:span text:style-name="Strong_20_Emphasis"><text:span text:style-name="T419">.</text:span></text:span></text:p>
          </table:table-cell>
        </table:table-row>
        <table:table-row table:style-name="TableLine94086750808544">
          <table:table-cell table:style-name="_33_._5f_Installatie_5f_afronden.A1" office:value-type="string">
            <text:p text:style-name="P95"/>
          </table:table-cell>
          <table:table-cell table:style-name="_33_._5f_Installatie_5f_afronden.A1" office:value-type="string">
            <text:p text:style-name="P96"/>
          </table:table-cell>
        </table:table-row>
        <table:table-row table:style-name="TableLine94086750770560">
          <table:table-cell table:style-name="_33_._5f_Installatie_5f_afronden.A1" office:value-type="string">
            <text:p text:style-name="P40"><text:span text:style-name="Strong_20_Emphasis"><text:span text:style-name="T428"><text:s/></text:span></text:span><text:span text:style-name="Strong_20_Emphasis"><text:span text:style-name="T482"><draw:control text:anchor-type="as-char" draw:z-index="18" draw:name="Vorm22_1" draw:style-name="gr1" draw:text-style-name="P11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1"><text:span text:style-name="Strong_20_Emphasis"><text:span text:style-name="T404">O</text:span></text:span><text:span text:style-name="Strong_20_Emphasis"><text:span text:style-name="T405">p </text:span></text:span><text:span text:style-name="Strong_20_Emphasis"><text:span text:style-name="T407">de volgende schermen volg de aanwijzingen en klik op</text:span></text:span><text:span text:style-name="Strong_20_Emphasis"><text:span text:style-name="T494"> </text:span></text:span><text:span text:style-name="Strong_20_Emphasis"><text:span text:style-name="T562">Volgende </text:span></text:span><text:span text:style-name="Strong_20_Emphasis"><text:span text:style-name="T510">of </text:span></text:span><text:span text:style-name="Strong_20_Emphasis"><text:span text:style-name="T563">Overslaan</text:span></text:span><text:span text:style-name="Strong_20_Emphasis"><text:span text:style-name="T494">.</text:span></text:span></text:p>
          </table:table-cell>
        </table:table-row>
        <table:table-row table:style-name="TableLine94086750673744"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19"><text:span text:style-name="Strong_20_Emphasis"><text:span text:style-name="T404">O</text:span></text:span><text:span text:style-name="Strong_20_Emphasis"><text:span text:style-name="T405">p het scherm </text:span></text:span><text:span text:style-name="Strong_20_Emphasis"><text:span text:style-name="T564">Installatie Voltooid</text:span></text:span><text:span text:style-name="Strong_20_Emphasis"><text:span text:style-name="T556"> </text:span></text:span><text:span text:style-name="Strong_20_Emphasis"><text:span text:style-name="T494">klik op </text:span></text:span><text:span text:style-name="Strong_20_Emphasis"><text:span text:style-name="T564">Beginnen met</text:span></text:span><text:span text:style-name="Strong_20_Emphasis"><text:span text:style-name="T554"> Debian GNU/Linux</text:span></text:span><text:span text:style-name="Strong_20_Emphasis"><text:span text:style-name="T494">.</text:span></text:span></text:p>
          </table:table-cell>
        </table:table-row>
        <table:table-row table:style-name="TableLine94086750723696"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12"><text:span text:style-name="Strong_20_Emphasis"><text:span text:style-name="T409">Sluit het scherm </text:span></text:span><text:span text:style-name="Strong_20_Emphasis"><text:span text:style-name="T565">Aan de slag</text:span></text:span><text:span text:style-name="Strong_20_Emphasis"><text:span text:style-name="T409">.</text:span></text:span></text:p>
          </table:table-cell>
        </table:table-row>
        <table:table-row table:style-name="TableLine94086750789248"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28"><text:span text:style-name="Strong_20_Emphasis"><text:span text:style-name="T494"/></text:span></text:p>
          </table:table-cell>
        </table:table-row>
        <table:table-row table:style-name="TableLine94086750795008">
          <table:table-cell table:style-name="_33_._5f_Installatie_5f_afronden.A1" office:value-type="string">
            <text:p text:style-name="P30"><text:span text:style-name="Strong_20_Emphasis"><text:span text:style-name="T428"><text:s/></text:span></text:span><text:span text:style-name="Strong_20_Emphasis"><text:span text:style-name="T482"><draw:control text:anchor-type="as-char" draw:z-index="7" draw:name="Vorm23" draw:style-name="gr1" draw:text-style-name="P11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420">Voeg </text:span></text:span><text:span text:style-name="Strong_20_Emphasis"><text:span text:style-name="T421">eventuele </text:span></text:span><text:span text:style-name="Strong_20_Emphasis"><text:span text:style-name="T422">extra </text:span></text:span><text:span text:style-name="Strong_20_Emphasis"><text:span text:style-name="T505">gebruikers </text:span></text:span><text:span text:style-name="Strong_20_Emphasis"><text:span text:style-name="T497">toe </text:span></text:span><text:span text:style-name="Strong_20_Emphasis"><text:span text:style-name="T431">via </text:span></text:span><text:span text:style-name="Strong_20_Emphasis"><text:span text:style-name="T433">een </text:span></text:span><text:span text:style-name="Strong_20_Emphasis"><text:span text:style-name="T434">druk op de </text:span></text:span><text:span text:style-name="Strong_20_Emphasis"><text:span text:style-name="T448">Super</text:span></text:span><text:span text:style-name="Strong_20_Emphasis"><text:span text:style-name="T434">-toets</text:span></text:span><text:span text:style-name="Strong_20_Emphasis"><text:span text:style-name="T434"><text:note text:id="ftn7" text:note-class="footnote"><text:note-citation>1</text:note-citation><text:note-body><text:p text:style-name="P68"><text:span text:style-name="T980">De </text:span><text:span text:style-name="T981">Super</text:span><text:span text:style-name="T980">-toets is de Windows</text:span><text:span text:style-name="T982">-</text:span><text:span text:style-name="T983">toets</text:span><text:span text:style-name="T980">, </text:span><text:span text:style-name="T982">C</text:span><text:span text:style-name="T980">ommand-</text:span><text:span text:style-name="T983">toets</text:span><text:span text:style-name="T980">, of </text:span><text:span text:style-name="T982">V</text:span><text:span text:style-name="T980">ergrootglas-toets.</text:span></text:p></text:note-body></text:note></text:span></text:span><text:span text:style-name="Strong_20_Emphasis"><text:span text:style-name="T433">, </text:span></text:span><text:span text:style-name="Strong_20_Emphasis"><text:span text:style-name="T435">t</text:span></text:span><text:span text:style-name="Strong_20_Emphasis"><text:span text:style-name="T436">yp </text:span></text:span><text:span text:style-name="Strong_20_Emphasis"><text:span text:style-name="T521">geb</text:span></text:span><text:span text:style-name="Strong_20_Emphasis"><text:span text:style-name="T522">r</text:span></text:span><text:span text:style-name="Strong_20_Emphasis"><text:span text:style-name="T434"> </text:span></text:span><text:span text:style-name="Strong_20_Emphasis"><text:span text:style-name="T438">e</text:span></text:span><text:span text:style-name="Strong_20_Emphasis"><text:span text:style-name="T431">n </text:span></text:span><text:span text:style-name="Strong_20_Emphasis"><text:span text:style-name="T439">k</text:span></text:span><text:span text:style-name="Strong_20_Emphasis"><text:span text:style-name="T431">lik </text:span></text:span><text:span text:style-name="Strong_20_Emphasis"><text:span text:style-name="T460">bij </text:span></text:span><text:span text:style-name="Strong_20_Emphasis"><text:span text:style-name="T540">Instellingen </text:span></text:span><text:span text:style-name="Strong_20_Emphasis"><text:span text:style-name="T461">rechts o</text:span></text:span><text:span text:style-name="Strong_20_Emphasis"><text:span text:style-name="T431">p </text:span></text:span><text:span text:style-name="Strong_20_Emphasis"><text:span text:style-name="T541">Gebruikers</text:span></text:span><text:span text:style-name="Strong_20_Emphasis"><text:span text:style-name="T462">.</text:span></text:span></text:p>
          </table:table-cell>
        </table:table-row>
        <table:table-row table:style-name="TableLine94086750705072"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53"><text:span text:style-name="Strong_20_Emphasis"><text:span text:style-name="T492">Klik links</text:span></text:span><text:span text:style-name="Strong_20_Emphasis"><text:span text:style-name="T512"> </text:span></text:span><text:span text:style-name="Strong_20_Emphasis"><text:span text:style-name="T463">op </text:span></text:span><text:span text:style-name="Strong_20_Emphasis"><text:span text:style-name="T523">Ontgrendelen</text:span></text:span><text:span text:style-name="Strong_20_Emphasis"><text:span text:style-name="T463"> </text:span></text:span><text:span text:style-name="Strong_20_Emphasis"><text:span text:style-name="T464">en daarna op </text:span></text:span><text:span text:style-name="Strong_20_Emphasis"><text:span text:style-name="T547">Gebruik</text:span></text:span><text:span text:style-name="Strong_20_Emphasis"><text:span text:style-name="T548">er</text:span></text:span><text:span text:style-name="Strong_20_Emphasis"><text:span text:style-name="T547"> toevoegen</text:span></text:span><text:span text:style-name="Strong_20_Emphasis"><text:span text:style-name="T464">.</text:span></text:span></text:p>
          </table:table-cell>
        </table:table-row>
        <table:table-row table:style-name="TableLine94086750794272"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53"><text:span text:style-name="Strong_20_Emphasis"><text:span text:style-name="T512">Sluit </text:span></text:span><text:span text:style-name="Strong_20_Emphasis"><text:span text:style-name="T547">Gebruiker toevoegen</text:span></text:span><text:span text:style-name="Strong_20_Emphasis"><text:span text:style-name="T464">.</text:span></text:span></text:p>
          </table:table-cell>
        </table:table-row>
        <table:table-row table:style-name="TableLine94086750749168"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96"/>
          </table:table-cell>
        </table:table-row>
        <table:table-row table:style-name="TableLine94086750792368">
          <table:table-cell table:style-name="_33_._5f_Installatie_5f_afronden.A1" office:value-type="string">
            <text:p text:style-name="P30"><text:span text:style-name="Strong_20_Emphasis"><text:span text:style-name="T428"><text:s/></text:span></text:span><text:span text:style-name="Strong_20_Emphasis"><text:span text:style-name="T482"><draw:control text:anchor-type="as-char" draw:z-index="8" draw:name="Vorm25" draw:style-name="gr1" draw:text-style-name="P11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1"><text:span text:style-name="Strong_20_Emphasis"><text:span text:style-name="T423">Controleer </text:span></text:span><text:span text:style-name="Strong_20_Emphasis"><text:span text:style-name="T424">of er updates zijn </text:span></text:span><text:span text:style-name="Strong_20_Emphasis"><text:span text:style-name="T425">via </text:span></text:span><text:span text:style-name="Strong_20_Emphasis"><text:span text:style-name="T433">een </text:span></text:span><text:span text:style-name="Strong_20_Emphasis"><text:span text:style-name="T465">druk</text:span></text:span><text:span text:style-name="Strong_20_Emphasis"><text:span text:style-name="T433"> op</text:span></text:span><text:span text:style-name="Strong_20_Emphasis"><text:span text:style-name="T440"> de </text:span></text:span><text:span text:style-name="Strong_20_Emphasis"><text:span text:style-name="T448">Super</text:span></text:span><text:span text:style-name="Strong_20_Emphasis"><text:span text:style-name="T440">-toets</text:span></text:span><text:span text:style-name="Strong_20_Emphasis"><text:span text:style-name="T247"><text:note-ref text:note-class="footnote" text:reference-format="text" text:ref-name="ftn7">1</text:note-ref></text:span></text:span><text:span text:style-name="Strong_20_Emphasis"><text:span text:style-name="T433">, </text:span></text:span><text:span text:style-name="Strong_20_Emphasis"><text:span text:style-name="T435">t</text:span></text:span><text:span text:style-name="Strong_20_Emphasis"><text:span text:style-name="T436">yp </text:span></text:span><text:span text:style-name="Strong_20_Emphasis"><text:span text:style-name="T524">sof</text:span></text:span><text:span text:style-name="Strong_20_Emphasis"><text:span text:style-name="T515">t</text:span></text:span><text:span text:style-name="Strong_20_Emphasis"><text:span text:style-name="T434"> </text:span></text:span><text:span text:style-name="Strong_20_Emphasis"><text:span text:style-name="T438">e</text:span></text:span><text:span text:style-name="Strong_20_Emphasis"><text:span text:style-name="T431">n </text:span></text:span><text:span text:style-name="Strong_20_Emphasis"><text:span text:style-name="T439">k</text:span></text:span><text:span text:style-name="Strong_20_Emphasis"><text:span text:style-name="T431">lik op het pictogram van </text:span></text:span><text:span text:style-name="Strong_20_Emphasis"><text:span text:style-name="T549">Software</text:span></text:span><text:span text:style-name="Strong_20_Emphasis"><text:span text:style-name="T440">.</text:span></text:span></text:p>
          </table:table-cell>
        </table:table-row>
        <table:table-row table:style-name="TableLine94086750690768">
          <table:table-cell table:style-name="_33_._5f_Installatie_5f_afronden.A1" office:value-type="string">
            <text:p text:style-name="P30"><text:span text:style-name="Strong_20_Emphasis"><text:span text:style-name="T428"/></text:span></text:p>
          </table:table-cell>
          <table:table-cell table:style-name="_33_._5f_Installatie_5f_afronden.A1" office:value-type="string">
            <text:p text:style-name="P59"><text:span text:style-name="T1064">Klik op </text:span><text:span text:style-name="T1076">Updates</text:span><text:span text:style-name="T1065"> en a</text:span><text:span text:style-name="T1066">ls</text:span><text:span text:style-name="T1067"> </text:span><text:span text:style-name="T1068">er </text:span><text:span text:style-name="T1067">updates beschikbaar zijn, k</text:span><text:span text:style-name="T1069">lik op </text:span><text:span text:style-name="Strong_20_Emphasis"><text:span text:style-name="T1075">Downloaden</text:span></text:span><text:span text:style-name="T1069"> </text:span><text:span text:style-name="T1070">en vervolgens op </text:span><text:span text:style-name="T1077">Herstarten &amp; bijwerken</text:span><text:span text:style-name="T1070"> </text:span><text:span text:style-name="T1071">en </text:span><text:span text:style-name="T1077">Herstarten &amp; </text:span><text:span text:style-name="T1078">installeren</text:span><text:span text:style-name="T1079">.</text:span></text:p>
          </table:table-cell>
        </table:table-row>
        <table:table-row table:style-name="TableLine94086750708336"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54"><text:span text:style-name="T1072">Daarna weer </text:span><text:span text:style-name="T1073">a</text:span><text:span text:style-name="T1074">anmelden als </text:span><text:span text:style-name="Definition"><text:span text:style-name="T1265">gebruiker</text:span></text:span><text:span text:style-name="T1070">.</text:span></text:p>
          </table:table-cell>
        </table:table-row>
        <table:table-row table:style-name="TableLine94086750682304"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96"/>
          </table:table-cell>
        </table:table-row>
        <table:table-row table:style-name="TableLine94086750766800">
          <table:table-cell table:style-name="_33_._5f_Installatie_5f_afronden.A1" office:value-type="string">
            <text:p text:style-name="P29"><text:span text:style-name="Strong_20_Emphasis"><text:span text:style-name="T428"><text:s/></text:span></text:span><text:span text:style-name="Strong_20_Emphasis"><text:span text:style-name="T482"><draw:control text:anchor-type="as-char" draw:z-index="16" draw:name="Vorm4_1" draw:style-name="gr1" draw:text-style-name="P110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428">Installeer </text:span></text:span><text:span text:style-name="Strong_20_Emphasis"><text:span text:style-name="T466">pakket kz</text:span></text:span><text:span text:style-name="Strong_20_Emphasis"><text:span text:style-name="T428"> </text:span></text:span><text:span text:style-name="Strong_20_Emphasis"><text:span text:style-name="T431">via via </text:span></text:span><text:span text:style-name="Strong_20_Emphasis"><text:span text:style-name="T433">een </text:span></text:span><text:span text:style-name="Strong_20_Emphasis"><text:span text:style-name="T434">druk op de </text:span></text:span><text:span text:style-name="Strong_20_Emphasis"><text:span text:style-name="T448">Super</text:span></text:span><text:span text:style-name="Strong_20_Emphasis"><text:span text:style-name="T434">-toets</text:span></text:span><text:span text:style-name="Strong_20_Emphasis"><text:span text:style-name="T247"><text:note-ref text:note-class="footnote" text:reference-format="text" text:ref-name="ftn7">1</text:note-ref></text:span></text:span><text:span text:style-name="Strong_20_Emphasis"><text:span text:style-name="T433">, </text:span></text:span><text:span text:style-name="Strong_20_Emphasis"><text:span text:style-name="T435">t</text:span></text:span><text:span text:style-name="Strong_20_Emphasis"><text:span text:style-name="T436">yp </text:span></text:span><text:span text:style-name="Strong_20_Emphasis"><text:span text:style-name="T514">ter</text:span></text:span><text:span text:style-name="Strong_20_Emphasis"><text:span text:style-name="T515">m</text:span></text:span><text:span text:style-name="Strong_20_Emphasis"><text:span text:style-name="T437"> </text:span></text:span><text:span text:style-name="Strong_20_Emphasis"><text:span text:style-name="T438">e</text:span></text:span><text:span text:style-name="Strong_20_Emphasis"><text:span text:style-name="T431">n </text:span></text:span><text:span text:style-name="Strong_20_Emphasis"><text:span text:style-name="T439">k</text:span></text:span><text:span text:style-name="Strong_20_Emphasis"><text:span text:style-name="T431">lik op het pictogram van </text:span></text:span><text:span text:style-name="Strong_20_Emphasis"><text:span text:style-name="T516">Terminalvenster</text:span></text:span><text:span text:style-name="Strong_20_Emphasis"><text:span text:style-name="T437">. </text:span></text:span></text:p>
          </table:table-cell>
        </table:table-row>
        <table:table-row table:style-name="TableLine94086750798160">
          <table:table-cell table:style-name="_33_._5f_Installatie_5f_afronden.A1" office:value-type="string">
            <text:p text:style-name="P33"><text:span text:style-name="Strong_20_Emphasis"><text:span text:style-name="T428"/></text:span></text:p>
          </table:table-cell>
          <table:table-cell table:style-name="_33_._5f_Installatie_5f_afronden.A1" office:value-type="string">
            <text:p text:style-name="P38"><text:span text:style-name="T1268">Typ</text:span><text:span text:style-name="Strong_20_Emphasis"><text:span text:style-name="T441">, of </text:span></text:span><text:span text:style-name="Strong_20_Emphasis"><text:span text:style-name="T437">kopieer en plak, de</text:span></text:span><text:span text:style-name="Strong_20_Emphasis"><text:span text:style-name="T467">z</text:span></text:span><text:span text:style-name="Strong_20_Emphasis"><text:span text:style-name="T468">e</text:span></text:span><text:span text:style-name="Strong_20_Emphasis"><text:span text:style-name="T437"> </text:span></text:span><text:span text:style-name="Strong_20_Emphasis"><text:span text:style-name="T443">drie </text:span></text:span><text:span text:style-name="Strong_20_Emphasis"><text:span text:style-name="T437">opdrachten, ieder gevolgd door de </text:span></text:span><text:span text:style-name="Strong_20_Emphasis"><text:span text:style-name="T432">Enter</text:span></text:span><text:span text:style-name="Strong_20_Emphasis"><text:span text:style-name="T431">-toets:<text:line-break/></text:span></text:span><text:span text:style-name="User_20_Entry"><text:span text:style-name="T566">sudo</text:span></text:span><text:span text:style-name="User_20_Entry"><text:span text:style-name="T567"> </text:span></text:span><text:span text:style-name="User_20_Entry"><text:span text:style-name="T566">apt install wget</text:span></text:span><text:span text:style-name="User_20_Entry"><text:span text:style-name="T567"><text:line-break/>wget karelzimmer.nl/</text:span></text:span><text:span text:style-name="User_20_Entry"><text:span text:style-name="T568">kz</text:span></text:span><text:span text:style-name="User_20_Entry"><text:span text:style-name="T567"><text:line-break/>bash </text:span></text:span><text:span text:style-name="User_20_Entry"><text:span text:style-name="T568">kz</text:span></text:span></text:p>
          </table:table-cell>
        </table:table-row>
        <table:table-row table:style-name="TableLine94086750730944">
          <table:table-cell table:style-name="_33_._5f_Installatie_5f_afronden.A1" office:value-type="string">
            <text:p text:style-name="P97"/>
          </table:table-cell>
          <table:table-cell table:style-name="_33_._5f_Installatie_5f_afronden.A1" office:value-type="string">
            <text:p text:style-name="P57"><text:span text:style-name="Strong_20_Emphasis"><text:span text:style-name="T443">V</text:span></text:span><text:span text:style-name="Strong_20_Emphasis"><text:span text:style-name="T444">olg </text:span></text:span><text:span text:style-name="Strong_20_Emphasis"><text:span text:style-name="T445">de aanwijzingen op het scherm.</text:span></text:span></text:p>
          </table:table-cell>
        </table:table-row>
        <table:table-row table:style-name="TableLine94086750797392">
          <table:table-cell table:style-name="_33_._5f_Installatie_5f_afronden.A1" office:value-type="string">
            <text:p text:style-name="P97"/>
          </table:table-cell>
          <table:table-cell table:style-name="_33_._5f_Installatie_5f_afronden.A1" office:value-type="string">
            <text:p text:style-name="P98"/>
          </table:table-cell>
        </table:table-row>
        <table:table-row table:style-name="TableLine94086750811488">
          <table:table-cell table:style-name="_33_._5f_Installatie_5f_afronden.A1" office:value-type="string">
            <text:p text:style-name="P30"><text:span text:style-name="Strong_20_Emphasis"><text:span text:style-name="T428"><text:s/></text:span></text:span><text:span text:style-name="Strong_20_Emphasis"><text:span text:style-name="T482"><draw:control text:anchor-type="as-char" draw:z-index="9" draw:name="Vorm33" draw:style-name="gr1" draw:text-style-name="P11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1"><text:span text:style-name="Strong_20_Emphasis"><text:span text:style-name="T469">Rond de</text:span></text:span><text:span text:style-name="Strong_20_Emphasis"><text:span text:style-name="T470"> installatie </text:span></text:span><text:span text:style-name="Strong_20_Emphasis"><text:span text:style-name="T469">af </text:span></text:span><text:span text:style-name="Strong_20_Emphasis"><text:span text:style-name="T431">via </text:span></text:span><text:span text:style-name="Strong_20_Emphasis"><text:span text:style-name="T471">een</text:span></text:span><text:span text:style-name="Strong_20_Emphasis"><text:span text:style-name="T472"> druk</text:span></text:span><text:span text:style-name="Strong_20_Emphasis"><text:span text:style-name="T471"> op</text:span></text:span><text:span text:style-name="Strong_20_Emphasis"><text:span text:style-name="T440"> de </text:span></text:span><text:span text:style-name="Strong_20_Emphasis"><text:span text:style-name="T448">Super</text:span></text:span><text:span text:style-name="Strong_20_Emphasis"><text:span text:style-name="T440">-toets</text:span></text:span><text:span text:style-name="Strong_20_Emphasis"><text:span text:style-name="T247"><text:note-ref text:note-class="footnote" text:reference-format="text" text:ref-name="ftn7">1</text:note-ref></text:span></text:span><text:span text:style-name="Strong_20_Emphasis"><text:span text:style-name="T433">, </text:span></text:span><text:span text:style-name="Strong_20_Emphasis"><text:span text:style-name="T435">t</text:span></text:span><text:span text:style-name="Strong_20_Emphasis"><text:span text:style-name="T436">yp </text:span></text:span><text:span text:style-name="Strong_20_Emphasis"><text:span text:style-name="T525">men</text:span></text:span><text:span text:style-name="Strong_20_Emphasis"><text:span text:style-name="T518">u</text:span></text:span><text:span text:style-name="Strong_20_Emphasis"><text:span text:style-name="T434"> </text:span></text:span><text:span text:style-name="Strong_20_Emphasis"><text:span text:style-name="T438">e</text:span></text:span><text:span text:style-name="Strong_20_Emphasis"><text:span text:style-name="T431">n </text:span></text:span><text:span text:style-name="Strong_20_Emphasis"><text:span text:style-name="T439">k</text:span></text:span><text:span text:style-name="Strong_20_Emphasis"><text:span text:style-name="T431">lik op het pictogram van </text:span></text:span><text:span text:style-name="Strong_20_Emphasis"><text:span text:style-name="T542">Installatiem</text:span></text:span><text:span text:style-name="Strong_20_Emphasis"><text:span text:style-name="T543">enu</text:span></text:span><text:span text:style-name="Strong_20_Emphasis"><text:span text:style-name="T434">.</text:span></text:span></text:p>
          </table:table-cell>
        </table:table-row>
        <table:table-row table:style-name="TableLine94086750796112">
          <table:table-cell table:style-name="_33_._5f_Installatie_5f_afronden.A1" office:value-type="string">
            <text:p text:style-name="P30"><text:span text:style-name="Strong_20_Emphasis"><text:span text:style-name="T428"/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454">K</text:span></text:span><text:span text:style-name="Strong_20_Emphasis"><text:span text:style-name="T452">ie</text:span></text:span><text:span text:style-name="Strong_20_Emphasis"><text:span text:style-name="T453">s </text:span></text:span><text:span text:style-name="Strong_20_Emphasis"><text:span text:style-name="T550">3 </text:span></text:span><text:span text:style-name="Strong_20_Emphasis"><text:span text:style-name="T551">Installatie</text:span></text:span><text:span text:style-name="Strong_20_Emphasis"><text:span text:style-name="T552"> </text:span></text:span><text:span text:style-name="Strong_20_Emphasis"><text:span text:style-name="T553">afronden</text:span></text:span><text:span text:style-name="Strong_20_Emphasis"><text:span text:style-name="T454"> </text:span></text:span><text:span text:style-name="Strong_20_Emphasis"><text:span text:style-name="T455">en </text:span></text:span><text:span text:style-name="Strong_20_Emphasis"><text:span text:style-name="T473">v</text:span></text:span><text:span text:style-name="Strong_20_Emphasis"><text:span text:style-name="T445">olg de aanwijzingen op het scherm.</text:span></text:span></text:p>
          </table:table-cell>
        </table:table-row>
        <table:table-row table:style-name="TableLine94086750774160">
          <table:table-cell table:style-name="_33_._5f_Installatie_5f_afronden.A1" office:value-type="string">
            <text:p text:style-name="P99"/>
          </table:table-cell>
          <table:table-cell table:style-name="_33_._5f_Installatie_5f_afronden.A1" office:value-type="string">
            <text:p text:style-name="P100"/>
          </table:table-cell>
        </table:table-row>
        <table:table-row table:style-name="TableLine94086750765440">
          <table:table-cell table:style-name="_33_._5f_Installatie_5f_afronden.A1" office:value-type="string">
            <text:p text:style-name="P50"><text:span text:style-name="Strong_20_Emphasis"><text:span text:style-name="T428"><text:s/></text:span></text:span><text:span text:style-name="Strong_20_Emphasis"><text:span text:style-name="T482"><draw:control text:anchor-type="as-char" draw:z-index="22" draw:name="Vorm36_1" draw:style-name="gr1" draw:text-style-name="P110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101">Herstart de computer.</text:p>
          </table:table-cell>
        </table:table-row>
      </table:table>
      <text:p text:style-name="P25"><text:span text:style-name="Strong_20_Emphasis"><text:span text:style-name="T419"><text:tab/></text:span></text:span></text:p>
      <text:p text:style-name="P26"><text:span text:style-name="Strong_20_Emphasis"><text:span text:style-name="T455"/></text:span></text:p>
      <text:p text:style-name="P27"><text:span text:style-name="Strong_20_Emphasis"><text:span text:style-name="T445"/></text:span></text:p>
      <text:list xml:id="list143447171338442" text:continue-numbering="true" text:style-name="L1">
        <text:list-item>
          <text:p text:style-name="P74"><text:span text:style-name="Strong_20_Emphasis"><text:span text:style-name="T1255">Gebruiker inrichten</text:span></text:span></text:p>
        </text:list-item>
      </text:list>
      <text:p text:style-name="P78"/>
      <table:table table:name="Tabel2" table:style-name="Tabel2">
        <table:table-column table:style-name="Tabel2.A"/>
        <table:table-column table:style-name="Tabel2.B"/>
        <table:table-row table:style-name="TableLine94086750704560">
          <table:table-cell table:style-name="Tabel2.A1" office:value-type="string">
            <text:p text:style-name="P49"><text:span text:style-name="Strong_20_Emphasis"><text:span text:style-name="T428"><text:s/></text:span></text:span><text:span text:style-name="Strong_20_Emphasis"><text:span text:style-name="T482"><draw:control text:anchor-type="as-char" draw:z-index="21" draw:name="Vorm36_0" draw:style-name="gr1" draw:text-style-name="P110" svg:width="0.35cm" svg:height="0.35cm" draw:control="control22"/></text:span></text:span></text:p>
          </table:table-cell>
          <table:table-cell table:style-name="Tabel2.A1" office:value-type="string">
            <text:p text:style-name="P14"><text:span text:style-name="Strong_20_Emphasis"><text:span text:style-name="T419">Aanmelden als </text:span></text:span><text:span text:style-name="Definition"><text:span text:style-name="T1261">gebruiker</text:span></text:span><text:span text:style-name="Strong_20_Emphasis"><text:span text:style-name="T429"><text:note text:id="ftn8" text:note-class="footnote"><text:note-citation>1</text:note-citation><text:note-body><text:p text:style-name="P61"><text:span text:style-name="User_20_Entry"><text:span text:style-name="T588">E</text:span></text:span><text:span text:style-name="User_20_Entry"><text:span text:style-name="T614">v</text:span></text:span><text:span text:style-name="User_20_Entry"><text:span text:style-name="T615">en</text:span></text:span><text:span text:style-name="User_20_Entry"><text:span text:style-name="T617">t</text:span></text:span><text:span text:style-name="User_20_Entry"><text:span text:style-name="T618">uele </text:span></text:span><text:span text:style-name="User_20_Entry"><text:span text:style-name="T619">extra gebruikers aanmelden </text:span></text:span><text:span text:style-name="User_20_Entry"><text:span text:style-name="T620">en dezelfde stappen uitvoeren</text:span></text:span><text:span text:style-name="User_20_Entry"><text:span text:style-name="T616">.</text:span></text:span></text:p></text:note-body></text:note></text:span></text:span><text:span text:style-name="Strong_20_Emphasis"><text:span text:style-name="T419">.</text:span></text:span></text:p>
          </table:table-cell>
        </table:table-row>
        <table:table-row table:style-name="TableLine94086750867072">
          <table:table-cell table:style-name="Tabel2.A1" office:value-type="string">
            <text:p text:style-name="P102"/>
          </table:table-cell>
          <table:table-cell table:style-name="Tabel2.A1" office:value-type="string">
            <text:p text:style-name="P80"/>
          </table:table-cell>
        </table:table-row>
        <table:table-row table:style-name="TableLine94086750860352">
          <table:table-cell table:style-name="Tabel2.A1" office:value-type="string">
            <text:p text:style-name="P56"><text:span text:style-name="Strong_20_Emphasis"><text:span text:style-name="T428"><text:s/></text:span></text:span><text:span text:style-name="Strong_20_Emphasis"><text:span text:style-name="T482"><draw:control text:anchor-type="as-char" draw:z-index="23" draw:name="Vorm36_2" draw:style-name="gr1" draw:text-style-name="P110" svg:width="0.35cm" svg:height="0.35cm" draw:control="control24"/></text:span></text:span></text:p>
          </table:table-cell>
          <table:table-cell table:style-name="Tabel2.A1" office:value-type="string">
            <text:p text:style-name="P13"><text:span text:style-name="Strong_20_Emphasis"><text:span text:style-name="T474">R</text:span></text:span><text:span text:style-name="Strong_20_Emphasis"><text:span text:style-name="T475">icht </text:span></text:span><text:span text:style-name="Strong_20_Emphasis"><text:span text:style-name="T476">de </text:span></text:span><text:span text:style-name="Strong_20_Emphasis"><text:span text:style-name="T477">gebruiker</text:span></text:span><text:span text:style-name="Strong_20_Emphasis"><text:span text:style-name="T475"> </text:span></text:span><text:span text:style-name="Strong_20_Emphasis"><text:span text:style-name="T478">in </text:span></text:span><text:span text:style-name="Strong_20_Emphasis"><text:span text:style-name="T431">via </text:span></text:span><text:span text:style-name="Strong_20_Emphasis"><text:span text:style-name="T471">een</text:span></text:span><text:span text:style-name="Strong_20_Emphasis"><text:span text:style-name="T472"> druk</text:span></text:span><text:span text:style-name="Strong_20_Emphasis"><text:span text:style-name="T471"> op</text:span></text:span><text:span text:style-name="Strong_20_Emphasis"><text:span text:style-name="T440"> de </text:span></text:span><text:span text:style-name="Strong_20_Emphasis"><text:span text:style-name="T448">Super</text:span></text:span><text:span text:style-name="Strong_20_Emphasis"><text:span text:style-name="T440">-toets</text:span></text:span><text:span text:style-name="Strong_20_Emphasis"><text:span text:style-name="T247"><text:note text:id="ftn9" text:note-class="footnote"><text:note-citation>2</text:note-citation><text:note-body><text:p text:style-name="P69"><text:span text:style-name="T980">D</text:span>e <text:span text:style-name="T1302">Super</text:span>-toets <text:span text:style-name="T980">is </text:span>de Windows<text:span text:style-name="T1244">-</text:span><text:span text:style-name="T1245">toets</text:span>, <text:span text:style-name="T1244">C</text:span>ommand-<text:span text:style-name="T1245">toets</text:span>, of <text:span text:style-name="T1244">V</text:span>ergrootglas-toets.</text:p></text:note-body></text:note></text:span></text:span><text:span text:style-name="Strong_20_Emphasis"><text:span text:style-name="T433">, </text:span></text:span><text:span text:style-name="Strong_20_Emphasis"><text:span text:style-name="T435">t</text:span></text:span><text:span text:style-name="Strong_20_Emphasis"><text:span text:style-name="T436">yp </text:span></text:span><text:span text:style-name="Strong_20_Emphasis"><text:span text:style-name="T525">men</text:span></text:span><text:span text:style-name="Strong_20_Emphasis"><text:span text:style-name="T518">u</text:span></text:span><text:span text:style-name="Strong_20_Emphasis"><text:span text:style-name="T434"> </text:span></text:span><text:span text:style-name="Strong_20_Emphasis"><text:span text:style-name="T438">e</text:span></text:span><text:span text:style-name="Strong_20_Emphasis"><text:span text:style-name="T431">n </text:span></text:span><text:span text:style-name="Strong_20_Emphasis"><text:span text:style-name="T439">k</text:span></text:span><text:span text:style-name="Strong_20_Emphasis"><text:span text:style-name="T431">lik op het pictogram van </text:span></text:span><text:span text:style-name="Strong_20_Emphasis"><text:span text:style-name="T542">Installatiem</text:span></text:span><text:span text:style-name="Strong_20_Emphasis"><text:span text:style-name="T543">enu</text:span></text:span><text:span text:style-name="Strong_20_Emphasis"><text:span text:style-name="T434">.</text:span></text:span></text:p>
          </table:table-cell>
        </table:table-row>
        <table:table-row table:style-name="TableLine94086750865696">
          <table:table-cell table:style-name="Tabel2.A1" office:value-type="string">
            <text:p text:style-name="P103"/>
          </table:table-cell>
          <table:table-cell table:style-name="Tabel2.A1" office:value-type="string">
            <text:p text:style-name="P13"><text:span text:style-name="Strong_20_Emphasis"><text:span text:style-name="T454">K</text:span></text:span><text:span text:style-name="Strong_20_Emphasis"><text:span text:style-name="T452">ie</text:span></text:span><text:span text:style-name="Strong_20_Emphasis"><text:span text:style-name="T453">s </text:span></text:span><text:span text:style-name="Strong_20_Emphasis"><text:span text:style-name="T550">4 </text:span></text:span><text:span text:style-name="Strong_20_Emphasis"><text:span text:style-name="T526">Gebruiker inrichten</text:span></text:span><text:span text:style-name="Strong_20_Emphasis"><text:span text:style-name="T454"> </text:span></text:span><text:span text:style-name="Strong_20_Emphasis"><text:span text:style-name="T455">en </text:span></text:span><text:span text:style-name="Strong_20_Emphasis"><text:span text:style-name="T479">v</text:span></text:span><text:span text:style-name="Strong_20_Emphasis"><text:span text:style-name="T445">olg de aanwijzingen op het scherm</text:span></text:span><text:span text:style-name="Strong_20_Emphasis"><text:span text:style-name="T513"><text:note text:id="ftn10" text:note-class="footnote"><text:note-citation>3</text:note-citation><text:note-body><text:p text:style-name="P72">Het inrichten kan nagelopen worden <text:span text:style-name="T1246">met </text:span>bestanden in <text:span text:style-name="T1246">map</text:span><text:span text:style-name="T1247"> </text:span><text:span text:style-name="T1248">kz-</text:span><text:span text:style-name="T1246">install </text:span><text:span text:style-name="T1135">en</text:span><text:span text:style-name="T1246"> kz-setup </text:span><text:span text:style-name="T1249">in </text:span><text:span text:style-name="T1247">map Documenten</text:span>.</text:p></text:note-body></text:note></text:span></text:span><text:span text:style-name="Strong_20_Emphasis"><text:span text:style-name="T513">.</text:span></text:span></text:p>
          </table:table-cell>
        </table:table-row>
        <table:table-row table:style-name="TableLine94086750868480">
          <table:table-cell table:style-name="Tabel2.A1" office:value-type="string">
            <text:p text:style-name="P109"/>
          </table:table-cell>
          <table:table-cell table:style-name="Tabel2.A1" office:value-type="string">
            <text:p text:style-name="P104"/>
          </table:table-cell>
        </table:table-row>
        <table:table-row table:style-name="TableLine94086750869008">
          <table:table-cell table:style-name="Tabel2.A1" office:value-type="string">
            <text:p text:style-name="P50"><text:span text:style-name="Strong_20_Emphasis"><text:span text:style-name="T428"><text:s/></text:span></text:span><text:span text:style-name="Strong_20_Emphasis"><text:span text:style-name="T482"><draw:control text:anchor-type="as-char" draw:z-index="24" draw:name="Vorm36_3" draw:style-name="gr1" draw:text-style-name="P110" svg:width="0.35cm" svg:height="0.35cm" draw:control="control25"/></text:span></text:span></text:p>
          </table:table-cell>
          <table:table-cell table:style-name="Tabel2.A1" office:value-type="string">
            <text:p text:style-name="P101">Herstart de computer.</text:p>
          </table:table-cell>
        </table:table-row>
      </table:table>
      <text:p text:style-name="P8"><text:span text:style-name="Strong_20_Emphasis"><text:span text:style-name="T480"/></text:span></text:p>
      <text:p text:style-name="P105"/>
      <text:p text:style-name="P42"><text:span text:style-name="T570">E</text:span><text:span text:style-name="T571">inde c</text:span><text:span text:style-name="T572">hecklist, </text:span><text:span text:style-name="T573">d</text:span><text:span text:style-name="T572">e</text:span><text:span text:style-name="T1040"> installatie van </text:span><text:span text:style-name="T1040"><text:reference-ref text:reference-format="text" text:ref-name="Distributie">Debian</text:reference-ref></text:span><text:span text:style-name="T1040"><text:s/></text:span><text:span text:style-name="Strong_20_Emphasis"><text:span text:style-name="T1041">GNU/Linux</text:span></text:span><text:span text:style-name="Strong_20_Emphasis"><text:span text:style-name="T1040"> </text:span></text:span><text:span text:style-name="T1042"><text:reference-ref text:reference-format="text" text:ref-name="Versie">11</text:reference-ref></text:span><text:span text:style-name="T1040"><text:s/></text:span><text:span text:style-name="T1043">LTS </text:span><text:span text:style-name="T1040"><text:reference-ref text:reference-format="text" text:ref-name="Editie">desktop</text:reference-ref></text:span><text:span text:style-name="T1040"><text:s/>is voltooid.</text:span></text:p>
      <text:p text:style-name="P85"/>
      <text:p text:style-name="P6"><text:span text:style-name="T493">Geschreven</text:span><text:span text:style-name="T426"> door Karel Zimmer &lt;</text:span><text:a xlink:type="simple" xlink:href="mailto:info@karelzimmer.nl" text:style-name="Internet_20_link" text:visited-style-name="Visited_20_Internet_20_Link"><text:span text:style-name="T1267">info@karelzimmer.nl</text:span></text:a><text:span text:style-name="T426">&gt;</text:span><text:span text:style-name="T42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F" svg:font-family="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3" svg:font-family="Ubuntu" style:font-adornments="Cursief" style:font-pitch="variable"/>
    <style:font-face style:name="Ubuntu1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2-13T14:34:45.279692360">13-02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4:34:45.147948427</dc:date>
    <meta:keyword>Installatie</meta:keyword>
    <meta:keyword>Checklist</meta:keyword>
    <meta:keyword>Linux</meta:keyword>
    <meta:editing-cycles>6490</meta:editing-cycles>
    <meta:editing-duration>P11DT12H21M25S</meta:editing-duration>
    <meta:print-date>2021-03-23T20:07:57.967210640</meta:print-date>
    <dc:creator>Karel Zimmer</dc:creator>
    <meta:document-statistic meta:table-count="4" meta:image-count="0" meta:object-count="0" meta:page-count="4" meta:paragraph-count="98" meta:word-count="836" meta:character-count="5594" meta:non-whitespace-character-count="4794"/>
    <meta:user-defined meta:name="Info 1"/>
    <meta:user-defined meta:name="Info 2"/>
    <meta:user-defined meta:name="Info 3"/>
    <meta:user-defined meta:name="Info 4"/>
  </office:meta>
</office:document-meta>
</file>